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0.25pt" svg:height="280.8pt" svg:x="1722.9pt" svg:y="176.85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07004" calcext:value-type="float">
            <text:p>-0.00507004</text:p>
          </table:table-cell>
          <table:table-cell office:value-type="float" office:value="-0.650086" calcext:value-type="float">
            <text:p>-0.650086</text:p>
          </table:table-cell>
          <table:table-cell office:value-type="float" office:value="-0.00597551" calcext:value-type="float">
            <text:p>-0.00597551</text:p>
          </table:table-cell>
          <table:table-cell office:value-type="float" office:value="1.8" calcext:value-type="float">
            <text:p>1.8</text:p>
          </table:table-cell>
          <table:table-cell office:value-type="float" office:value="-0.00185663" calcext:value-type="float">
            <text:p>-0.00185663</text:p>
          </table:table-cell>
          <table:table-cell office:value-type="float" office:value="0.420031" calcext:value-type="float">
            <text:p>0.420031</text:p>
          </table:table-cell>
          <table:table-cell table:style-name="ce1" office:value-type="float" office:value="-0.000277672" calcext:value-type="float">
            <text:p>-2.78E-04</text:p>
          </table:table-cell>
          <table:table-cell office:value-type="string" calcext:value-type="string">
            <text:p><text:s/></text:p>
          </table:table-cell>
          <table:table-cell office:value-type="float" office:value="0.318968" calcext:value-type="float">
            <text:p>0.318968</text:p>
          </table:table-cell>
          <table:table-cell office:value-type="float" office:value="-0.00527162" calcext:value-type="float">
            <text:p>-0.00527162</text:p>
          </table:table-cell>
          <table:table-cell office:value-type="float" office:value="0.878605" calcext:value-type="float">
            <text:p>0.878605</text:p>
          </table:table-cell>
          <table:table-cell office:value-type="string" calcext:value-type="string">
            <text:p><text:s/></text:p>
          </table:table-cell>
          <table:table-cell office:value-type="float" office:value="-1.58138" calcext:value-type="float">
            <text:p>-1.58138</text:p>
          </table:table-cell>
          <table:table-cell office:value-type="float" office:value="0.00164442" calcext:value-type="float">
            <text:p>0.00164442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01437" calcext:value-type="float">
            <text:p>-0.0101437</text:p>
          </table:table-cell>
          <table:table-cell office:value-type="float" office:value="-0.650173" calcext:value-type="float">
            <text:p>-0.650173</text:p>
          </table:table-cell>
          <table:table-cell office:value-type="float" office:value="-0.0119551" calcext:value-type="float">
            <text:p>-0.0119551</text:p>
          </table:table-cell>
          <table:table-cell office:value-type="float" office:value="1.8" calcext:value-type="float">
            <text:p>1.8</text:p>
          </table:table-cell>
          <table:table-cell office:value-type="float" office:value="-0.00371451" calcext:value-type="float">
            <text:p>-0.00371451</text:p>
          </table:table-cell>
          <table:table-cell office:value-type="float" office:value="0.420068" calcext:value-type="float">
            <text:p>0.420068</text:p>
          </table:table-cell>
          <table:table-cell office:value-type="float" office:value="-0.000555389" calcext:value-type="float">
            <text:p>-0.000555389</text:p>
          </table:table-cell>
          <table:table-cell office:value-type="string" calcext:value-type="string">
            <text:p><text:s/>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-0.0105456" calcext:value-type="float">
            <text:p>-0.0105456</text:p>
          </table:table-cell>
          <table:table-cell office:value-type="float" office:value="0.878608" calcext:value-type="float">
            <text:p>0.878608</text:p>
          </table:table-cell>
          <table:table-cell office:value-type="string" calcext:value-type="string">
            <text:p><text:s/></text:p>
          </table:table-cell>
          <table:table-cell office:value-type="float" office:value="-1.59197" calcext:value-type="float">
            <text:p>-1.59197</text:p>
          </table:table-cell>
          <table:table-cell office:value-type="float" office:value="0.00329097" calcext:value-type="float">
            <text:p>0.00329097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152149" calcext:value-type="float">
            <text:p>-0.0152149</text:p>
          </table:table-cell>
          <table:table-cell office:value-type="float" office:value="-0.65027" calcext:value-type="float">
            <text:p>-0.65027</text:p>
          </table:table-cell>
          <table:table-cell office:value-type="float" office:value="-0.0179318" calcext:value-type="float">
            <text:p>-0.017931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557152" calcext:value-type="float">
            <text:p>-0.00557152</text:p>
          </table:table-cell>
          <table:table-cell office:value-type="float" office:value="0.420104" calcext:value-type="float">
            <text:p>0.420104</text:p>
          </table:table-cell>
          <table:table-cell office:value-type="float" office:value="-0.000832874" calcext:value-type="float">
            <text:p>-0.000832874</text:p>
          </table:table-cell>
          <table:table-cell office:value-type="string" calcext:value-type="string">
            <text:p><text:s/></text:p>
          </table:table-cell>
          <table:table-cell office:value-type="float" office:value="0.318609" calcext:value-type="float">
            <text:p>0.318609</text:p>
          </table:table-cell>
          <table:table-cell office:value-type="float" office:value="-0.015815" calcext:value-type="float">
            <text:p>-0.015815</text:p>
          </table:table-cell>
          <table:table-cell office:value-type="float" office:value="0.878609" calcext:value-type="float">
            <text:p>0.878609</text:p>
          </table:table-cell>
          <table:table-cell office:value-type="string" calcext:value-type="string">
            <text:p><text:s/></text:p>
          </table:table-cell>
          <table:table-cell office:value-type="float" office:value="-1.60256" calcext:value-type="float">
            <text:p>-1.60256</text:p>
          </table:table-cell>
          <table:table-cell office:value-type="float" office:value="0.00493763" calcext:value-type="float">
            <text:p>0.00493763</text:p>
          </table:table-cell>
          <table:table-cell office:value-type="float" office:value="-1.56992" calcext:value-type="float">
            <text:p>-1.569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202826" calcext:value-type="float">
            <text:p>-0.0202826</text:p>
          </table:table-cell>
          <table:table-cell office:value-type="float" office:value="-0.650376" calcext:value-type="float">
            <text:p>-0.650376</text:p>
          </table:table-cell>
          <table:table-cell office:value-type="float" office:value="-0.023904" calcext:value-type="float">
            <text:p>-0.023904</text:p>
          </table:table-cell>
          <table:table-cell office:value-type="float" office:value="1.79996" calcext:value-type="float">
            <text:p>1.79996</text:p>
          </table:table-cell>
          <table:table-cell office:value-type="float" office:value="-0.00742721" calcext:value-type="float">
            <text:p>-0.00742721</text:p>
          </table:table-cell>
          <table:table-cell office:value-type="float" office:value="0.420139" calcext:value-type="float">
            <text:p>0.420139</text:p>
          </table:table-cell>
          <table:table-cell office:value-type="float" office:value="-0.00111006" calcext:value-type="float">
            <text:p>-0.00111006</text:p>
          </table:table-cell>
          <table:table-cell office:value-type="string" calcext:value-type="string">
            <text:p><text:s/></text:p>
          </table:table-cell>
          <table:table-cell office:value-type="float" office:value="0.318322" calcext:value-type="float">
            <text:p>0.318322</text:p>
          </table:table-cell>
          <table:table-cell office:value-type="float" office:value="-0.0210777" calcext:value-type="float">
            <text:p>-0.0210777</text:p>
          </table:table-cell>
          <table:table-cell office:value-type="float" office:value="0.878608" calcext:value-type="float">
            <text:p>0.878608</text:p>
          </table:table-cell>
          <table:table-cell office:value-type="string" calcext:value-type="string">
            <text:p><text:s/></text:p>
          </table:table-cell>
          <table:table-cell office:value-type="float" office:value="-1.61314" calcext:value-type="float">
            <text:p>-1.61314</text:p>
          </table:table-cell>
          <table:table-cell office:value-type="float" office:value="0.00658409" calcext:value-type="float">
            <text:p>0.00658409</text:p>
          </table:table-cell>
          <table:table-cell office:value-type="float" office:value="-1.56989" calcext:value-type="float">
            <text:p>-1.569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253454" calcext:value-type="float">
            <text:p>-0.0253454</text:p>
          </table:table-cell>
          <table:table-cell office:value-type="float" office:value="-0.650491" calcext:value-type="float">
            <text:p>-0.650491</text:p>
          </table:table-cell>
          <table:table-cell office:value-type="float" office:value="-0.0298703" calcext:value-type="float">
            <text:p>-0.0298703</text:p>
          </table:table-cell>
          <table:table-cell office:value-type="float" office:value="1.79991" calcext:value-type="float">
            <text:p>1.79991</text:p>
          </table:table-cell>
          <table:table-cell office:value-type="float" office:value="-0.00928111" calcext:value-type="float">
            <text:p>-0.00928111</text:p>
          </table:table-cell>
          <table:table-cell office:value-type="float" office:value="0.420172" calcext:value-type="float">
            <text:p>0.420172</text:p>
          </table:table-cell>
          <table:table-cell office:value-type="float" office:value="-0.00138688" calcext:value-type="float">
            <text:p>-0.00138688</text:p>
          </table:table-cell>
          <table:table-cell office:value-type="string" calcext:value-type="string">
            <text:p><text:s/></text:p>
          </table:table-cell>
          <table:table-cell office:value-type="float" office:value="0.317965" calcext:value-type="float">
            <text:p>0.317965</text:p>
          </table:table-cell>
          <table:table-cell office:value-type="float" office:value="-0.0263316" calcext:value-type="float">
            <text:p>-0.0263316</text:p>
          </table:table-cell>
          <table:table-cell office:value-type="float" office:value="0.878605" calcext:value-type="float">
            <text:p>0.878605</text:p>
          </table:table-cell>
          <table:table-cell office:value-type="string" calcext:value-type="string">
            <text:p><text:s/></text:p>
          </table:table-cell>
          <table:table-cell office:value-type="float" office:value="-1.62371" calcext:value-type="float">
            <text:p>-1.62371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-1.56986" calcext:value-type="float">
            <text:p>-1.569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304021" calcext:value-type="float">
            <text:p>-0.0304021</text:p>
          </table:table-cell>
          <table:table-cell office:value-type="float" office:value="-0.650615" calcext:value-type="float">
            <text:p>-0.650615</text:p>
          </table:table-cell>
          <table:table-cell office:value-type="float" office:value="-0.0358293" calcext:value-type="float">
            <text:p>-0.0358293</text:p>
          </table:table-cell>
          <table:table-cell office:value-type="float" office:value="1.79986" calcext:value-type="float">
            <text:p>1.79986</text:p>
          </table:table-cell>
          <table:table-cell office:value-type="float" office:value="-0.0111327" calcext:value-type="float">
            <text:p>-0.0111327</text:p>
          </table:table-cell>
          <table:table-cell office:value-type="float" office:value="0.420204" calcext:value-type="float">
            <text:p>0.420204</text:p>
          </table:table-cell>
          <table:table-cell office:value-type="float" office:value="-0.00166326" calcext:value-type="float">
            <text:p>-0.00166326</text:p>
          </table:table-cell>
          <table:table-cell office:value-type="string" calcext:value-type="string">
            <text:p><text:s/></text:p>
          </table:table-cell>
          <table:table-cell office:value-type="float" office:value="0.317537" calcext:value-type="float">
            <text:p>0.317537</text:p>
          </table:table-cell>
          <table:table-cell office:value-type="float" office:value="-0.0315746" calcext:value-type="float">
            <text:p>-0.0315746</text:p>
          </table:table-cell>
          <table:table-cell office:value-type="float" office:value="0.878601" calcext:value-type="float">
            <text:p>0.878601</text:p>
          </table:table-cell>
          <table:table-cell office:value-type="string" calcext:value-type="string">
            <text:p><text:s/></text:p>
          </table:table-cell>
          <table:table-cell office:value-type="float" office:value="-1.63427" calcext:value-type="float">
            <text:p>-1.63427</text:p>
          </table:table-cell>
          <table:table-cell office:value-type="float" office:value="0.00987502" calcext:value-type="float">
            <text:p>0.00987502</text:p>
          </table:table-cell>
          <table:table-cell office:value-type="float" office:value="-1.56983" calcext:value-type="float">
            <text:p>-1.56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354515" calcext:value-type="float">
            <text:p>-0.0354515</text:p>
          </table:table-cell>
          <table:table-cell office:value-type="float" office:value="-0.650748" calcext:value-type="float">
            <text:p>-0.650748</text:p>
          </table:table-cell>
          <table:table-cell office:value-type="float" office:value="-0.0417793" calcext:value-type="float">
            <text:p>-0.0417793</text:p>
          </table:table-cell>
          <table:table-cell office:value-type="float" office:value="1.79979" calcext:value-type="float">
            <text:p>1.79979</text:p>
          </table:table-cell>
          <table:table-cell office:value-type="float" office:value="-0.0129816" calcext:value-type="float">
            <text:p>-0.0129816</text:p>
          </table:table-cell>
          <table:table-cell office:value-type="float" office:value="0.420235" calcext:value-type="float">
            <text:p>0.420235</text:p>
          </table:table-cell>
          <table:table-cell office:value-type="float" office:value="-0.00193913" calcext:value-type="float">
            <text:p>-0.00193913</text:p>
          </table:table-cell>
          <table:table-cell office:value-type="string" calcext:value-type="string">
            <text:p><text:s/></text:p>
          </table:table-cell>
          <table:table-cell office:value-type="float" office:value="0.31704" calcext:value-type="float">
            <text:p>0.31704</text:p>
          </table:table-cell>
          <table:table-cell office:value-type="float" office:value="-0.0368046" calcext:value-type="float">
            <text:p>-0.0368046</text:p>
          </table:table-cell>
          <table:table-cell office:value-type="float" office:value="0.878594" calcext:value-type="float">
            <text:p>0.878594</text:p>
          </table:table-cell>
          <table:table-cell office:value-type="string" calcext:value-type="string">
            <text:p><text:s/></text:p>
          </table:table-cell>
          <table:table-cell office:value-type="float" office:value="-1.64481" calcext:value-type="float">
            <text:p>-1.64481</text:p>
          </table:table-cell>
          <table:table-cell office:value-type="float" office:value="0.0115188" calcext:value-type="float">
            <text:p>0.0115188</text:p>
          </table:table-cell>
          <table:table-cell office:value-type="float" office:value="-1.5698" calcext:value-type="float">
            <text:p>-1.56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404923" calcext:value-type="float">
            <text:p>-0.0404923</text:p>
          </table:table-cell>
          <table:table-cell office:value-type="float" office:value="-0.65089" calcext:value-type="float">
            <text:p>-0.65089</text:p>
          </table:table-cell>
          <table:table-cell office:value-type="float" office:value="-0.047719" calcext:value-type="float">
            <text:p>-0.047719</text:p>
          </table:table-cell>
          <table:table-cell office:value-type="float" office:value="1.7997" calcext:value-type="float">
            <text:p>1.7997</text:p>
          </table:table-cell>
          <table:table-cell office:value-type="float" office:value="-0.0148273" calcext:value-type="float">
            <text:p>-0.0148273</text:p>
          </table:table-cell>
          <table:table-cell office:value-type="float" office:value="0.420265" calcext:value-type="float">
            <text:p>0.420265</text:p>
          </table:table-cell>
          <table:table-cell office:value-type="float" office:value="-0.00221443" calcext:value-type="float">
            <text:p>-0.00221443</text:p>
          </table:table-cell>
          <table:table-cell office:value-type="string" calcext:value-type="string">
            <text:p><text:s/></text:p>
          </table:table-cell>
          <table:table-cell office:value-type="float" office:value="0.316472" calcext:value-type="float">
            <text:p>0.316472</text:p>
          </table:table-cell>
          <table:table-cell office:value-type="float" office:value="-0.0420195" calcext:value-type="float">
            <text:p>-0.0420195</text:p>
          </table:table-cell>
          <table:table-cell office:value-type="float" office:value="0.878586" calcext:value-type="float">
            <text:p>0.878586</text:p>
          </table:table-cell>
          <table:table-cell office:value-type="string" calcext:value-type="string">
            <text:p><text:s/></text:p>
          </table:table-cell>
          <table:table-cell office:value-type="float" office:value="-1.65533" calcext:value-type="float">
            <text:p>-1.65533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-1.56976" calcext:value-type="float">
            <text:p>-1.569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55232" calcext:value-type="float">
            <text:p>-0.0455232</text:p>
          </table:table-cell>
          <table:table-cell office:value-type="float" office:value="-0.651041" calcext:value-type="float">
            <text:p>-0.651041</text:p>
          </table:table-cell>
          <table:table-cell office:value-type="float" office:value="-0.053647" calcext:value-type="float">
            <text:p>-0.053647</text:p>
          </table:table-cell>
          <table:table-cell office:value-type="float" office:value="1.7996" calcext:value-type="float">
            <text:p>1.7996</text:p>
          </table:table-cell>
          <table:table-cell office:value-type="float" office:value="-0.0166693" calcext:value-type="float">
            <text:p>-0.0166693</text:p>
          </table:table-cell>
          <table:table-cell office:value-type="float" office:value="0.420294" calcext:value-type="float">
            <text:p>0.420294</text:p>
          </table:table-cell>
          <table:table-cell office:value-type="float" office:value="-0.00248908" calcext:value-type="float">
            <text:p>-0.00248908</text:p>
          </table:table-cell>
          <table:table-cell office:value-type="string" calcext:value-type="string">
            <text:p><text:s/></text:p>
          </table:table-cell>
          <table:table-cell office:value-type="float" office:value="0.315836" calcext:value-type="float">
            <text:p>0.315836</text:p>
          </table:table-cell>
          <table:table-cell office:value-type="float" office:value="-0.0472173" calcext:value-type="float">
            <text:p>-0.0472173</text:p>
          </table:table-cell>
          <table:table-cell office:value-type="float" office:value="0.878576" calcext:value-type="float">
            <text:p>0.878576</text:p>
          </table:table-cell>
          <table:table-cell office:value-type="string" calcext:value-type="string">
            <text:p><text:s/></text:p>
          </table:table-cell>
          <table:table-cell office:value-type="float" office:value="-1.66583" calcext:value-type="float">
            <text:p>-1.66583</text:p>
          </table:table-cell>
          <table:table-cell office:value-type="float" office:value="0.0148012" calcext:value-type="float">
            <text:p>0.0148012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50543" calcext:value-type="float">
            <text:p>-0.050543</text:p>
          </table:table-cell>
          <table:table-cell office:value-type="float" office:value="-0.651201" calcext:value-type="float">
            <text:p>-0.651201</text:p>
          </table:table-cell>
          <table:table-cell office:value-type="float" office:value="-0.0595616" calcext:value-type="float">
            <text:p>-0.0595616</text:p>
          </table:table-cell>
          <table:table-cell office:value-type="float" office:value="1.79949" calcext:value-type="float">
            <text:p>1.79949</text:p>
          </table:table-cell>
          <table:table-cell office:value-type="float" office:value="-0.0185072" calcext:value-type="float">
            <text:p>-0.0185072</text:p>
          </table:table-cell>
          <table:table-cell office:value-type="float" office:value="0.420321" calcext:value-type="float">
            <text:p>0.420321</text:p>
          </table:table-cell>
          <table:table-cell office:value-type="float" office:value="-0.00276303" calcext:value-type="float">
            <text:p>-0.00276303</text:p>
          </table:table-cell>
          <table:table-cell office:value-type="string" calcext:value-type="string">
            <text:p><text:s/></text:p>
          </table:table-cell>
          <table:table-cell office:value-type="float" office:value="0.315132" calcext:value-type="float">
            <text:p>0.315132</text:p>
          </table:table-cell>
          <table:table-cell office:value-type="float" office:value="-0.0523961" calcext:value-type="float">
            <text:p>-0.0523961</text:p>
          </table:table-cell>
          <table:table-cell office:value-type="float" office:value="0.878564" calcext:value-type="float">
            <text:p>0.878564</text:p>
          </table:table-cell>
          <table:table-cell office:value-type="string" calcext:value-type="string">
            <text:p><text:s/></text:p>
          </table:table-cell>
          <table:table-cell office:value-type="float" office:value="-1.67631" calcext:value-type="float">
            <text:p>-1.67631</text:p>
          </table:table-cell>
          <table:table-cell office:value-type="float" office:value="0.0164392" calcext:value-type="float">
            <text:p>0.0164392</text:p>
          </table:table-cell>
          <table:table-cell office:value-type="float" office:value="-1.56967" calcext:value-type="float">
            <text:p>-1.569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555505" calcext:value-type="float">
            <text:p>-0.0555505</text:p>
          </table:table-cell>
          <table:table-cell office:value-type="float" office:value="-0.65137" calcext:value-type="float">
            <text:p>-0.65137</text:p>
          </table:table-cell>
          <table:table-cell office:value-type="float" office:value="-0.0654617" calcext:value-type="float">
            <text:p>-0.0654617</text:p>
          </table:table-cell>
          <table:table-cell office:value-type="float" office:value="1.79936" calcext:value-type="float">
            <text:p>1.79936</text:p>
          </table:table-cell>
          <table:table-cell office:value-type="float" office:value="-0.0203405" calcext:value-type="float">
            <text:p>-0.0203405</text:p>
          </table:table-cell>
          <table:table-cell office:value-type="float" office:value="0.420347" calcext:value-type="float">
            <text:p>0.420347</text:p>
          </table:table-cell>
          <table:table-cell office:value-type="float" office:value="-0.00303621" calcext:value-type="float">
            <text:p>-0.00303621</text:p>
          </table:table-cell>
          <table:table-cell office:value-type="string" calcext:value-type="string">
            <text:p><text:s/>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-0.0575538" calcext:value-type="float">
            <text:p>-0.0575538</text:p>
          </table:table-cell>
          <table:table-cell office:value-type="float" office:value="0.878549" calcext:value-type="float">
            <text:p>0.878549</text:p>
          </table:table-cell>
          <table:table-cell office:value-type="string" calcext:value-type="string">
            <text:p><text:s/></text:p>
          </table:table-cell>
          <table:table-cell office:value-type="float" office:value="-1.68676" calcext:value-type="float">
            <text:p>-1.68676</text:p>
          </table:table-cell>
          <table:table-cell office:value-type="float" office:value="0.0180746" calcext:value-type="float">
            <text:p>0.0180746</text:p>
          </table:table-cell>
          <table:table-cell office:value-type="float" office:value="-1.56963" calcext:value-type="float">
            <text:p>-1.56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605445" calcext:value-type="float">
            <text:p>-0.0605445</text:p>
          </table:table-cell>
          <table:table-cell office:value-type="float" office:value="-0.651547" calcext:value-type="float">
            <text:p>-0.651547</text:p>
          </table:table-cell>
          <table:table-cell office:value-type="float" office:value="-0.0713456" calcext:value-type="float">
            <text:p>-0.0713456</text:p>
          </table:table-cell>
          <table:table-cell office:value-type="float" office:value="1.79922" calcext:value-type="float">
            <text:p>1.79922</text:p>
          </table:table-cell>
          <table:table-cell office:value-type="float" office:value="-0.0221688" calcext:value-type="float">
            <text:p>-0.0221688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0.00330855" calcext:value-type="float">
            <text:p>-0.00330855</text:p>
          </table:table-cell>
          <table:table-cell office:value-type="string" calcext:value-type="string">
            <text:p><text:s/></text:p>
          </table:table-cell>
          <table:table-cell office:value-type="float" office:value="0.313521" calcext:value-type="float">
            <text:p>0.313521</text:p>
          </table:table-cell>
          <table:table-cell office:value-type="float" office:value="-0.0626885" calcext:value-type="float">
            <text:p>-0.0626885</text:p>
          </table:table-cell>
          <table:table-cell office:value-type="float" office:value="0.878533" calcext:value-type="float">
            <text:p>0.878533</text:p>
          </table:table-cell>
          <table:table-cell office:value-type="string" calcext:value-type="string">
            <text:p><text:s/></text:p>
          </table:table-cell>
          <table:table-cell office:value-type="float" office:value="-1.69719" calcext:value-type="float">
            <text:p>-1.69719</text:p>
          </table:table-cell>
          <table:table-cell office:value-type="float" office:value="0.019707" calcext:value-type="float">
            <text:p>0.019707</text:p>
          </table:table-cell>
          <table:table-cell office:value-type="float" office:value="-1.56958" calcext:value-type="float">
            <text:p>-1.56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655239" calcext:value-type="float">
            <text:p>-0.0655239</text:p>
          </table:table-cell>
          <table:table-cell office:value-type="float" office:value="-0.651733" calcext:value-type="float">
            <text:p>-0.651733</text:p>
          </table:table-cell>
          <table:table-cell office:value-type="float" office:value="-0.0772122" calcext:value-type="float">
            <text:p>-0.0772122</text:p>
          </table:table-cell>
          <table:table-cell office:value-type="float" office:value="1.79907" calcext:value-type="float">
            <text:p>1.79907</text:p>
          </table:table-cell>
          <table:table-cell office:value-type="float" office:value="-0.0239916" calcext:value-type="float">
            <text:p>-0.0239916</text:p>
          </table:table-cell>
          <table:table-cell office:value-type="float" office:value="0.420395" calcext:value-type="float">
            <text:p>0.420395</text:p>
          </table:table-cell>
          <table:table-cell office:value-type="float" office:value="-0.00357999" calcext:value-type="float">
            <text:p>-0.00357999</text:p>
          </table:table-cell>
          <table:table-cell office:value-type="string" calcext:value-type="string">
            <text:p><text:s/></text:p>
          </table:table-cell>
          <table:table-cell office:value-type="float" office:value="0.312617" calcext:value-type="float">
            <text:p>0.312617</text:p>
          </table:table-cell>
          <table:table-cell office:value-type="float" office:value="-0.0677983" calcext:value-type="float">
            <text:p>-0.0677983</text:p>
          </table:table-cell>
          <table:table-cell office:value-type="float" office:value="0.878515" calcext:value-type="float">
            <text:p>0.878515</text:p>
          </table:table-cell>
          <table:table-cell office:value-type="string" calcext:value-type="string">
            <text:p><text:s/></text:p>
          </table:table-cell>
          <table:table-cell office:value-type="float" office:value="-1.70759" calcext:value-type="float">
            <text:p>-1.70759</text:p>
          </table:table-cell>
          <table:table-cell office:value-type="float" office:value="0.0213362" calcext:value-type="float">
            <text:p>0.0213362</text:p>
          </table:table-cell>
          <table:table-cell office:value-type="float" office:value="-1.56952" calcext:value-type="float">
            <text:p>-1.569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704876" calcext:value-type="float">
            <text:p>-0.0704876</text:p>
          </table:table-cell>
          <table:table-cell office:value-type="float" office:value="-0.651927" calcext:value-type="float">
            <text:p>-0.651927</text:p>
          </table:table-cell>
          <table:table-cell office:value-type="float" office:value="-0.08306" calcext:value-type="float">
            <text:p>-0.08306</text:p>
          </table:table-cell>
          <table:table-cell office:value-type="float" office:value="1.7989" calcext:value-type="float">
            <text:p>1.7989</text:p>
          </table:table-cell>
          <table:table-cell office:value-type="float" office:value="-0.0258086" calcext:value-type="float">
            <text:p>-0.0258086</text:p>
          </table:table-cell>
          <table:table-cell office:value-type="float" office:value="0.420418" calcext:value-type="float">
            <text:p>0.420418</text:p>
          </table:table-cell>
          <table:table-cell office:value-type="float" office:value="-0.00385047" calcext:value-type="float">
            <text:p>-0.00385047</text:p>
          </table:table-cell>
          <table:table-cell office:value-type="string" calcext:value-type="string">
            <text:p><text:s/></text:p>
          </table:table-cell>
          <table:table-cell office:value-type="float" office:value="0.311648" calcext:value-type="float">
            <text:p>0.311648</text:p>
          </table:table-cell>
          <table:table-cell office:value-type="float" office:value="-0.0728814" calcext:value-type="float">
            <text:p>-0.0728814</text:p>
          </table:table-cell>
          <table:table-cell office:value-type="float" office:value="0.878496" calcext:value-type="float">
            <text:p>0.878496</text:p>
          </table:table-cell>
          <table:table-cell office:value-type="string" calcext:value-type="string">
            <text:p><text:s/></text:p>
          </table:table-cell>
          <table:table-cell office:value-type="float" office:value="-1.71795" calcext:value-type="float">
            <text:p>-1.71795</text:p>
          </table:table-cell>
          <table:table-cell office:value-type="float" office:value="0.0229618" calcext:value-type="float">
            <text:p>0.0229618</text:p>
          </table:table-cell>
          <table:table-cell office:value-type="float" office:value="-1.56947" calcext:value-type="float">
            <text:p>-1.569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754343" calcext:value-type="float">
            <text:p>-0.0754343</text:p>
          </table:table-cell>
          <table:table-cell office:value-type="float" office:value="-0.652129" calcext:value-type="float">
            <text:p>-0.652129</text:p>
          </table:table-cell>
          <table:table-cell office:value-type="float" office:value="-0.0888877" calcext:value-type="float">
            <text:p>-0.0888877</text:p>
          </table:table-cell>
          <table:table-cell office:value-type="float" office:value="1.79872" calcext:value-type="float">
            <text:p>1.79872</text:p>
          </table:table-cell>
          <table:table-cell office:value-type="float" office:value="-0.0276192" calcext:value-type="float">
            <text:p>-0.0276192</text:p>
          </table:table-cell>
          <table:table-cell office:value-type="float" office:value="0.420439" calcext:value-type="float">
            <text:p>0.420439</text:p>
          </table:table-cell>
          <table:table-cell office:value-type="float" office:value="-0.00411993" calcext:value-type="float">
            <text:p>-0.00411993</text:p>
          </table:table-cell>
          <table:table-cell office:value-type="string" calcext:value-type="string">
            <text:p><text:s/></text:p>
          </table:table-cell>
          <table:table-cell office:value-type="float" office:value="0.310615" calcext:value-type="float">
            <text:p>0.310615</text:p>
          </table:table-cell>
          <table:table-cell office:value-type="float" office:value="-0.077936" calcext:value-type="float">
            <text:p>-0.077936</text:p>
          </table:table-cell>
          <table:table-cell office:value-type="float" office:value="0.878474" calcext:value-type="float">
            <text:p>0.878474</text:p>
          </table:table-cell>
          <table:table-cell office:value-type="string" calcext:value-type="string">
            <text:p><text:s/></text:p>
          </table:table-cell>
          <table:table-cell office:value-type="float" office:value="-1.72828" calcext:value-type="float">
            <text:p>-1.72828</text:p>
          </table:table-cell>
          <table:table-cell office:value-type="float" office:value="0.0245834" calcext:value-type="float">
            <text:p>0.0245834</text:p>
          </table:table-cell>
          <table:table-cell office:value-type="float" office:value="-1.56941" calcext:value-type="float">
            <text:p>-1.569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-0.652339" calcext:value-type="float">
            <text:p>-0.652339</text:p>
          </table:table-cell>
          <table:table-cell office:value-type="float" office:value="-0.094694" calcext:value-type="float">
            <text:p>-0.094694</text:p>
          </table:table-cell>
          <table:table-cell office:value-type="float" office:value="1.79853" calcext:value-type="float">
            <text:p>1.79853</text:p>
          </table:table-cell>
          <table:table-cell office:value-type="float" office:value="-0.0294232" calcext:value-type="float">
            <text:p>-0.0294232</text:p>
          </table:table-cell>
          <table:table-cell office:value-type="float" office:value="0.420459" calcext:value-type="float">
            <text:p>0.420459</text:p>
          </table:table-cell>
          <table:table-cell office:value-type="float" office:value="-0.00438831" calcext:value-type="float">
            <text:p>-0.00438831</text:p>
          </table:table-cell>
          <table:table-cell office:value-type="string" calcext:value-type="string">
            <text:p><text:s/></text:p>
          </table:table-cell>
          <table:table-cell office:value-type="float" office:value="0.309519" calcext:value-type="float">
            <text:p>0.309519</text:p>
          </table:table-cell>
          <table:table-cell office:value-type="float" office:value="-0.0829604" calcext:value-type="float">
            <text:p>-0.0829604</text:p>
          </table:table-cell>
          <table:table-cell office:value-type="float" office:value="0.87845" calcext:value-type="float">
            <text:p>0.87845</text:p>
          </table:table-cell>
          <table:table-cell office:value-type="string" calcext:value-type="string">
            <text:p><text:s/></text:p>
          </table:table-cell>
          <table:table-cell office:value-type="float" office:value="-1.73857" calcext:value-type="float">
            <text:p>-1.73857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-1.56935" calcext:value-type="float">
            <text:p>-1.569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852726" calcext:value-type="float">
            <text:p>-0.0852726</text:p>
          </table:table-cell>
          <table:table-cell office:value-type="float" office:value="-0.652557" calcext:value-type="float">
            <text:p>-0.652557</text:p>
          </table:table-cell>
          <table:table-cell office:value-type="float" office:value="-0.100478" calcext:value-type="float">
            <text:p>-0.100478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-0.03122" calcext:value-type="float">
            <text:p>-0.03122</text:p>
          </table:table-cell>
          <table:table-cell office:value-type="float" office:value="0.420477" calcext:value-type="float">
            <text:p>0.420477</text:p>
          </table:table-cell>
          <table:table-cell office:value-type="float" office:value="-0.00465556" calcext:value-type="float">
            <text:p>-0.00465556</text:p>
          </table:table-cell>
          <table:table-cell office:value-type="string" calcext:value-type="string">
            <text:p><text:s/></text:p>
          </table:table-cell>
          <table:table-cell office:value-type="float" office:value="0.308362" calcext:value-type="float">
            <text:p>0.308362</text:p>
          </table:table-cell>
          <table:table-cell office:value-type="float" office:value="-0.0879529" calcext:value-type="float">
            <text:p>-0.0879529</text:p>
          </table:table-cell>
          <table:table-cell office:value-type="float" office:value="0.878424" calcext:value-type="float">
            <text:p>0.878424</text:p>
          </table:table-cell>
          <table:table-cell office:value-type="string" calcext:value-type="string">
            <text:p><text:s/></text:p>
          </table:table-cell>
          <table:table-cell office:value-type="float" office:value="-1.74882" calcext:value-type="float">
            <text:p>-1.74882</text:p>
          </table:table-cell>
          <table:table-cell office:value-type="float" office:value="0.0278137" calcext:value-type="float">
            <text:p>0.0278137</text:p>
          </table:table-cell>
          <table:table-cell office:value-type="float" office:value="-1.56928" calcext:value-type="float">
            <text:p>-1.56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901621" calcext:value-type="float">
            <text:p>-0.0901621</text:p>
          </table:table-cell>
          <table:table-cell office:value-type="float" office:value="-0.652782" calcext:value-type="float">
            <text:p>-0.652782</text:p>
          </table:table-cell>
          <table:table-cell office:value-type="float" office:value="-0.106237" calcext:value-type="float">
            <text:p>-0.10623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-0.0330094" calcext:value-type="float">
            <text:p>-0.0330094</text:p>
          </table:table-cell>
          <table:table-cell office:value-type="float" office:value="0.420494" calcext:value-type="float">
            <text:p>0.420494</text:p>
          </table:table-cell>
          <table:table-cell office:value-type="float" office:value="-0.00492161" calcext:value-type="float">
            <text:p>-0.00492161</text:p>
          </table:table-cell>
          <table:table-cell office:value-type="string" calcext:value-type="string">
            <text:p><text:s/></text:p>
          </table:table-cell>
          <table:table-cell office:value-type="float" office:value="0.307144" calcext:value-type="float">
            <text:p>0.307144</text:p>
          </table:table-cell>
          <table:table-cell office:value-type="float" office:value="-0.0929118" calcext:value-type="float">
            <text:p>-0.0929118</text:p>
          </table:table-cell>
          <table:table-cell office:value-type="float" office:value="0.878397" calcext:value-type="float">
            <text:p>0.878397</text:p>
          </table:table-cell>
          <table:table-cell office:value-type="string" calcext:value-type="string">
            <text:p><text:s/></text:p>
          </table:table-cell>
          <table:table-cell office:value-type="float" office:value="-1.75903" calcext:value-type="float">
            <text:p>-1.75903</text:p>
          </table:table-cell>
          <table:table-cell office:value-type="float" office:value="0.0294218" calcext:value-type="float">
            <text:p>0.0294218</text:p>
          </table:table-cell>
          <table:table-cell office:value-type="float" office:value="-1.56922" calcext:value-type="float">
            <text:p>-1.569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950304" calcext:value-type="float">
            <text:p>-0.0950304</text:p>
          </table:table-cell>
          <table:table-cell office:value-type="float" office:value="-0.653015" calcext:value-type="float">
            <text:p>-0.653015</text:p>
          </table:table-cell>
          <table:table-cell office:value-type="float" office:value="-0.111972" calcext:value-type="float">
            <text:p>-0.111972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-0.0347908" calcext:value-type="float">
            <text:p>-0.0347908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-0.00518643" calcext:value-type="float">
            <text:p>-0.00518643</text:p>
          </table:table-cell>
          <table:table-cell office:value-type="string" calcext:value-type="string">
            <text:p><text:s/></text:p>
          </table:table-cell>
          <table:table-cell office:value-type="float" office:value="0.305867" calcext:value-type="float">
            <text:p>0.305867</text:p>
          </table:table-cell>
          <table:table-cell office:value-type="float" office:value="-0.0978356" calcext:value-type="float">
            <text:p>-0.0978356</text:p>
          </table:table-cell>
          <table:table-cell office:value-type="float" office:value="0.878368" calcext:value-type="float">
            <text:p>0.878368</text:p>
          </table:table-cell>
          <table:table-cell office:value-type="string" calcext:value-type="string">
            <text:p><text:s/></text:p>
          </table:table-cell>
          <table:table-cell office:value-type="float" office:value="-1.76919" calcext:value-type="float">
            <text:p>-1.76919</text:p>
          </table:table-cell>
          <table:table-cell office:value-type="float" office:value="0.0310246" calcext:value-type="float">
            <text:p>0.0310246</text:p>
          </table:table-cell>
          <table:table-cell office:value-type="float" office:value="-1.56915" calcext:value-type="float">
            <text:p>-1.569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998766" calcext:value-type="float">
            <text:p>-0.0998766</text:p>
          </table:table-cell>
          <table:table-cell office:value-type="float" office:value="-0.653256" calcext:value-type="float">
            <text:p>-0.653256</text:p>
          </table:table-cell>
          <table:table-cell office:value-type="float" office:value="-0.117681" calcext:value-type="float">
            <text:p>-0.117681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-0.0365641" calcext:value-type="float">
            <text:p>-0.0365641</text:p>
          </table:table-cell>
          <table:table-cell office:value-type="float" office:value="0.420525" calcext:value-type="float">
            <text:p>0.420525</text:p>
          </table:table-cell>
          <table:table-cell office:value-type="float" office:value="-0.00544995" calcext:value-type="float">
            <text:p>-0.00544995</text:p>
          </table:table-cell>
          <table:table-cell office:value-type="string" calcext:value-type="string">
            <text:p><text:s/></text:p>
          </table:table-cell>
          <table:table-cell office:value-type="float" office:value="0.304531" calcext:value-type="float">
            <text:p>0.304531</text:p>
          </table:table-cell>
          <table:table-cell office:value-type="float" office:value="-0.102723" calcext:value-type="float">
            <text:p>-0.102723</text:p>
          </table:table-cell>
          <table:table-cell office:value-type="float" office:value="0.878336" calcext:value-type="float">
            <text:p>0.878336</text:p>
          </table:table-cell>
          <table:table-cell office:value-type="string" calcext:value-type="string">
            <text:p><text:s/></text:p>
          </table:table-cell>
          <table:table-cell office:value-type="float" office:value="-1.77931" calcext:value-type="float">
            <text:p>-1.77931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-1.56908" calcext:value-type="float">
            <text:p>-1.56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653503" calcext:value-type="float">
            <text:p>-0.653503</text:p>
          </table:table-cell>
          <table:table-cell office:value-type="float" office:value="-0.123362" calcext:value-type="float">
            <text:p>-0.123362</text:p>
          </table:table-cell>
          <table:table-cell office:value-type="float" office:value="1.79739" calcext:value-type="float">
            <text:p>1.79739</text:p>
          </table:table-cell>
          <table:table-cell office:value-type="float" office:value="-0.0383287" calcext:value-type="float">
            <text:p>-0.0383287</text:p>
          </table:table-cell>
          <table:table-cell office:value-type="float" office:value="0.420539" calcext:value-type="float">
            <text:p>0.420539</text:p>
          </table:table-cell>
          <table:table-cell office:value-type="float" office:value="-0.00571212" calcext:value-type="float">
            <text:p>-0.00571212</text:p>
          </table:table-cell>
          <table:table-cell office:value-type="string" calcext:value-type="string">
            <text:p><text:s/></text:p>
          </table:table-cell>
          <table:table-cell office:value-type="float" office:value="0.303139" calcext:value-type="float">
            <text:p>0.303139</text:p>
          </table:table-cell>
          <table:table-cell office:value-type="float" office:value="-0.107572" calcext:value-type="float">
            <text:p>-0.107572</text:p>
          </table:table-cell>
          <table:table-cell office:value-type="float" office:value="0.878303" calcext:value-type="float">
            <text:p>0.878303</text:p>
          </table:table-cell>
          <table:table-cell office:value-type="string" calcext:value-type="string">
            <text:p><text:s/></text:p>
          </table:table-cell>
          <table:table-cell office:value-type="float" office:value="-1.78939" calcext:value-type="float">
            <text:p>-1.78939</text:p>
          </table:table-cell>
          <table:table-cell office:value-type="float" office:value="0.0342137" calcext:value-type="float">
            <text:p>0.0342137</text:p>
          </table:table-cell>
          <table:table-cell office:value-type="float" office:value="-1.56901" calcext:value-type="float">
            <text:p>-1.569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09499" calcext:value-type="float">
            <text:p>-0.109499</text:p>
          </table:table-cell>
          <table:table-cell office:value-type="float" office:value="-0.653758" calcext:value-type="float">
            <text:p>-0.653758</text:p>
          </table:table-cell>
          <table:table-cell office:value-type="float" office:value="-0.129015" calcext:value-type="float">
            <text:p>-0.129015</text:p>
          </table:table-cell>
          <table:table-cell office:value-type="float" office:value="1.79712" calcext:value-type="float">
            <text:p>1.79712</text:p>
          </table:table-cell>
          <table:table-cell office:value-type="float" office:value="-0.0400844" calcext:value-type="float">
            <text:p>-0.0400844</text:p>
          </table:table-cell>
          <table:table-cell office:value-type="float" office:value="0.420551" calcext:value-type="float">
            <text:p>0.420551</text:p>
          </table:table-cell>
          <table:table-cell office:value-type="float" office:value="-0.0059729" calcext:value-type="float">
            <text:p>-0.0059729</text:p>
          </table:table-cell>
          <table:table-cell office:value-type="string" calcext:value-type="string">
            <text:p><text:s/></text:p>
          </table:table-cell>
          <table:table-cell office:value-type="float" office:value="0.301692" calcext:value-type="float">
            <text:p>0.301692</text:p>
          </table:table-cell>
          <table:table-cell office:value-type="float" office:value="-0.112381" calcext:value-type="float">
            <text:p>-0.112381</text:p>
          </table:table-cell>
          <table:table-cell office:value-type="float" office:value="0.878268" calcext:value-type="float">
            <text:p>0.878268</text:p>
          </table:table-cell>
          <table:table-cell office:value-type="string" calcext:value-type="string">
            <text:p><text:s/></text:p>
          </table:table-cell>
          <table:table-cell office:value-type="float" office:value="-1.79941" calcext:value-type="float">
            <text:p>-1.79941</text:p>
          </table:table-cell>
          <table:table-cell office:value-type="float" office:value="0.0357994" calcext:value-type="float">
            <text:p>0.0357994</text:p>
          </table:table-cell>
          <table:table-cell office:value-type="float" office:value="-1.56893" calcext:value-type="float">
            <text:p>-1.568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14273" calcext:value-type="float">
            <text:p>-0.114273</text:p>
          </table:table-cell>
          <table:table-cell office:value-type="float" office:value="-0.654019" calcext:value-type="float">
            <text:p>-0.654019</text:p>
          </table:table-cell>
          <table:table-cell office:value-type="float" office:value="-0.134638" calcext:value-type="float">
            <text:p>-0.134638</text:p>
          </table:table-cell>
          <table:table-cell office:value-type="float" office:value="1.79685" calcext:value-type="float">
            <text:p>1.79685</text:p>
          </table:table-cell>
          <table:table-cell office:value-type="float" office:value="-0.0418309" calcext:value-type="float">
            <text:p>-0.0418309</text:p>
          </table:table-cell>
          <table:table-cell office:value-type="float" office:value="0.420562" calcext:value-type="float">
            <text:p>0.420562</text:p>
          </table:table-cell>
          <table:table-cell office:value-type="float" office:value="-0.00623224" calcext:value-type="float">
            <text:p>-0.00623224</text:p>
          </table:table-cell>
          <table:table-cell office:value-type="string" calcext:value-type="string">
            <text:p><text:s/></text:p>
          </table:table-cell>
          <table:table-cell office:value-type="float" office:value="0.300191" calcext:value-type="float">
            <text:p>0.300191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878231" calcext:value-type="float">
            <text:p>0.878231</text:p>
          </table:table-cell>
          <table:table-cell office:value-type="string" calcext:value-type="string">
            <text:p><text:s/></text:p>
          </table:table-cell>
          <table:table-cell office:value-type="float" office:value="-1.80938" calcext:value-type="float">
            <text:p>-1.80938</text:p>
          </table:table-cell>
          <table:table-cell office:value-type="float" office:value="0.0373788" calcext:value-type="float">
            <text:p>0.0373788</text:p>
          </table:table-cell>
          <table:table-cell office:value-type="float" office:value="-1.56885" calcext:value-type="float">
            <text:p>-1.568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119022" calcext:value-type="float">
            <text:p>-0.119022</text:p>
          </table:table-cell>
          <table:table-cell office:value-type="float" office:value="-0.654288" calcext:value-type="float">
            <text:p>-0.654288</text:p>
          </table:table-cell>
          <table:table-cell office:value-type="float" office:value="-0.140231" calcext:value-type="float">
            <text:p>-0.140231</text:p>
          </table:table-cell>
          <table:table-cell office:value-type="float" office:value="1.79656" calcext:value-type="float">
            <text:p>1.79656</text:p>
          </table:table-cell>
          <table:table-cell office:value-type="float" office:value="-0.0435678" calcext:value-type="float">
            <text:p>-0.0435678</text:p>
          </table:table-cell>
          <table:table-cell office:value-type="float" office:value="0.420572" calcext:value-type="float">
            <text:p>0.420572</text:p>
          </table:table-cell>
          <table:table-cell office:value-type="float" office:value="-0.0064901" calcext:value-type="float">
            <text:p>-0.0064901</text:p>
          </table:table-cell>
          <table:table-cell office:value-type="string" calcext:value-type="string">
            <text:p><text:s/></text:p>
          </table:table-cell>
          <table:table-cell office:value-type="float" office:value="0.298636" calcext:value-type="float">
            <text:p>0.298636</text:p>
          </table:table-cell>
          <table:table-cell office:value-type="float" office:value="-0.121877" calcext:value-type="float">
            <text:p>-0.121877</text:p>
          </table:table-cell>
          <table:table-cell office:value-type="float" office:value="0.878192" calcext:value-type="float">
            <text:p>0.878192</text:p>
          </table:table-cell>
          <table:table-cell office:value-type="string" calcext:value-type="string">
            <text:p><text:s/></text:p>
          </table:table-cell>
          <table:table-cell office:value-type="float" office:value="-1.8193" calcext:value-type="float">
            <text:p>-1.8193</text:p>
          </table:table-cell>
          <table:table-cell office:value-type="float" office:value="0.0389516" calcext:value-type="float">
            <text:p>0.0389516</text:p>
          </table:table-cell>
          <table:table-cell office:value-type="float" office:value="-1.56877" calcext:value-type="float">
            <text:p>-1.568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23743" calcext:value-type="float">
            <text:p>-0.123743</text:p>
          </table:table-cell>
          <table:table-cell office:value-type="float" office:value="-0.654562" calcext:value-type="float">
            <text:p>-0.654562</text:p>
          </table:table-cell>
          <table:table-cell office:value-type="float" office:value="-0.145793" calcext:value-type="float">
            <text:p>-0.145793</text:p>
          </table:table-cell>
          <table:table-cell office:value-type="float" office:value="1.79626" calcext:value-type="float">
            <text:p>1.79626</text:p>
          </table:table-cell>
          <table:table-cell office:value-type="float" office:value="-0.0452947" calcext:value-type="float">
            <text:p>-0.0452947</text:p>
          </table:table-cell>
          <table:table-cell office:value-type="float" office:value="0.420581" calcext:value-type="float">
            <text:p>0.420581</text:p>
          </table:table-cell>
          <table:table-cell office:value-type="float" office:value="-0.00674643" calcext:value-type="float">
            <text:p>-0.00674643</text:p>
          </table:table-cell>
          <table:table-cell office:value-type="string" calcext:value-type="string">
            <text:p><text:s/></text:p>
          </table:table-cell>
          <table:table-cell office:value-type="float" office:value="0.297031" calcext:value-type="float">
            <text:p>0.297031</text:p>
          </table:table-cell>
          <table:table-cell office:value-type="float" office:value="-0.12656" calcext:value-type="float">
            <text:p>-0.12656</text:p>
          </table:table-cell>
          <table:table-cell office:value-type="float" office:value="0.878152" calcext:value-type="float">
            <text:p>0.878152</text:p>
          </table:table-cell>
          <table:table-cell office:value-type="string" calcext:value-type="string">
            <text:p><text:s/></text:p>
          </table:table-cell>
          <table:table-cell office:value-type="float" office:value="-1.82917" calcext:value-type="float">
            <text:p>-1.82917</text:p>
          </table:table-cell>
          <table:table-cell office:value-type="float" office:value="0.0405176" calcext:value-type="float">
            <text:p>0.0405176</text:p>
          </table:table-cell>
          <table:table-cell office:value-type="float" office:value="-1.56869" calcext:value-type="float">
            <text:p>-1.568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28438" calcext:value-type="float">
            <text:p>-0.128438</text:p>
          </table:table-cell>
          <table:table-cell office:value-type="float" office:value="-0.654843" calcext:value-type="float">
            <text:p>-0.654843</text:p>
          </table:table-cell>
          <table:table-cell office:value-type="float" office:value="-0.151322" calcext:value-type="float">
            <text:p>-0.151322</text:p>
          </table:table-cell>
          <table:table-cell office:value-type="float" office:value="1.79596" calcext:value-type="float">
            <text:p>1.79596</text:p>
          </table:table-cell>
          <table:table-cell office:value-type="float" office:value="-0.0470115" calcext:value-type="float">
            <text:p>-0.0470115</text:p>
          </table:table-cell>
          <table:table-cell office:value-type="float" office:value="0.420589" calcext:value-type="float">
            <text:p>0.420589</text:p>
          </table:table-cell>
          <table:table-cell office:value-type="float" office:value="-0.00700119" calcext:value-type="float">
            <text:p>-0.00700119</text:p>
          </table:table-cell>
          <table:table-cell office:value-type="string" calcext:value-type="string">
            <text:p><text:s/></text:p>
          </table:table-cell>
          <table:table-cell office:value-type="float" office:value="0.295376" calcext:value-type="float">
            <text:p>0.295376</text:p>
          </table:table-cell>
          <table:table-cell office:value-type="float" office:value="-0.1312" calcext:value-type="float">
            <text:p>-0.1312</text:p>
          </table:table-cell>
          <table:table-cell office:value-type="float" office:value="0.878109" calcext:value-type="float">
            <text:p>0.878109</text:p>
          </table:table-cell>
          <table:table-cell office:value-type="string" calcext:value-type="string">
            <text:p><text:s/></text:p>
          </table:table-cell>
          <table:table-cell office:value-type="float" office:value="-1.83897" calcext:value-type="float">
            <text:p>-1.83897</text:p>
          </table:table-cell>
          <table:table-cell office:value-type="float" office:value="0.0420766" calcext:value-type="float">
            <text:p>0.0420766</text:p>
          </table:table-cell>
          <table:table-cell office:value-type="float" office:value="-1.56861" calcext:value-type="float">
            <text:p>-1.568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33104" calcext:value-type="float">
            <text:p>-0.133104</text:p>
          </table:table-cell>
          <table:table-cell office:value-type="float" office:value="-0.65513" calcext:value-type="float">
            <text:p>-0.65513</text:p>
          </table:table-cell>
          <table:table-cell office:value-type="float" office:value="-0.156817" calcext:value-type="float">
            <text:p>-0.156817</text:p>
          </table:table-cell>
          <table:table-cell office:value-type="float" office:value="1.79564" calcext:value-type="float">
            <text:p>1.79564</text:p>
          </table:table-cell>
          <table:table-cell office:value-type="float" office:value="-0.0487178" calcext:value-type="float">
            <text:p>-0.0487178</text:p>
          </table:table-cell>
          <table:table-cell office:value-type="float" office:value="0.420596" calcext:value-type="float">
            <text:p>0.420596</text:p>
          </table:table-cell>
          <table:table-cell office:value-type="float" office:value="-0.00725434" calcext:value-type="float">
            <text:p>-0.00725434</text:p>
          </table:table-cell>
          <table:table-cell office:value-type="string" calcext:value-type="string">
            <text:p><text:s/></text:p>
          </table:table-cell>
          <table:table-cell office:value-type="float" office:value="0.293673" calcext:value-type="float">
            <text:p>0.293673</text:p>
          </table:table-cell>
          <table:table-cell office:value-type="float" office:value="-0.135793" calcext:value-type="float">
            <text:p>-0.135793</text:p>
          </table:table-cell>
          <table:table-cell office:value-type="float" office:value="0.878065" calcext:value-type="float">
            <text:p>0.878065</text:p>
          </table:table-cell>
          <table:table-cell office:value-type="string" calcext:value-type="string">
            <text:p><text:s/></text:p>
          </table:table-cell>
          <table:table-cell office:value-type="float" office:value="-1.84872" calcext:value-type="float">
            <text:p>-1.84872</text:p>
          </table:table-cell>
          <table:table-cell office:value-type="float" office:value="0.0436282" calcext:value-type="float">
            <text:p>0.0436282</text:p>
          </table:table-cell>
          <table:table-cell office:value-type="float" office:value="-1.56853" calcext:value-type="float">
            <text:p>-1.568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137742" calcext:value-type="float">
            <text:p>-0.137742</text:p>
          </table:table-cell>
          <table:table-cell office:value-type="float" office:value="-0.655423" calcext:value-type="float">
            <text:p>-0.655423</text:p>
          </table:table-cell>
          <table:table-cell office:value-type="float" office:value="-0.162279" calcext:value-type="float">
            <text:p>-0.162279</text:p>
          </table:table-cell>
          <table:table-cell office:value-type="float" office:value="1.79531" calcext:value-type="float">
            <text:p>1.79531</text:p>
          </table:table-cell>
          <table:table-cell office:value-type="float" office:value="-0.0504134" calcext:value-type="float">
            <text:p>-0.0504134</text:p>
          </table:table-cell>
          <table:table-cell office:value-type="float" office:value="0.420601" calcext:value-type="float">
            <text:p>0.420601</text:p>
          </table:table-cell>
          <table:table-cell office:value-type="float" office:value="-0.00750586" calcext:value-type="float">
            <text:p>-0.00750586</text:p>
          </table:table-cell>
          <table:table-cell office:value-type="string" calcext:value-type="string">
            <text:p><text:s/></text:p>
          </table:table-cell>
          <table:table-cell office:value-type="float" office:value="0.291923" calcext:value-type="float">
            <text:p>0.291923</text:p>
          </table:table-cell>
          <table:table-cell office:value-type="float" office:value="-0.14034" calcext:value-type="float">
            <text:p>-0.14034</text:p>
          </table:table-cell>
          <table:table-cell office:value-type="float" office:value="0.878019" calcext:value-type="float">
            <text:p>0.878019</text:p>
          </table:table-cell>
          <table:table-cell office:value-type="string" calcext:value-type="string">
            <text:p><text:s/></text:p>
          </table:table-cell>
          <table:table-cell office:value-type="float" office:value="-1.85842" calcext:value-type="float">
            <text:p>-1.85842</text:p>
          </table:table-cell>
          <table:table-cell office:value-type="float" office:value="0.0451724" calcext:value-type="float">
            <text:p>0.0451724</text:p>
          </table:table-cell>
          <table:table-cell office:value-type="float" office:value="-1.56844" calcext:value-type="float">
            <text:p>-1.56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4235" calcext:value-type="float">
            <text:p>-0.14235</text:p>
          </table:table-cell>
          <table:table-cell office:value-type="float" office:value="-0.655721" calcext:value-type="float">
            <text:p>-0.655721</text:p>
          </table:table-cell>
          <table:table-cell office:value-type="float" office:value="-0.167706" calcext:value-type="float">
            <text:p>-0.167706</text:p>
          </table:table-cell>
          <table:table-cell office:value-type="float" office:value="1.79497" calcext:value-type="float">
            <text:p>1.79497</text:p>
          </table:table-cell>
          <table:table-cell office:value-type="float" office:value="-0.052098" calcext:value-type="float">
            <text:p>-0.052098</text:p>
          </table:table-cell>
          <table:table-cell office:value-type="float" office:value="0.420605" calcext:value-type="float">
            <text:p>0.420605</text:p>
          </table:table-cell>
          <table:table-cell office:value-type="float" office:value="-0.00775569" calcext:value-type="float">
            <text:p>-0.00775569</text:p>
          </table:table-cell>
          <table:table-cell office:value-type="string" calcext:value-type="string">
            <text:p><text:s/></text:p>
          </table:table-cell>
          <table:table-cell office:value-type="float" office:value="0.290127" calcext:value-type="float">
            <text:p>0.290127</text:p>
          </table:table-cell>
          <table:table-cell office:value-type="float" office:value="-0.14484" calcext:value-type="float">
            <text:p>-0.14484</text:p>
          </table:table-cell>
          <table:table-cell office:value-type="float" office:value="0.877971" calcext:value-type="float">
            <text:p>0.877971</text:p>
          </table:table-cell>
          <table:table-cell office:value-type="string" calcext:value-type="string">
            <text:p><text:s/></text:p>
          </table:table-cell>
          <table:table-cell office:value-type="float" office:value="-1.86805" calcext:value-type="float">
            <text:p>-1.86805</text:p>
          </table:table-cell>
          <table:table-cell office:value-type="float" office:value="0.0467087" calcext:value-type="float">
            <text:p>0.0467087</text:p>
          </table:table-cell>
          <table:table-cell office:value-type="float" office:value="-1.56835" calcext:value-type="float">
            <text:p>-1.568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146927" calcext:value-type="float">
            <text:p>-0.146927</text:p>
          </table:table-cell>
          <table:table-cell office:value-type="float" office:value="-0.656025" calcext:value-type="float">
            <text:p>-0.656025</text:p>
          </table:table-cell>
          <table:table-cell office:value-type="float" office:value="-0.173097" calcext:value-type="float">
            <text:p>-0.173097</text:p>
          </table:table-cell>
          <table:table-cell office:value-type="float" office:value="1.79463" calcext:value-type="float">
            <text:p>1.79463</text:p>
          </table:table-cell>
          <table:table-cell office:value-type="float" office:value="-0.0537713" calcext:value-type="float">
            <text:p>-0.0537713</text:p>
          </table:table-cell>
          <table:table-cell office:value-type="float" office:value="0.420609" calcext:value-type="float">
            <text:p>0.420609</text:p>
          </table:table-cell>
          <table:table-cell office:value-type="float" office:value="-0.00800381" calcext:value-type="float">
            <text:p>-0.00800381</text:p>
          </table:table-cell>
          <table:table-cell office:value-type="string" calcext:value-type="string">
            <text:p><text:s/></text:p>
          </table:table-cell>
          <table:table-cell office:value-type="float" office:value="0.288288" calcext:value-type="float">
            <text:p>0.288288</text:p>
          </table:table-cell>
          <table:table-cell office:value-type="float" office:value="-0.149292" calcext:value-type="float">
            <text:p>-0.149292</text:p>
          </table:table-cell>
          <table:table-cell office:value-type="float" office:value="0.877921" calcext:value-type="float">
            <text:p>0.877921</text:p>
          </table:table-cell>
          <table:table-cell office:value-type="string" calcext:value-type="string">
            <text:p><text:s/></text:p>
          </table:table-cell>
          <table:table-cell office:value-type="float" office:value="-1.87761" calcext:value-type="float">
            <text:p>-1.87761</text:p>
          </table:table-cell>
          <table:table-cell office:value-type="float" office:value="0.0482371" calcext:value-type="float">
            <text:p>0.0482371</text:p>
          </table:table-cell>
          <table:table-cell office:value-type="float" office:value="-1.56826" calcext:value-type="float">
            <text:p>-1.568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151474" calcext:value-type="float">
            <text:p>-0.151474</text:p>
          </table:table-cell>
          <table:table-cell office:value-type="float" office:value="-0.656335" calcext:value-type="float">
            <text:p>-0.656335</text:p>
          </table:table-cell>
          <table:table-cell office:value-type="float" office:value="-0.178452" calcext:value-type="float">
            <text:p>-0.178452</text:p>
          </table:table-cell>
          <table:table-cell office:value-type="float" office:value="1.79427" calcext:value-type="float">
            <text:p>1.79427</text:p>
          </table:table-cell>
          <table:table-cell office:value-type="float" office:value="-0.0554332" calcext:value-type="float">
            <text:p>-0.0554332</text:p>
          </table:table-cell>
          <table:table-cell office:value-type="float" office:value="0.420611" calcext:value-type="float">
            <text:p>0.420611</text:p>
          </table:table-cell>
          <table:table-cell office:value-type="float" office:value="-0.00825019" calcext:value-type="float">
            <text:p>-0.00825019</text:p>
          </table:table-cell>
          <table:table-cell office:value-type="string" calcext:value-type="string">
            <text:p><text:s/></text:p>
          </table:table-cell>
          <table:table-cell office:value-type="float" office:value="0.286407" calcext:value-type="float">
            <text:p>0.286407</text:p>
          </table:table-cell>
          <table:table-cell office:value-type="float" office:value="-0.153695" calcext:value-type="float">
            <text:p>-0.153695</text:p>
          </table:table-cell>
          <table:table-cell office:value-type="float" office:value="0.87787" calcext:value-type="float">
            <text:p>0.87787</text:p>
          </table:table-cell>
          <table:table-cell office:value-type="string" calcext:value-type="string">
            <text:p><text:s/></text:p>
          </table:table-cell>
          <table:table-cell office:value-type="float" office:value="-1.88712" calcext:value-type="float">
            <text:p>-1.88712</text:p>
          </table:table-cell>
          <table:table-cell office:value-type="float" office:value="0.0497573" calcext:value-type="float">
            <text:p>0.0497573</text:p>
          </table:table-cell>
          <table:table-cell office:value-type="float" office:value="-1.56817" calcext:value-type="float">
            <text:p>-1.56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5599" calcext:value-type="float">
            <text:p>-0.15599</text:p>
          </table:table-cell>
          <table:table-cell office:value-type="float" office:value="-0.656649" calcext:value-type="float">
            <text:p>-0.656649</text:p>
          </table:table-cell>
          <table:table-cell office:value-type="float" office:value="-0.183769" calcext:value-type="float">
            <text:p>-0.183769</text:p>
          </table:table-cell>
          <table:table-cell office:value-type="float" office:value="1.7939" calcext:value-type="float">
            <text:p>1.7939</text:p>
          </table:table-cell>
          <table:table-cell office:value-type="float" office:value="-0.0570835" calcext:value-type="float">
            <text:p>-0.0570835</text:p>
          </table:table-cell>
          <table:table-cell office:value-type="float" office:value="0.420612" calcext:value-type="float">
            <text:p>0.420612</text:p>
          </table:table-cell>
          <table:table-cell office:value-type="float" office:value="-0.0084948" calcext:value-type="float">
            <text:p>-0.0084948</text:p>
          </table:table-cell>
          <table:table-cell office:value-type="string" calcext:value-type="string">
            <text:p><text:s/></text:p>
          </table:table-cell>
          <table:table-cell office:value-type="float" office:value="0.284485" calcext:value-type="float">
            <text:p>0.284485</text:p>
          </table:table-cell>
          <table:table-cell office:value-type="float" office:value="-0.158048" calcext:value-type="float">
            <text:p>-0.158048</text:p>
          </table:table-cell>
          <table:table-cell office:value-type="float" office:value="0.877816" calcext:value-type="float">
            <text:p>0.877816</text:p>
          </table:table-cell>
          <table:table-cell office:value-type="string" calcext:value-type="string">
            <text:p><text:s/></text:p>
          </table:table-cell>
          <table:table-cell office:value-type="float" office:value="-1.89656" calcext:value-type="float">
            <text:p>-1.89656</text:p>
          </table:table-cell>
          <table:table-cell office:value-type="float" office:value="0.0512691" calcext:value-type="float">
            <text:p>0.0512691</text:p>
          </table:table-cell>
          <table:table-cell office:value-type="float" office:value="-1.56808" calcext:value-type="float">
            <text:p>-1.568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58884" calcext:value-type="float">
            <text:p>-0.158884</text:p>
          </table:table-cell>
          <table:table-cell office:value-type="float" office:value="-0.656838" calcext:value-type="float">
            <text:p>-0.656838</text:p>
          </table:table-cell>
          <table:table-cell office:value-type="float" office:value="-0.18718" calcext:value-type="float">
            <text:p>-0.18718</text:p>
          </table:table-cell>
          <table:table-cell office:value-type="float" office:value="1.79367" calcext:value-type="float">
            <text:p>1.79367</text:p>
          </table:table-cell>
          <table:table-cell office:value-type="float" office:value="-0.0581423" calcext:value-type="float">
            <text:p>-0.0581423</text:p>
          </table:table-cell>
          <table:table-cell office:value-type="float" office:value="0.420615" calcext:value-type="float">
            <text:p>0.420615</text:p>
          </table:table-cell>
          <table:table-cell office:value-type="float" office:value="-0.00865226" calcext:value-type="float">
            <text:p>-0.00865226</text:p>
          </table:table-cell>
          <table:table-cell office:value-type="string" calcext:value-type="string">
            <text:p><text:s/></text:p>
          </table:table-cell>
          <table:table-cell office:value-type="float" office:value="0.283235" calcext:value-type="float">
            <text:p>0.283235</text:p>
          </table:table-cell>
          <table:table-cell office:value-type="float" office:value="-0.16083" calcext:value-type="float">
            <text:p>-0.16083</text:p>
          </table:table-cell>
          <table:table-cell office:value-type="float" office:value="0.87777" calcext:value-type="float">
            <text:p>0.87777</text:p>
          </table:table-cell>
          <table:table-cell office:value-type="string" calcext:value-type="string">
            <text:p><text:s/></text:p>
          </table:table-cell>
          <table:table-cell office:value-type="float" office:value="-1.90261" calcext:value-type="float">
            <text:p>-1.90261</text:p>
          </table:table-cell>
          <table:table-cell office:value-type="float" office:value="0.0522362" calcext:value-type="float">
            <text:p>0.0522362</text:p>
          </table:table-cell>
          <table:table-cell office:value-type="float" office:value="-1.56805" calcext:value-type="float">
            <text:p>-1.568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58691" calcext:value-type="float">
            <text:p>-0.158691</text:p>
          </table:table-cell>
          <table:table-cell office:value-type="float" office:value="-0.656812" calcext:value-type="float">
            <text:p>-0.656812</text:p>
          </table:table-cell>
          <table:table-cell office:value-type="float" office:value="-0.186955" calcext:value-type="float">
            <text:p>-0.186955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17" calcext:value-type="float">
            <text:p>-0.0580717</text:p>
          </table:table-cell>
          <table:table-cell office:value-type="float" office:value="0.420627" calcext:value-type="float">
            <text:p>0.420627</text:p>
          </table:table-cell>
          <table:table-cell office:value-type="float" office:value="-0.00864157" calcext:value-type="float">
            <text:p>-0.00864157</text:p>
          </table:table-cell>
          <table:table-cell office:value-type="string" calcext:value-type="string">
            <text:p><text:s/></text:p>
          </table:table-cell>
          <table:table-cell office:value-type="float" office:value="0.283331" calcext:value-type="float">
            <text:p>0.283331</text:p>
          </table:table-cell>
          <table:table-cell office:value-type="float" office:value="-0.160647" calcext:value-type="float">
            <text:p>-0.160647</text:p>
          </table:table-cell>
          <table:table-cell office:value-type="float" office:value="0.877755" calcext:value-type="float">
            <text:p>0.877755</text:p>
          </table:table-cell>
          <table:table-cell office:value-type="string" calcext:value-type="string">
            <text:p><text:s/></text:p>
          </table:table-cell>
          <table:table-cell office:value-type="float" office:value="-1.90221" calcext:value-type="float">
            <text:p>-1.90221</text:p>
          </table:table-cell>
          <table:table-cell office:value-type="float" office:value="0.0521703" calcext:value-type="float">
            <text:p>0.0521703</text:p>
          </table:table-cell>
          <table:table-cell office:value-type="float" office:value="-1.5681" calcext:value-type="float">
            <text:p>-1.56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58704" calcext:value-type="float">
            <text:p>-0.158704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7" calcext:value-type="float">
            <text:p>-0.18697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4" calcext:value-type="float">
            <text:p>-0.0580764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3" calcext:value-type="float">
            <text:p>-0.0086423</text:p>
          </table:table-cell>
          <table:table-cell office:value-type="string" calcext:value-type="string">
            <text:p><text:s/></text:p>
          </table:table-cell>
          <table:table-cell office:value-type="float" office:value="0.283323" calcext:value-type="float">
            <text:p>0.283323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9" calcext:value-type="float">
            <text:p>0.0521749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1" calcext:value-type="float">
            <text:p>-0.0580761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7" calcext:value-type="float">
            <text:p>0.877757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53833" calcext:value-type="float">
            <text:p>-0.153833</text:p>
          </table:table-cell>
          <table:table-cell office:value-type="float" office:value="-0.658122" calcext:value-type="float">
            <text:p>-0.658122</text:p>
          </table:table-cell>
          <table:table-cell office:value-type="float" office:value="-0.180973" calcext:value-type="float">
            <text:p>-0.180973</text:p>
          </table:table-cell>
          <table:table-cell office:value-type="float" office:value="1.7919" calcext:value-type="float">
            <text:p>1.7919</text:p>
          </table:table-cell>
          <table:table-cell office:value-type="float" office:value="-0.0562722" calcext:value-type="float">
            <text:p>-0.0562722</text:p>
          </table:table-cell>
          <table:table-cell office:value-type="float" office:value="0.419339" calcext:value-type="float">
            <text:p>0.419339</text:p>
          </table:table-cell>
          <table:table-cell office:value-type="float" office:value="-0.00838788" calcext:value-type="float">
            <text:p>-0.00838788</text:p>
          </table:table-cell>
          <table:table-cell office:value-type="string" calcext:value-type="string">
            <text:p><text:s/></text:p>
          </table:table-cell>
          <table:table-cell office:value-type="float" office:value="0.284073" calcext:value-type="float">
            <text:p>0.284073</text:p>
          </table:table-cell>
          <table:table-cell office:value-type="float" office:value="-0.155696" calcext:value-type="float">
            <text:p>-0.155696</text:p>
          </table:table-cell>
          <table:table-cell office:value-type="float" office:value="0.879804" calcext:value-type="float">
            <text:p>0.879804</text:p>
          </table:table-cell>
          <table:table-cell office:value-type="string" calcext:value-type="string">
            <text:p><text:s/></text:p>
          </table:table-cell>
          <table:table-cell office:value-type="float" office:value="-1.8919" calcext:value-type="float">
            <text:p>-1.8919</text:p>
          </table:table-cell>
          <table:table-cell office:value-type="float" office:value="0.0507247" calcext:value-type="float">
            <text:p>0.0507247</text:p>
          </table:table-cell>
          <table:table-cell office:value-type="float" office:value="-1.56306" calcext:value-type="float">
            <text:p>-1.563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49277" calcext:value-type="float">
            <text:p>-0.149277</text:p>
          </table:table-cell>
          <table:table-cell office:value-type="float" office:value="-0.659319" calcext:value-type="float">
            <text:p>-0.659319</text:p>
          </table:table-cell>
          <table:table-cell office:value-type="float" office:value="-0.175357" calcext:value-type="float">
            <text:p>-0.175357</text:p>
          </table:table-cell>
          <table:table-cell office:value-type="float" office:value="1.79025" calcext:value-type="float">
            <text:p>1.79025</text:p>
          </table:table-cell>
          <table:table-cell office:value-type="float" office:value="-0.0545868" calcext:value-type="float">
            <text:p>-0.0545868</text:p>
          </table:table-cell>
          <table:table-cell office:value-type="float" office:value="0.418158" calcext:value-type="float">
            <text:p>0.418158</text:p>
          </table:table-cell>
          <table:table-cell office:value-type="float" office:value="-0.00814919" calcext:value-type="float">
            <text:p>-0.00814919</text:p>
          </table:table-cell>
          <table:table-cell office:value-type="string" calcext:value-type="string">
            <text:p><text:s/></text:p>
          </table:table-cell>
          <table:table-cell office:value-type="float" office:value="0.284737" calcext:value-type="float">
            <text:p>0.284737</text:p>
          </table:table-cell>
          <table:table-cell office:value-type="float" office:value="-0.151037" calcext:value-type="float">
            <text:p>-0.151037</text:p>
          </table:table-cell>
          <table:table-cell office:value-type="float" office:value="0.881677" calcext:value-type="float">
            <text:p>0.881677</text:p>
          </table:table-cell>
          <table:table-cell office:value-type="string" calcext:value-type="string">
            <text:p><text:s/></text:p>
          </table:table-cell>
          <table:table-cell office:value-type="float" office:value="-1.88221" calcext:value-type="float">
            <text:p>-1.88221</text:p>
          </table:table-cell>
          <table:table-cell office:value-type="float" office:value="0.0493397" calcext:value-type="float">
            <text:p>0.0493397</text:p>
          </table:table-cell>
          <table:table-cell office:value-type="float" office:value="-1.55844" calcext:value-type="float">
            <text:p>-1.55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144683" calcext:value-type="float">
            <text:p>-0.144683</text:p>
          </table:table-cell>
          <table:table-cell office:value-type="float" office:value="-0.660543" calcext:value-type="float">
            <text:p>-0.660543</text:p>
          </table:table-cell>
          <table:table-cell office:value-type="float" office:value="-0.169683" calcext:value-type="float">
            <text:p>-0.169683</text:p>
          </table:table-cell>
          <table:table-cell office:value-type="float" office:value="1.78855" calcext:value-type="float">
            <text:p>1.78855</text:p>
          </table:table-cell>
          <table:table-cell office:value-type="float" office:value="-0.0528899" calcext:value-type="float">
            <text:p>-0.0528899</text:p>
          </table:table-cell>
          <table:table-cell office:value-type="float" office:value="0.416962" calcext:value-type="float">
            <text:p>0.416962</text:p>
          </table:table-cell>
          <table:table-cell office:value-type="float" office:value="-0.00790847" calcext:value-type="float">
            <text:p>-0.00790847</text:p>
          </table:table-cell>
          <table:table-cell office:value-type="string" calcext:value-type="string">
            <text:p><text:s/></text:p>
          </table:table-cell>
          <table:table-cell office:value-type="float" office:value="0.285337" calcext:value-type="float">
            <text:p>0.285337</text:p>
          </table:table-cell>
          <table:table-cell office:value-type="float" office:value="-0.146318" calcext:value-type="float">
            <text:p>-0.146318</text:p>
          </table:table-cell>
          <table:table-cell office:value-type="float" office:value="0.883572" calcext:value-type="float">
            <text:p>0.883572</text:p>
          </table:table-cell>
          <table:table-cell office:value-type="string" calcext:value-type="string">
            <text:p><text:s/></text:p>
          </table:table-cell>
          <table:table-cell office:value-type="float" office:value="-1.87244" calcext:value-type="float">
            <text:p>-1.87244</text:p>
          </table:table-cell>
          <table:table-cell office:value-type="float" office:value="0.04792" calcext:value-type="float">
            <text:p>0.04792</text:p>
          </table:table-cell>
          <table:table-cell office:value-type="float" office:value="-1.55376" calcext:value-type="float">
            <text:p>-1.553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40075" calcext:value-type="float">
            <text:p>-0.140075</text:p>
          </table:table-cell>
          <table:table-cell office:value-type="float" office:value="-0.661781" calcext:value-type="float">
            <text:p>-0.661781</text:p>
          </table:table-cell>
          <table:table-cell office:value-type="float" office:value="-0.163981" calcext:value-type="float">
            <text:p>-0.163981</text:p>
          </table:table-cell>
          <table:table-cell office:value-type="float" office:value="1.78684" calcext:value-type="float">
            <text:p>1.78684</text:p>
          </table:table-cell>
          <table:table-cell office:value-type="float" office:value="-0.0511901" calcext:value-type="float">
            <text:p>-0.0511901</text:p>
          </table:table-cell>
          <table:table-cell office:value-type="float" office:value="0.41576" calcext:value-type="float">
            <text:p>0.41576</text:p>
          </table:table-cell>
          <table:table-cell office:value-type="float" office:value="-0.00766685" calcext:value-type="float">
            <text:p>-0.00766685</text:p>
          </table:table-cell>
          <table:table-cell office:value-type="string" calcext:value-type="string">
            <text:p><text:s/></text:p>
          </table:table-cell>
          <table:table-cell office:value-type="float" office:value="0.285874" calcext:value-type="float">
            <text:p>0.285874</text:p>
          </table:table-cell>
          <table:table-cell office:value-type="float" office:value="-0.141565" calcext:value-type="float">
            <text:p>-0.141565</text:p>
          </table:table-cell>
          <table:table-cell office:value-type="float" office:value="0.885471" calcext:value-type="float">
            <text:p>0.885471</text:p>
          </table:table-cell>
          <table:table-cell office:value-type="string" calcext:value-type="string">
            <text:p><text:s/></text:p>
          </table:table-cell>
          <table:table-cell office:value-type="float" office:value="-1.86263" calcext:value-type="float">
            <text:p>-1.86263</text:p>
          </table:table-cell>
          <table:table-cell office:value-type="float" office:value="0.0464714" calcext:value-type="float">
            <text:p>0.0464714</text:p>
          </table:table-cell>
          <table:table-cell office:value-type="float" office:value="-1.54905" calcext:value-type="float">
            <text:p>-1.54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35453" calcext:value-type="float">
            <text:p>-0.135453</text:p>
          </table:table-cell>
          <table:table-cell office:value-type="float" office:value="-0.663033" calcext:value-type="float">
            <text:p>-0.663033</text:p>
          </table:table-cell>
          <table:table-cell office:value-type="float" office:value="-0.158251" calcext:value-type="float">
            <text:p>-0.158251</text:p>
          </table:table-cell>
          <table:table-cell office:value-type="float" office:value="1.78511" calcext:value-type="float">
            <text:p>1.78511</text:p>
          </table:table-cell>
          <table:table-cell office:value-type="float" office:value="-0.0494873" calcext:value-type="float">
            <text:p>-0.0494873</text:p>
          </table:table-cell>
          <table:table-cell office:value-type="float" office:value="0.414553" calcext:value-type="float">
            <text:p>0.414553</text:p>
          </table:table-cell>
          <table:table-cell office:value-type="float" office:value="-0.00742432" calcext:value-type="float">
            <text:p>-0.00742432</text:p>
          </table:table-cell>
          <table:table-cell office:value-type="string" calcext:value-type="string">
            <text:p><text:s/></text:p>
          </table:table-cell>
          <table:table-cell office:value-type="float" office:value="0.286347" calcext:value-type="float">
            <text:p>0.286347</text:p>
          </table:table-cell>
          <table:table-cell office:value-type="float" office:value="-0.136777" calcext:value-type="float">
            <text:p>-0.136777</text:p>
          </table:table-cell>
          <table:table-cell office:value-type="float" office:value="0.887376" calcext:value-type="float">
            <text:p>0.887376</text:p>
          </table:table-cell>
          <table:table-cell office:value-type="string" calcext:value-type="string">
            <text:p><text:s/></text:p>
          </table:table-cell>
          <table:table-cell office:value-type="float" office:value="-1.85278" calcext:value-type="float">
            <text:p>-1.85278</text:p>
          </table:table-cell>
          <table:table-cell office:value-type="float" office:value="0.0449935" calcext:value-type="float">
            <text:p>0.0449935</text:p>
          </table:table-cell>
          <table:table-cell office:value-type="float" office:value="-1.54432" calcext:value-type="float">
            <text:p>-1.544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30818" calcext:value-type="float">
            <text:p>-0.130818</text:p>
          </table:table-cell>
          <table:table-cell office:value-type="float" office:value="-0.6643" calcext:value-type="float">
            <text:p>-0.6643</text:p>
          </table:table-cell>
          <table:table-cell office:value-type="float" office:value="-0.152493" calcext:value-type="float">
            <text:p>-0.152493</text:p>
          </table:table-cell>
          <table:table-cell office:value-type="float" office:value="1.78337" calcext:value-type="float">
            <text:p>1.78337</text:p>
          </table:table-cell>
          <table:table-cell office:value-type="float" office:value="-0.0477819" calcext:value-type="float">
            <text:p>-0.0477819</text:p>
          </table:table-cell>
          <table:table-cell office:value-type="float" office:value="0.413341" calcext:value-type="float">
            <text:p>0.413341</text:p>
          </table:table-cell>
          <table:table-cell office:value-type="float" office:value="-0.00718093" calcext:value-type="float">
            <text:p>-0.00718093</text:p>
          </table:table-cell>
          <table:table-cell office:value-type="string" calcext:value-type="string">
            <text:p><text:s/></text:p>
          </table:table-cell>
          <table:table-cell office:value-type="float" office:value="0.286753" calcext:value-type="float">
            <text:p>0.286753</text:p>
          </table:table-cell>
          <table:table-cell office:value-type="float" office:value="-0.131956" calcext:value-type="float">
            <text:p>-0.131956</text:p>
          </table:table-cell>
          <table:table-cell office:value-type="float" office:value="0.889284" calcext:value-type="float">
            <text:p>0.889284</text:p>
          </table:table-cell>
          <table:table-cell office:value-type="string" calcext:value-type="string">
            <text:p><text:s/></text:p>
          </table:table-cell>
          <table:table-cell office:value-type="float" office:value="-1.84289" calcext:value-type="float">
            <text:p>-1.84289</text:p>
          </table:table-cell>
          <table:table-cell office:value-type="float" office:value="0.0434861" calcext:value-type="float">
            <text:p>0.0434861</text:p>
          </table:table-cell>
          <table:table-cell office:value-type="float" office:value="-1.53956" calcext:value-type="float">
            <text:p>-1.53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26171" calcext:value-type="float">
            <text:p>-0.126171</text:p>
          </table:table-cell>
          <table:table-cell office:value-type="float" office:value="-0.665581" calcext:value-type="float">
            <text:p>-0.665581</text:p>
          </table:table-cell>
          <table:table-cell office:value-type="float" office:value="-0.146709" calcext:value-type="float">
            <text:p>-0.146709</text:p>
          </table:table-cell>
          <table:table-cell office:value-type="float" office:value="1.7816" calcext:value-type="float">
            <text:p>1.7816</text:p>
          </table:table-cell>
          <table:table-cell office:value-type="float" office:value="-0.0460744" calcext:value-type="float">
            <text:p>-0.0460744</text:p>
          </table:table-cell>
          <table:table-cell office:value-type="float" office:value="0.412125" calcext:value-type="float">
            <text:p>0.412125</text:p>
          </table:table-cell>
          <table:table-cell office:value-type="float" office:value="-0.00693674" calcext:value-type="float">
            <text:p>-0.00693674</text:p>
          </table:table-cell>
          <table:table-cell office:value-type="string" calcext:value-type="string">
            <text:p><text:s/></text:p>
          </table:table-cell>
          <table:table-cell office:value-type="float" office:value="0.287093" calcext:value-type="float">
            <text:p>0.287093</text:p>
          </table:table-cell>
          <table:table-cell office:value-type="float" office:value="-0.127105" calcext:value-type="float">
            <text:p>-0.127105</text:p>
          </table:table-cell>
          <table:table-cell office:value-type="float" office:value="0.891195" calcext:value-type="float">
            <text:p>0.891195</text:p>
          </table:table-cell>
          <table:table-cell office:value-type="string" calcext:value-type="string">
            <text:p><text:s/></text:p>
          </table:table-cell>
          <table:table-cell office:value-type="float" office:value="-1.83297" calcext:value-type="float">
            <text:p>-1.83297</text:p>
          </table:table-cell>
          <table:table-cell office:value-type="float" office:value="0.0419493" calcext:value-type="float">
            <text:p>0.0419493</text:p>
          </table:table-cell>
          <table:table-cell office:value-type="float" office:value="-1.53479" calcext:value-type="float">
            <text:p>-1.534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121513" calcext:value-type="float">
            <text:p>-0.121513</text:p>
          </table:table-cell>
          <table:table-cell office:value-type="float" office:value="-0.666875" calcext:value-type="float">
            <text:p>-0.666875</text:p>
          </table:table-cell>
          <table:table-cell office:value-type="float" office:value="-0.1409" calcext:value-type="float">
            <text:p>-0.1409</text:p>
          </table:table-cell>
          <table:table-cell office:value-type="float" office:value="1.77982" calcext:value-type="float">
            <text:p>1.77982</text:p>
          </table:table-cell>
          <table:table-cell office:value-type="float" office:value="-0.0443652" calcext:value-type="float">
            <text:p>-0.0443652</text:p>
          </table:table-cell>
          <table:table-cell office:value-type="float" office:value="0.410905" calcext:value-type="float">
            <text:p>0.410905</text:p>
          </table:table-cell>
          <table:table-cell office:value-type="float" office:value="-0.00669179" calcext:value-type="float">
            <text:p>-0.00669179</text:p>
          </table:table-cell>
          <table:table-cell office:value-type="string" calcext:value-type="string">
            <text:p><text:s/></text:p>
          </table:table-cell>
          <table:table-cell office:value-type="float" office:value="0.287364" calcext:value-type="float">
            <text:p>0.287364</text:p>
          </table:table-cell>
          <table:table-cell office:value-type="float" office:value="-0.122223" calcext:value-type="float">
            <text:p>-0.122223</text:p>
          </table:table-cell>
          <table:table-cell office:value-type="float" office:value="0.893108" calcext:value-type="float">
            <text:p>0.893108</text:p>
          </table:table-cell>
          <table:table-cell office:value-type="string" calcext:value-type="string">
            <text:p><text:s/></text:p>
          </table:table-cell>
          <table:table-cell office:value-type="float" office:value="-1.82301" calcext:value-type="float">
            <text:p>-1.82301</text:p>
          </table:table-cell>
          <table:table-cell office:value-type="float" office:value="0.0403829" calcext:value-type="float">
            <text:p>0.0403829</text:p>
          </table:table-cell>
          <table:table-cell office:value-type="float" office:value="-1.52999" calcext:value-type="float">
            <text:p>-1.52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116846" calcext:value-type="float">
            <text:p>-0.116846</text:p>
          </table:table-cell>
          <table:table-cell office:value-type="float" office:value="-0.668183" calcext:value-type="float">
            <text:p>-0.668183</text:p>
          </table:table-cell>
          <table:table-cell office:value-type="float" office:value="-0.135068" calcext:value-type="float">
            <text:p>-0.135068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-0.0426546" calcext:value-type="float">
            <text:p>-0.0426546</text:p>
          </table:table-cell>
          <table:table-cell office:value-type="float" office:value="0.40968" calcext:value-type="float">
            <text:p>0.40968</text:p>
          </table:table-cell>
          <table:table-cell office:value-type="float" office:value="-0.00644614" calcext:value-type="float">
            <text:p>-0.00644614</text:p>
          </table:table-cell>
          <table:table-cell office:value-type="string" calcext:value-type="string">
            <text:p><text:s/></text:p>
          </table:table-cell>
          <table:table-cell office:value-type="float" office:value="0.287567" calcext:value-type="float">
            <text:p>0.287567</text:p>
          </table:table-cell>
          <table:table-cell office:value-type="float" office:value="-0.117314" calcext:value-type="float">
            <text:p>-0.117314</text:p>
          </table:table-cell>
          <table:table-cell office:value-type="float" office:value="0.895023" calcext:value-type="float">
            <text:p>0.895023</text:p>
          </table:table-cell>
          <table:table-cell office:value-type="string" calcext:value-type="string">
            <text:p><text:s/></text:p>
          </table:table-cell>
          <table:table-cell office:value-type="float" office:value="-1.81302" calcext:value-type="float">
            <text:p>-1.81302</text:p>
          </table:table-cell>
          <table:table-cell office:value-type="float" office:value="0.038787" calcext:value-type="float">
            <text:p>0.038787</text:p>
          </table:table-cell>
          <table:table-cell office:value-type="float" office:value="-1.52518" calcext:value-type="float">
            <text:p>-1.525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12169" calcext:value-type="float">
            <text:p>-0.112169</text:p>
          </table:table-cell>
          <table:table-cell office:value-type="float" office:value="-0.669504" calcext:value-type="float">
            <text:p>-0.669504</text:p>
          </table:table-cell>
          <table:table-cell office:value-type="float" office:value="-0.129212" calcext:value-type="float">
            <text:p>-0.129212</text:p>
          </table:table-cell>
          <table:table-cell office:value-type="float" office:value="1.7762" calcext:value-type="float">
            <text:p>1.7762</text:p>
          </table:table-cell>
          <table:table-cell office:value-type="float" office:value="-0.0409432" calcext:value-type="float">
            <text:p>-0.040943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-0.00619985" calcext:value-type="float">
            <text:p>-0.00619985</text:p>
          </table:table-cell>
          <table:table-cell office:value-type="string" calcext:value-type="string">
            <text:p><text:s/></text:p>
          </table:table-cell>
          <table:table-cell office:value-type="float" office:value="0.287701" calcext:value-type="float">
            <text:p>0.287701</text:p>
          </table:table-cell>
          <table:table-cell office:value-type="float" office:value="-0.112379" calcext:value-type="float">
            <text:p>-0.112379</text:p>
          </table:table-cell>
          <table:table-cell office:value-type="float" office:value="0.896937" calcext:value-type="float">
            <text:p>0.896937</text:p>
          </table:table-cell>
          <table:table-cell office:value-type="string" calcext:value-type="string">
            <text:p><text:s/></text:p>
          </table:table-cell>
          <table:table-cell office:value-type="float" office:value="-1.80301" calcext:value-type="float">
            <text:p>-1.80301</text:p>
          </table:table-cell>
          <table:table-cell office:value-type="float" office:value="0.0371615" calcext:value-type="float">
            <text:p>0.0371615</text:p>
          </table:table-cell>
          <table:table-cell office:value-type="float" office:value="-1.52035" calcext:value-type="float">
            <text:p>-1.520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07486" calcext:value-type="float">
            <text:p>-0.107486</text:p>
          </table:table-cell>
          <table:table-cell office:value-type="float" office:value="-0.670838" calcext:value-type="float">
            <text:p>-0.670838</text:p>
          </table:table-cell>
          <table:table-cell office:value-type="float" office:value="-0.123336" calcext:value-type="float">
            <text:p>-0.123336</text:p>
          </table:table-cell>
          <table:table-cell office:value-type="float" office:value="1.77437" calcext:value-type="float">
            <text:p>1.77437</text:p>
          </table:table-cell>
          <table:table-cell office:value-type="float" office:value="-0.0392312" calcext:value-type="float">
            <text:p>-0.0392312</text:p>
          </table:table-cell>
          <table:table-cell office:value-type="float" office:value="0.407222" calcext:value-type="float">
            <text:p>0.407222</text:p>
          </table:table-cell>
          <table:table-cell office:value-type="float" office:value="-0.00595298" calcext:value-type="float">
            <text:p>-0.00595298</text:p>
          </table:table-cell>
          <table:table-cell office:value-type="string" calcext:value-type="string">
            <text:p><text:s/></text:p>
          </table:table-cell>
          <table:table-cell office:value-type="float" office:value="0.287763" calcext:value-type="float">
            <text:p>0.287763</text:p>
          </table:table-cell>
          <table:table-cell office:value-type="float" office:value="-0.10742" calcext:value-type="float">
            <text:p>-0.10742</text:p>
          </table:table-cell>
          <table:table-cell office:value-type="float" office:value="0.898852" calcext:value-type="float">
            <text:p>0.898852</text:p>
          </table:table-cell>
          <table:table-cell office:value-type="string" calcext:value-type="string">
            <text:p><text:s/>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0.0355066" calcext:value-type="float">
            <text:p>0.0355066</text:p>
          </table:table-cell>
          <table:table-cell office:value-type="float" office:value="-1.51551" calcext:value-type="float">
            <text:p>-1.515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02796" calcext:value-type="float">
            <text:p>-0.102796</text:p>
          </table:table-cell>
          <table:table-cell office:value-type="float" office:value="-0.672185" calcext:value-type="float">
            <text:p>-0.672185</text:p>
          </table:table-cell>
          <table:table-cell office:value-type="float" office:value="-0.11744" calcext:value-type="float">
            <text:p>-0.11744</text:p>
          </table:table-cell>
          <table:table-cell office:value-type="float" office:value="1.77252" calcext:value-type="float">
            <text:p>1.77252</text:p>
          </table:table-cell>
          <table:table-cell office:value-type="float" office:value="-0.0375193" calcext:value-type="float">
            <text:p>-0.0375193</text:p>
          </table:table-cell>
          <table:table-cell office:value-type="float" office:value="0.405989" calcext:value-type="float">
            <text:p>0.405989</text:p>
          </table:table-cell>
          <table:table-cell office:value-type="float" office:value="-0.00570557" calcext:value-type="float">
            <text:p>-0.00570557</text:p>
          </table:table-cell>
          <table:table-cell office:value-type="string" calcext:value-type="string">
            <text:p><text:s/></text:p>
          </table:table-cell>
          <table:table-cell office:value-type="float" office:value="0.287755" calcext:value-type="float">
            <text:p>0.287755</text:p>
          </table:table-cell>
          <table:table-cell office:value-type="float" office:value="-0.102439" calcext:value-type="float">
            <text:p>-0.102439</text:p>
          </table:table-cell>
          <table:table-cell office:value-type="float" office:value="0.900765" calcext:value-type="float">
            <text:p>0.900765</text:p>
          </table:table-cell>
          <table:table-cell office:value-type="string" calcext:value-type="string">
            <text:p><text:s/>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0338222" calcext:value-type="float">
            <text:p>0.0338222</text:p>
          </table:table-cell>
          <table:table-cell office:value-type="float" office:value="-1.51065" calcext:value-type="float">
            <text:p>-1.510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98101" calcext:value-type="float">
            <text:p>-0.098101</text:p>
          </table:table-cell>
          <table:table-cell office:value-type="float" office:value="-0.673544" calcext:value-type="float">
            <text:p>-0.673544</text:p>
          </table:table-cell>
          <table:table-cell office:value-type="float" office:value="-0.111526" calcext:value-type="float">
            <text:p>-0.111526</text:p>
          </table:table-cell>
          <table:table-cell office:value-type="float" office:value="1.77066" calcext:value-type="float">
            <text:p>1.77066</text:p>
          </table:table-cell>
          <table:table-cell office:value-type="float" office:value="-0.0358078" calcext:value-type="float">
            <text:p>-0.0358078</text:p>
          </table:table-cell>
          <table:table-cell office:value-type="float" office:value="0.404755" calcext:value-type="float">
            <text:p>0.404755</text:p>
          </table:table-cell>
          <table:table-cell office:value-type="float" office:value="-0.00545768" calcext:value-type="float">
            <text:p>-0.00545768</text:p>
          </table:table-cell>
          <table:table-cell office:value-type="string" calcext:value-type="string">
            <text:p><text:s/></text:p>
          </table:table-cell>
          <table:table-cell office:value-type="float" office:value="0.287675" calcext:value-type="float">
            <text:p>0.287675</text:p>
          </table:table-cell>
          <table:table-cell office:value-type="float" office:value="-0.0974374" calcext:value-type="float">
            <text:p>-0.0974374</text:p>
          </table:table-cell>
          <table:table-cell office:value-type="float" office:value="0.902676" calcext:value-type="float">
            <text:p>0.902676</text:p>
          </table:table-cell>
          <table:table-cell office:value-type="string" calcext:value-type="string">
            <text:p><text:s/></text:p>
          </table:table-cell>
          <table:table-cell office:value-type="float" office:value="-1.77281" calcext:value-type="float">
            <text:p>-1.77281</text:p>
          </table:table-cell>
          <table:table-cell office:value-type="float" office:value="0.0321085" calcext:value-type="float">
            <text:p>0.0321085</text:p>
          </table:table-cell>
          <table:table-cell office:value-type="float" office:value="-1.50579" calcext:value-type="float">
            <text:p>-1.505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934021" calcext:value-type="float">
            <text:p>-0.0934021</text:p>
          </table:table-cell>
          <table:table-cell office:value-type="float" office:value="-0.674915" calcext:value-type="float">
            <text:p>-0.674915</text:p>
          </table:table-cell>
          <table:table-cell office:value-type="float" office:value="-0.105594" calcext:value-type="float">
            <text:p>-0.105594</text:p>
          </table:table-cell>
          <table:table-cell office:value-type="float" office:value="1.76879" calcext:value-type="float">
            <text:p>1.76879</text:p>
          </table:table-cell>
          <table:table-cell office:value-type="float" office:value="-0.0340971" calcext:value-type="float">
            <text:p>-0.0340971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-0.00520939" calcext:value-type="float">
            <text:p>-0.00520939</text:p>
          </table:table-cell>
          <table:table-cell office:value-type="string" calcext:value-type="string">
            <text:p><text:s/></text:p>
          </table:table-cell>
          <table:table-cell office:value-type="float" office:value="0.287522" calcext:value-type="float">
            <text:p>0.287522</text:p>
          </table:table-cell>
          <table:table-cell office:value-type="float" office:value="-0.0924177" calcext:value-type="float">
            <text:p>-0.0924177</text:p>
          </table:table-cell>
          <table:table-cell office:value-type="float" office:value="0.904583" calcext:value-type="float">
            <text:p>0.904583</text:p>
          </table:table-cell>
          <table:table-cell office:value-type="string" calcext:value-type="string">
            <text:p><text:s/></text:p>
          </table:table-cell>
          <table:table-cell office:value-type="float" office:value="-1.7627" calcext:value-type="float">
            <text:p>-1.7627</text:p>
          </table:table-cell>
          <table:table-cell office:value-type="float" office:value="0.0303657" calcext:value-type="float">
            <text:p>0.0303657</text:p>
          </table:table-cell>
          <table:table-cell office:value-type="float" office:value="-1.50091" calcext:value-type="float">
            <text:p>-1.500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887006" calcext:value-type="float">
            <text:p>-0.0887006</text:p>
          </table:table-cell>
          <table:table-cell office:value-type="float" office:value="-0.676298" calcext:value-type="float">
            <text:p>-0.676298</text:p>
          </table:table-cell>
          <table:table-cell office:value-type="float" office:value="-0.0996477" calcext:value-type="float">
            <text:p>-0.0996477</text:p>
          </table:table-cell>
          <table:table-cell office:value-type="float" office:value="1.7669" calcext:value-type="float">
            <text:p>1.7669</text:p>
          </table:table-cell>
          <table:table-cell office:value-type="float" office:value="-0.0323877" calcext:value-type="float">
            <text:p>-0.0323877</text:p>
          </table:table-cell>
          <table:table-cell office:value-type="float" office:value="0.402281" calcext:value-type="float">
            <text:p>0.402281</text:p>
          </table:table-cell>
          <table:table-cell office:value-type="float" office:value="-0.00496073" calcext:value-type="float">
            <text:p>-0.00496073</text:p>
          </table:table-cell>
          <table:table-cell office:value-type="string" calcext:value-type="string">
            <text:p><text:s/></text:p>
          </table:table-cell>
          <table:table-cell office:value-type="float" office:value="0.287297" calcext:value-type="float">
            <text:p>0.287297</text:p>
          </table:table-cell>
          <table:table-cell office:value-type="float" office:value="-0.0873819" calcext:value-type="float">
            <text:p>-0.0873819</text:p>
          </table:table-cell>
          <table:table-cell office:value-type="float" office:value="0.906487" calcext:value-type="float">
            <text:p>0.906487</text:p>
          </table:table-cell>
          <table:table-cell office:value-type="string" calcext:value-type="string">
            <text:p><text:s/></text:p>
          </table:table-cell>
          <table:table-cell office:value-type="float" office:value="-1.75258" calcext:value-type="float">
            <text:p>-1.75258</text:p>
          </table:table-cell>
          <table:table-cell office:value-type="float" office:value="0.0285939" calcext:value-type="float">
            <text:p>0.0285939</text:p>
          </table:table-cell>
          <table:table-cell office:value-type="float" office:value="-1.49603" calcext:value-type="float">
            <text:p>-1.496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839977" calcext:value-type="float">
            <text:p>-0.0839977</text:p>
          </table:table-cell>
          <table:table-cell office:value-type="float" office:value="-0.677692" calcext:value-type="float">
            <text:p>-0.677692</text:p>
          </table:table-cell>
          <table:table-cell office:value-type="float" office:value="-0.0936868" calcext:value-type="float">
            <text:p>-0.0936868</text:p>
          </table:table-cell>
          <table:table-cell office:value-type="float" office:value="1.765" calcext:value-type="float">
            <text:p>1.765</text:p>
          </table:table-cell>
          <table:table-cell office:value-type="float" office:value="-0.03068" calcext:value-type="float">
            <text:p>-0.03068</text:p>
          </table:table-cell>
          <table:table-cell office:value-type="float" office:value="0.401043" calcext:value-type="float">
            <text:p>0.401043</text:p>
          </table:table-cell>
          <table:table-cell office:value-type="float" office:value="-0.00471177" calcext:value-type="float">
            <text:p>-0.00471177</text:p>
          </table:table-cell>
          <table:table-cell office:value-type="string" calcext:value-type="string">
            <text:p><text:s/></text:p>
          </table:table-cell>
          <table:table-cell office:value-type="float" office:value="0.286999" calcext:value-type="float">
            <text:p>0.286999</text:p>
          </table:table-cell>
          <table:table-cell office:value-type="float" office:value="-0.0823319" calcext:value-type="float">
            <text:p>-0.0823319</text:p>
          </table:table-cell>
          <table:table-cell office:value-type="float" office:value="0.908385" calcext:value-type="float">
            <text:p>0.908385</text:p>
          </table:table-cell>
          <table:table-cell office:value-type="string" calcext:value-type="string">
            <text:p><text:s/></text:p>
          </table:table-cell>
          <table:table-cell office:value-type="float" office:value="-1.74245" calcext:value-type="float">
            <text:p>-1.74245</text:p>
          </table:table-cell>
          <table:table-cell office:value-type="float" office:value="0.0267934" calcext:value-type="float">
            <text:p>0.0267934</text:p>
          </table:table-cell>
          <table:table-cell office:value-type="float" office:value="-1.49115" calcext:value-type="float">
            <text:p>-1.491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792945" calcext:value-type="float">
            <text:p>-0.0792945</text:p>
          </table:table-cell>
          <table:table-cell office:value-type="float" office:value="-0.679096" calcext:value-type="float">
            <text:p>-0.679096</text:p>
          </table:table-cell>
          <table:table-cell office:value-type="float" office:value="-0.0877134" calcext:value-type="float">
            <text:p>-0.0877134</text:p>
          </table:table-cell>
          <table:table-cell office:value-type="float" office:value="1.76309" calcext:value-type="float">
            <text:p>1.76309</text:p>
          </table:table-cell>
          <table:table-cell office:value-type="float" office:value="-0.0289744" calcext:value-type="float">
            <text:p>-0.0289744</text:p>
          </table:table-cell>
          <table:table-cell office:value-type="float" office:value="0.399804" calcext:value-type="float">
            <text:p>0.399804</text:p>
          </table:table-cell>
          <table:table-cell office:value-type="float" office:value="-0.00446258" calcext:value-type="float">
            <text:p>-0.00446258</text:p>
          </table:table-cell>
          <table:table-cell office:value-type="string" calcext:value-type="string">
            <text:p><text:s/></text:p>
          </table:table-cell>
          <table:table-cell office:value-type="float" office:value="0.286627" calcext:value-type="float">
            <text:p>0.286627</text:p>
          </table:table-cell>
          <table:table-cell office:value-type="float" office:value="-0.07727" calcext:value-type="float">
            <text:p>-0.07727</text:p>
          </table:table-cell>
          <table:table-cell office:value-type="float" office:value="0.910277" calcext:value-type="float">
            <text:p>0.910277</text:p>
          </table:table-cell>
          <table:table-cell office:value-type="string" calcext:value-type="string">
            <text:p><text:s/></text:p>
          </table:table-cell>
          <table:table-cell office:value-type="float" office:value="-1.7323" calcext:value-type="float">
            <text:p>-1.7323</text:p>
          </table:table-cell>
          <table:table-cell office:value-type="float" office:value="0.0249643" calcext:value-type="float">
            <text:p>0.0249643</text:p>
          </table:table-cell>
          <table:table-cell office:value-type="float" office:value="-1.48626" calcext:value-type="float">
            <text:p>-1.486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745923" calcext:value-type="float">
            <text:p>-0.0745923</text:p>
          </table:table-cell>
          <table:table-cell office:value-type="float" office:value="-0.680512" calcext:value-type="float">
            <text:p>-0.680512</text:p>
          </table:table-cell>
          <table:table-cell office:value-type="float" office:value="-0.0817289" calcext:value-type="float">
            <text:p>-0.0817289</text:p>
          </table:table-cell>
          <table:table-cell office:value-type="float" office:value="1.76116" calcext:value-type="float">
            <text:p>1.76116</text:p>
          </table:table-cell>
          <table:table-cell office:value-type="float" office:value="-0.0272715" calcext:value-type="float">
            <text:p>-0.0272715</text:p>
          </table:table-cell>
          <table:table-cell office:value-type="float" office:value="0.398567" calcext:value-type="float">
            <text:p>0.398567</text:p>
          </table:table-cell>
          <table:table-cell office:value-type="float" office:value="-0.00421321" calcext:value-type="float">
            <text:p>-0.00421321</text:p>
          </table:table-cell>
          <table:table-cell office:value-type="string" calcext:value-type="string">
            <text:p><text:s/>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-0.0721981" calcext:value-type="float">
            <text:p>-0.0721981</text:p>
          </table:table-cell>
          <table:table-cell office:value-type="float" office:value="0.912162" calcext:value-type="float">
            <text:p>0.912162</text:p>
          </table:table-cell>
          <table:table-cell office:value-type="string" calcext:value-type="string">
            <text:p><text:s/></text:p>
          </table:table-cell>
          <table:table-cell office:value-type="float" office:value="-1.72215" calcext:value-type="float">
            <text:p>-1.72215</text:p>
          </table:table-cell>
          <table:table-cell office:value-type="float" office:value="0.0231069" calcext:value-type="float">
            <text:p>0.0231069</text:p>
          </table:table-cell>
          <table:table-cell office:value-type="float" office:value="-1.48137" calcext:value-type="float">
            <text:p>-1.481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698923" calcext:value-type="float">
            <text:p>-0.0698923</text:p>
          </table:table-cell>
          <table:table-cell office:value-type="float" office:value="-0.681937" calcext:value-type="float">
            <text:p>-0.681937</text:p>
          </table:table-cell>
          <table:table-cell office:value-type="float" office:value="-0.0757349" calcext:value-type="float">
            <text:p>-0.0757349</text:p>
          </table:table-cell>
          <table:table-cell office:value-type="float" office:value="1.75923" calcext:value-type="float">
            <text:p>1.75923</text:p>
          </table:table-cell>
          <table:table-cell office:value-type="float" office:value="-0.0255715" calcext:value-type="float">
            <text:p>-0.0255715</text:p>
          </table:table-cell>
          <table:table-cell office:value-type="float" office:value="0.39733" calcext:value-type="float">
            <text:p>0.39733</text:p>
          </table:table-cell>
          <table:table-cell office:value-type="float" office:value="-0.00396372" calcext:value-type="float">
            <text:p>-0.00396372</text:p>
          </table:table-cell>
          <table:table-cell office:value-type="string" calcext:value-type="string">
            <text:p><text:s/></text:p>
          </table:table-cell>
          <table:table-cell office:value-type="float" office:value="0.285662" calcext:value-type="float">
            <text:p>0.285662</text:p>
          </table:table-cell>
          <table:table-cell office:value-type="float" office:value="-0.0671185" calcext:value-type="float">
            <text:p>-0.0671185</text:p>
          </table:table-cell>
          <table:table-cell office:value-type="float" office:value="0.91404" calcext:value-type="float">
            <text:p>0.91404</text:p>
          </table:table-cell>
          <table:table-cell office:value-type="string" calcext:value-type="string">
            <text:p><text:s/></text:p>
          </table:table-cell>
          <table:table-cell office:value-type="float" office:value="-1.71199" calcext:value-type="float">
            <text:p>-1.71199</text:p>
          </table:table-cell>
          <table:table-cell office:value-type="float" office:value="0.0212217" calcext:value-type="float">
            <text:p>0.0212217</text:p>
          </table:table-cell>
          <table:table-cell office:value-type="float" office:value="-1.47648" calcext:value-type="float">
            <text:p>-1.476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651958" calcext:value-type="float">
            <text:p>-0.0651958</text:p>
          </table:table-cell>
          <table:table-cell office:value-type="float" office:value="-0.683371" calcext:value-type="float">
            <text:p>-0.683371</text:p>
          </table:table-cell>
          <table:table-cell office:value-type="float" office:value="-0.0697328" calcext:value-type="float">
            <text:p>-0.0697328</text:p>
          </table:table-cell>
          <table:table-cell office:value-type="float" office:value="1.75729" calcext:value-type="float">
            <text:p>1.75729</text:p>
          </table:table-cell>
          <table:table-cell office:value-type="float" office:value="-0.023875" calcext:value-type="float">
            <text:p>-0.023875</text:p>
          </table:table-cell>
          <table:table-cell office:value-type="float" office:value="0.396094" calcext:value-type="float">
            <text:p>0.396094</text:p>
          </table:table-cell>
          <table:table-cell office:value-type="float" office:value="-0.00371417" calcext:value-type="float">
            <text:p>-0.00371417</text:p>
          </table:table-cell>
          <table:table-cell office:value-type="string" calcext:value-type="string">
            <text:p><text:s/></text:p>
          </table:table-cell>
          <table:table-cell office:value-type="float" office:value="0.285069" calcext:value-type="float">
            <text:p>0.285069</text:p>
          </table:table-cell>
          <table:table-cell office:value-type="float" office:value="-0.0620332" calcext:value-type="float">
            <text:p>-0.0620332</text:p>
          </table:table-cell>
          <table:table-cell office:value-type="float" office:value="0.915908" calcext:value-type="float">
            <text:p>0.915908</text:p>
          </table:table-cell>
          <table:table-cell office:value-type="string" calcext:value-type="string">
            <text:p><text:s/></text:p>
          </table:table-cell>
          <table:table-cell office:value-type="float" office:value="-1.70183" calcext:value-type="float">
            <text:p>-1.70183</text:p>
          </table:table-cell>
          <table:table-cell office:value-type="float" office:value="0.0193089" calcext:value-type="float">
            <text:p>0.0193089</text:p>
          </table:table-cell>
          <table:table-cell office:value-type="float" office:value="-1.47159" calcext:value-type="float">
            <text:p>-1.471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60504" calcext:value-type="float">
            <text:p>-0.060504</text:p>
          </table:table-cell>
          <table:table-cell office:value-type="float" office:value="-0.684815" calcext:value-type="float">
            <text:p>-0.684815</text:p>
          </table:table-cell>
          <table:table-cell office:value-type="float" office:value="-0.0637242" calcext:value-type="float">
            <text:p>-0.0637242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-0.0221823" calcext:value-type="float">
            <text:p>-0.0221823</text:p>
          </table:table-cell>
          <table:table-cell office:value-type="float" office:value="0.39486" calcext:value-type="float">
            <text:p>0.39486</text:p>
          </table:table-cell>
          <table:table-cell office:value-type="float" office:value="-0.00346462" calcext:value-type="float">
            <text:p>-0.00346462</text:p>
          </table:table-cell>
          <table:table-cell office:value-type="string" calcext:value-type="string">
            <text:p><text:s/></text:p>
          </table:table-cell>
          <table:table-cell office:value-type="float" office:value="0.284402" calcext:value-type="float">
            <text:p>0.284402</text:p>
          </table:table-cell>
          <table:table-cell office:value-type="float" office:value="-0.0569446" calcext:value-type="float">
            <text:p>-0.0569446</text:p>
          </table:table-cell>
          <table:table-cell office:value-type="float" office:value="0.917767" calcext:value-type="float">
            <text:p>0.917767</text:p>
          </table:table-cell>
          <table:table-cell office:value-type="string" calcext:value-type="string">
            <text:p><text:s/></text:p>
          </table:table-cell>
          <table:table-cell office:value-type="float" office:value="-1.69167" calcext:value-type="float">
            <text:p>-1.69167</text:p>
          </table:table-cell>
          <table:table-cell office:value-type="float" office:value="0.0173688" calcext:value-type="float">
            <text:p>0.0173688</text:p>
          </table:table-cell>
          <table:table-cell office:value-type="float" office:value="-1.46671" calcext:value-type="float">
            <text:p>-1.466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558181" calcext:value-type="float">
            <text:p>-0.0558181</text:p>
          </table:table-cell>
          <table:table-cell office:value-type="float" office:value="-0.686268" calcext:value-type="float">
            <text:p>-0.686268</text:p>
          </table:table-cell>
          <table:table-cell office:value-type="float" office:value="-0.0577107" calcext:value-type="float">
            <text:p>-0.0577107</text:p>
          </table:table-cell>
          <table:table-cell office:value-type="float" office:value="1.75338" calcext:value-type="float">
            <text:p>1.75338</text:p>
          </table:table-cell>
          <table:table-cell office:value-type="float" office:value="-0.020494" calcext:value-type="float">
            <text:p>-0.020494</text:p>
          </table:table-cell>
          <table:table-cell office:value-type="float" office:value="0.393628" calcext:value-type="float">
            <text:p>0.393628</text:p>
          </table:table-cell>
          <table:table-cell office:value-type="float" office:value="-0.00321514" calcext:value-type="float">
            <text:p>-0.00321514</text:p>
          </table:table-cell>
          <table:table-cell office:value-type="string" calcext:value-type="string">
            <text:p><text:s/></text:p>
          </table:table-cell>
          <table:table-cell office:value-type="float" office:value="0.283661" calcext:value-type="float">
            <text:p>0.283661</text:p>
          </table:table-cell>
          <table:table-cell office:value-type="float" office:value="-0.0518547" calcext:value-type="float">
            <text:p>-0.0518547</text:p>
          </table:table-cell>
          <table:table-cell office:value-type="float" office:value="0.919615" calcext:value-type="float">
            <text:p>0.919615</text:p>
          </table:table-cell>
          <table:table-cell office:value-type="string" calcext:value-type="string">
            <text:p><text:s/></text:p>
          </table:table-cell>
          <table:table-cell office:value-type="float" office:value="-1.68151" calcext:value-type="float">
            <text:p>-1.68151</text:p>
          </table:table-cell>
          <table:table-cell office:value-type="float" office:value="0.015402" calcext:value-type="float">
            <text:p>0.015402</text:p>
          </table:table-cell>
          <table:table-cell office:value-type="float" office:value="-1.46184" calcext:value-type="float">
            <text:p>-1.461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511393" calcext:value-type="float">
            <text:p>-0.0511393</text:p>
          </table:table-cell>
          <table:table-cell office:value-type="float" office:value="-0.687729" calcext:value-type="float">
            <text:p>-0.687729</text:p>
          </table:table-cell>
          <table:table-cell office:value-type="float" office:value="-0.0516938" calcext:value-type="float">
            <text:p>-0.0516938</text:p>
          </table:table-cell>
          <table:table-cell office:value-type="float" office:value="1.75142" calcext:value-type="float">
            <text:p>1.75142</text:p>
          </table:table-cell>
          <table:table-cell office:value-type="float" office:value="-0.0188103" calcext:value-type="float">
            <text:p>-0.0188103</text:p>
          </table:table-cell>
          <table:table-cell office:value-type="float" office:value="0.392399" calcext:value-type="float">
            <text:p>0.392399</text:p>
          </table:table-cell>
          <table:table-cell office:value-type="float" office:value="-0.00296578" calcext:value-type="float">
            <text:p>-0.00296578</text:p>
          </table:table-cell>
          <table:table-cell office:value-type="string" calcext:value-type="string">
            <text:p><text:s/></text:p>
          </table:table-cell>
          <table:table-cell office:value-type="float" office:value="0.282847" calcext:value-type="float">
            <text:p>0.282847</text:p>
          </table:table-cell>
          <table:table-cell office:value-type="float" office:value="-0.0467657" calcext:value-type="float">
            <text:p>-0.0467657</text:p>
          </table:table-cell>
          <table:table-cell office:value-type="float" office:value="0.921451" calcext:value-type="float">
            <text:p>0.921451</text:p>
          </table:table-cell>
          <table:table-cell office:value-type="string" calcext:value-type="string">
            <text:p><text:s/></text:p>
          </table:table-cell>
          <table:table-cell office:value-type="float" office:value="-1.67136" calcext:value-type="float">
            <text:p>-1.67136</text:p>
          </table:table-cell>
          <table:table-cell office:value-type="float" office:value="0.0134089" calcext:value-type="float">
            <text:p>0.0134089</text:p>
          </table:table-cell>
          <table:table-cell office:value-type="float" office:value="-1.45697" calcext:value-type="float">
            <text:p>-1.456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64689" calcext:value-type="float">
            <text:p>-0.0464689</text:p>
          </table:table-cell>
          <table:table-cell office:value-type="float" office:value="-0.689198" calcext:value-type="float">
            <text:p>-0.689198</text:p>
          </table:table-cell>
          <table:table-cell office:value-type="float" office:value="-0.045675" calcext:value-type="float">
            <text:p>-0.045675</text:p>
          </table:table-cell>
          <table:table-cell office:value-type="float" office:value="1.74945" calcext:value-type="float">
            <text:p>1.74945</text:p>
          </table:table-cell>
          <table:table-cell office:value-type="float" office:value="-0.0171318" calcext:value-type="float">
            <text:p>-0.0171318</text:p>
          </table:table-cell>
          <table:table-cell office:value-type="float" office:value="0.391172" calcext:value-type="float">
            <text:p>0.391172</text:p>
          </table:table-cell>
          <table:table-cell office:value-type="float" office:value="-0.0027166" calcext:value-type="float">
            <text:p>-0.0027166</text:p>
          </table:table-cell>
          <table:table-cell office:value-type="string" calcext:value-type="string">
            <text:p><text:s/>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-0.0416799" calcext:value-type="float">
            <text:p>-0.0416799</text:p>
          </table:table-cell>
          <table:table-cell office:value-type="float" office:value="0.923275" calcext:value-type="float">
            <text:p>0.923275</text:p>
          </table:table-cell>
          <table:table-cell office:value-type="string" calcext:value-type="string">
            <text:p><text:s/></text:p>
          </table:table-cell>
          <table:table-cell office:value-type="float" office:value="-1.66121" calcext:value-type="float">
            <text:p>-1.66121</text:p>
          </table:table-cell>
          <table:table-cell office:value-type="float" office:value="0.0113898" calcext:value-type="float">
            <text:p>0.0113898</text:p>
          </table:table-cell>
          <table:table-cell office:value-type="float" office:value="-1.45212" calcext:value-type="float">
            <text:p>-1.452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41808" calcext:value-type="float">
            <text:p>-0.041808</text:p>
          </table:table-cell>
          <table:table-cell office:value-type="float" office:value="-0.690673" calcext:value-type="float">
            <text:p>-0.690673</text:p>
          </table:table-cell>
          <table:table-cell office:value-type="float" office:value="-0.039656" calcext:value-type="float">
            <text:p>-0.039656</text:p>
          </table:table-cell>
          <table:table-cell office:value-type="float" office:value="1.74747" calcext:value-type="float">
            <text:p>1.74747</text:p>
          </table:table-cell>
          <table:table-cell office:value-type="float" office:value="-0.0154588" calcext:value-type="float">
            <text:p>-0.0154588</text:p>
          </table:table-cell>
          <table:table-cell office:value-type="float" office:value="0.38995" calcext:value-type="float">
            <text:p>0.38995</text:p>
          </table:table-cell>
          <table:table-cell office:value-type="float" office:value="-0.00246767" calcext:value-type="float">
            <text:p>-0.00246767</text:p>
          </table:table-cell>
          <table:table-cell office:value-type="string" calcext:value-type="string">
            <text:p><text:s/></text:p>
          </table:table-cell>
          <table:table-cell office:value-type="float" office:value="0.281001" calcext:value-type="float">
            <text:p>0.281001</text:p>
          </table:table-cell>
          <table:table-cell office:value-type="float" office:value="-0.0365993" calcext:value-type="float">
            <text:p>-0.0365993</text:p>
          </table:table-cell>
          <table:table-cell office:value-type="float" office:value="0.925086" calcext:value-type="float">
            <text:p>0.925086</text:p>
          </table:table-cell>
          <table:table-cell office:value-type="string" calcext:value-type="string">
            <text:p><text:s/></text:p>
          </table:table-cell>
          <table:table-cell office:value-type="float" office:value="-1.65108" calcext:value-type="float">
            <text:p>-1.65108</text:p>
          </table:table-cell>
          <table:table-cell office:value-type="float" office:value="0.00934548" calcext:value-type="float">
            <text:p>0.00934548</text:p>
          </table:table-cell>
          <table:table-cell office:value-type="float" office:value="-1.44728" calcext:value-type="float">
            <text:p>-1.447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371579" calcext:value-type="float">
            <text:p>-0.0371579</text:p>
          </table:table-cell>
          <table:table-cell office:value-type="float" office:value="-0.692156" calcext:value-type="float">
            <text:p>-0.692156</text:p>
          </table:table-cell>
          <table:table-cell office:value-type="float" office:value="-0.0336382" calcext:value-type="float">
            <text:p>-0.0336382</text:p>
          </table:table-cell>
          <table:table-cell office:value-type="float" office:value="1.74549" calcext:value-type="float">
            <text:p>1.74549</text:p>
          </table:table-cell>
          <table:table-cell office:value-type="float" office:value="-0.0137917" calcext:value-type="float">
            <text:p>-0.0137917</text:p>
          </table:table-cell>
          <table:table-cell office:value-type="float" office:value="0.388731" calcext:value-type="float">
            <text:p>0.388731</text:p>
          </table:table-cell>
          <table:table-cell office:value-type="float" office:value="-0.00221904" calcext:value-type="float">
            <text:p>-0.00221904</text:p>
          </table:table-cell>
          <table:table-cell office:value-type="string" calcext:value-type="string">
            <text:p><text:s/>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-0.0315262" calcext:value-type="float">
            <text:p>-0.0315262</text:p>
          </table:table-cell>
          <table:table-cell office:value-type="float" office:value="0.926883" calcext:value-type="float">
            <text:p>0.926883</text:p>
          </table:table-cell>
          <table:table-cell office:value-type="string" calcext:value-type="string">
            <text:p><text:s/></text:p>
          </table:table-cell>
          <table:table-cell office:value-type="float" office:value="-1.64096" calcext:value-type="float">
            <text:p>-1.64096</text:p>
          </table:table-cell>
          <table:table-cell office:value-type="float" office:value="0.00727631" calcext:value-type="float">
            <text:p>0.00727631</text:p>
          </table:table-cell>
          <table:table-cell office:value-type="float" office:value="-1.44245" calcext:value-type="float">
            <text:p>-1.442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325197" calcext:value-type="float">
            <text:p>-0.0325197</text:p>
          </table:table-cell>
          <table:table-cell office:value-type="float" office:value="-0.693645" calcext:value-type="float">
            <text:p>-0.693645</text:p>
          </table:table-cell>
          <table:table-cell office:value-type="float" office:value="-0.0276232" calcext:value-type="float">
            <text:p>-0.0276232</text:p>
          </table:table-cell>
          <table:table-cell office:value-type="float" office:value="1.7435" calcext:value-type="float">
            <text:p>1.7435</text:p>
          </table:table-cell>
          <table:table-cell office:value-type="float" office:value="-0.012131" calcext:value-type="float">
            <text:p>-0.012131</text:p>
          </table:table-cell>
          <table:table-cell office:value-type="float" office:value="0.387517" calcext:value-type="float">
            <text:p>0.387517</text:p>
          </table:table-cell>
          <table:table-cell office:value-type="float" office:value="-0.00197077" calcext:value-type="float">
            <text:p>-0.00197077</text:p>
          </table:table-cell>
          <table:table-cell office:value-type="string" calcext:value-type="string">
            <text:p><text:s/></text:p>
          </table:table-cell>
          <table:table-cell office:value-type="float" office:value="0.278865" calcext:value-type="float">
            <text:p>0.278865</text:p>
          </table:table-cell>
          <table:table-cell office:value-type="float" office:value="-0.0264627" calcext:value-type="float">
            <text:p>-0.0264627</text:p>
          </table:table-cell>
          <table:table-cell office:value-type="float" office:value="0.928664" calcext:value-type="float">
            <text:p>0.928664</text:p>
          </table:table-cell>
          <table:table-cell office:value-type="string" calcext:value-type="string">
            <text:p><text:s/></text:p>
          </table:table-cell>
          <table:table-cell office:value-type="float" office:value="-1.63086" calcext:value-type="float">
            <text:p>-1.63086</text:p>
          </table:table-cell>
          <table:table-cell office:value-type="float" office:value="0.00518289" calcext:value-type="float">
            <text:p>0.00518289</text:p>
          </table:table-cell>
          <table:table-cell office:value-type="float" office:value="-1.43764" calcext:value-type="float">
            <text:p>-1.437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278946" calcext:value-type="float">
            <text:p>-0.0278946</text:p>
          </table:table-cell>
          <table:table-cell office:value-type="float" office:value="-0.69514" calcext:value-type="float">
            <text:p>-0.69514</text:p>
          </table:table-cell>
          <table:table-cell office:value-type="float" office:value="-0.0216126" calcext:value-type="float">
            <text:p>-0.0216126</text:p>
          </table:table-cell>
          <table:table-cell office:value-type="float" office:value="1.74152" calcext:value-type="float">
            <text:p>1.74152</text:p>
          </table:table-cell>
          <table:table-cell office:value-type="float" office:value="-0.0104769" calcext:value-type="float">
            <text:p>-0.0104769</text:p>
          </table:table-cell>
          <table:table-cell office:value-type="float" office:value="0.386308" calcext:value-type="float">
            <text:p>0.386308</text:p>
          </table:table-cell>
          <table:table-cell office:value-type="float" office:value="-0.00172292" calcext:value-type="float">
            <text:p>-0.00172292</text:p>
          </table:table-cell>
          <table:table-cell office:value-type="string" calcext:value-type="string">
            <text:p><text:s/></text:p>
          </table:table-cell>
          <table:table-cell office:value-type="float" office:value="0.277691" calcext:value-type="float">
            <text:p>0.277691</text:p>
          </table:table-cell>
          <table:table-cell office:value-type="float" office:value="-0.021411" calcext:value-type="float">
            <text:p>-0.021411</text:p>
          </table:table-cell>
          <table:table-cell office:value-type="float" office:value="0.93043" calcext:value-type="float">
            <text:p>0.93043</text:p>
          </table:table-cell>
          <table:table-cell office:value-type="string" calcext:value-type="string">
            <text:p><text:s/></text:p>
          </table:table-cell>
          <table:table-cell office:value-type="float" office:value="-1.62077" calcext:value-type="float">
            <text:p>-1.62077</text:p>
          </table:table-cell>
          <table:table-cell office:value-type="float" office:value="0.00306583" calcext:value-type="float">
            <text:p>0.00306583</text:p>
          </table:table-cell>
          <table:table-cell office:value-type="float" office:value="-1.43285" calcext:value-type="float">
            <text:p>-1.432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0232837" calcext:value-type="float">
            <text:p>-0.0232837</text:p>
          </table:table-cell>
          <table:table-cell office:value-type="float" office:value="-0.696641" calcext:value-type="float">
            <text:p>-0.696641</text:p>
          </table:table-cell>
          <table:table-cell office:value-type="float" office:value="-0.0156078" calcext:value-type="float">
            <text:p>-0.0156078</text:p>
          </table:table-cell>
          <table:table-cell office:value-type="float" office:value="1.73953" calcext:value-type="float">
            <text:p>1.73953</text:p>
          </table:table-cell>
          <table:table-cell office:value-type="float" office:value="-0.00882987" calcext:value-type="float">
            <text:p>-0.00882987</text:p>
          </table:table-cell>
          <table:table-cell office:value-type="float" office:value="0.385104" calcext:value-type="float">
            <text:p>0.385104</text:p>
          </table:table-cell>
          <table:table-cell office:value-type="float" office:value="-0.00147555" calcext:value-type="float">
            <text:p>-0.00147555</text:p>
          </table:table-cell>
          <table:table-cell office:value-type="string" calcext:value-type="string">
            <text:p><text:s/></text:p>
          </table:table-cell>
          <table:table-cell office:value-type="float" office:value="0.276447" calcext:value-type="float">
            <text:p>0.276447</text:p>
          </table:table-cell>
          <table:table-cell office:value-type="float" office:value="-0.0163731" calcext:value-type="float">
            <text:p>-0.0163731</text:p>
          </table:table-cell>
          <table:table-cell office:value-type="float" office:value="0.932179" calcext:value-type="float">
            <text:p>0.932179</text:p>
          </table:table-cell>
          <table:table-cell office:value-type="string" calcext:value-type="string">
            <text:p><text:s/></text:p>
          </table:table-cell>
          <table:table-cell office:value-type="float" office:value="-1.61071" calcext:value-type="float">
            <text:p>-1.61071</text:p>
          </table:table-cell>
          <table:table-cell office:value-type="float" office:value="0.000925746" calcext:value-type="float">
            <text:p>0.000925746</text:p>
          </table:table-cell>
          <table:table-cell office:value-type="float" office:value="-1.42808" calcext:value-type="float">
            <text:p>-1.428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186882" calcext:value-type="float">
            <text:p>-0.0186882</text:p>
          </table:table-cell>
          <table:table-cell office:value-type="float" office:value="-0.698146" calcext:value-type="float">
            <text:p>-0.698146</text:p>
          </table:table-cell>
          <table:table-cell office:value-type="float" office:value="-0.0096104" calcext:value-type="float">
            <text:p>-0.0096104</text:p>
          </table:table-cell>
          <table:table-cell office:value-type="float" office:value="1.73754" calcext:value-type="float">
            <text:p>1.73754</text:p>
          </table:table-cell>
          <table:table-cell office:value-type="float" office:value="-0.0071903" calcext:value-type="float">
            <text:p>-0.0071903</text:p>
          </table:table-cell>
          <table:table-cell office:value-type="float" office:value="0.383905" calcext:value-type="float">
            <text:p>0.383905</text:p>
          </table:table-cell>
          <table:table-cell office:value-type="float" office:value="-0.00122871" calcext:value-type="float">
            <text:p>-0.00122871</text:p>
          </table:table-cell>
          <table:table-cell office:value-type="string" calcext:value-type="string">
            <text:p><text:s/></text:p>
          </table:table-cell>
          <table:table-cell office:value-type="float" office:value="0.275133" calcext:value-type="float">
            <text:p>0.275133</text:p>
          </table:table-cell>
          <table:table-cell office:value-type="float" office:value="-0.0113511" calcext:value-type="float">
            <text:p>-0.0113511</text:p>
          </table:table-cell>
          <table:table-cell office:value-type="float" office:value="0.933911" calcext:value-type="float">
            <text:p>0.933911</text:p>
          </table:table-cell>
          <table:table-cell office:value-type="string" calcext:value-type="string">
            <text:p><text:s/></text:p>
          </table:table-cell>
          <table:table-cell office:value-type="float" office:value="-1.60067" calcext:value-type="float">
            <text:p>-1.60067</text:p>
          </table:table-cell>
          <table:table-cell office:value-type="float" office:value="-0.00123671" calcext:value-type="float">
            <text:p>-0.00123671</text:p>
          </table:table-cell>
          <table:table-cell office:value-type="float" office:value="-1.42333" calcext:value-type="float">
            <text:p>-1.423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141092" calcext:value-type="float">
            <text:p>-0.0141092</text:p>
          </table:table-cell>
          <table:table-cell office:value-type="float" office:value="-0.699655" calcext:value-type="float">
            <text:p>-0.699655</text:p>
          </table:table-cell>
          <table:table-cell office:value-type="float" office:value="-0.00362192" calcext:value-type="float">
            <text:p>-0.00362192</text:p>
          </table:table-cell>
          <table:table-cell office:value-type="float" office:value="1.73554" calcext:value-type="float">
            <text:p>1.73554</text:p>
          </table:table-cell>
          <table:table-cell office:value-type="float" office:value="-0.00555852" calcext:value-type="float">
            <text:p>-0.00555852</text:p>
          </table:table-cell>
          <table:table-cell office:value-type="float" office:value="0.382713" calcext:value-type="float">
            <text:p>0.382713</text:p>
          </table:table-cell>
          <table:table-cell office:value-type="float" office:value="-0.00098246" calcext:value-type="float">
            <text:p>-0.00098246</text:p>
          </table:table-cell>
          <table:table-cell office:value-type="string" calcext:value-type="string">
            <text:p><text:s/></text:p>
          </table:table-cell>
          <table:table-cell office:value-type="float" office:value="0.273751" calcext:value-type="float">
            <text:p>0.273751</text:p>
          </table:table-cell>
          <table:table-cell office:value-type="float" office:value="-0.00634706" calcext:value-type="float">
            <text:p>-0.00634706</text:p>
          </table:table-cell>
          <table:table-cell office:value-type="float" office:value="0.935624" calcext:value-type="float">
            <text:p>0.935624</text:p>
          </table:table-cell>
          <table:table-cell office:value-type="string" calcext:value-type="string">
            <text:p><text:s/></text:p>
          </table:table-cell>
          <table:table-cell office:value-type="float" office:value="-1.59066" calcext:value-type="float">
            <text:p>-1.59066</text:p>
          </table:table-cell>
          <table:table-cell office:value-type="float" office:value="-0.00342085" calcext:value-type="float">
            <text:p>-0.00342085</text:p>
          </table:table-cell>
          <table:table-cell office:value-type="float" office:value="-1.4186" calcext:value-type="float">
            <text:p>-1.41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0954767" calcext:value-type="float">
            <text:p>-0.00954767</text:p>
          </table:table-cell>
          <table:table-cell office:value-type="float" office:value="-0.701169" calcext:value-type="float">
            <text:p>-0.701169</text:p>
          </table:table-cell>
          <table:table-cell office:value-type="float" office:value="0.00235619" calcext:value-type="float">
            <text:p>0.00235619</text:p>
          </table:table-cell>
          <table:table-cell office:value-type="float" office:value="1.73355" calcext:value-type="float">
            <text:p>1.73355</text:p>
          </table:table-cell>
          <table:table-cell office:value-type="float" office:value="-0.00393488" calcext:value-type="float">
            <text:p>-0.00393488</text:p>
          </table:table-cell>
          <table:table-cell office:value-type="float" office:value="0.381528" calcext:value-type="float">
            <text:p>0.381528</text:p>
          </table:table-cell>
          <table:table-cell office:value-type="float" office:value="-0.000736857" calcext:value-type="float">
            <text:p>-0.000736857</text:p>
          </table:table-cell>
          <table:table-cell office:value-type="string" calcext:value-type="string">
            <text:p><text:s/></text:p>
          </table:table-cell>
          <table:table-cell office:value-type="float" office:value="0.272302" calcext:value-type="float">
            <text:p>0.272302</text:p>
          </table:table-cell>
          <table:table-cell office:value-type="float" office:value="-0.00136301" calcext:value-type="float">
            <text:p>-0.00136301</text:p>
          </table:table-cell>
          <table:table-cell office:value-type="float" office:value="0.937319" calcext:value-type="float">
            <text:p>0.937319</text:p>
          </table:table-cell>
          <table:table-cell office:value-type="string" calcext:value-type="string">
            <text:p><text:s/></text:p>
          </table:table-cell>
          <table:table-cell office:value-type="float" office:value="-1.58068" calcext:value-type="float">
            <text:p>-1.58068</text:p>
          </table:table-cell>
          <table:table-cell office:value-type="float" office:value="-0.005626" calcext:value-type="float">
            <text:p>-0.005626</text:p>
          </table:table-cell>
          <table:table-cell office:value-type="float" office:value="-1.41391" calcext:value-type="float">
            <text:p>-1.413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0500479" calcext:value-type="float">
            <text:p>-0.00500479</text:p>
          </table:table-cell>
          <table:table-cell office:value-type="float" office:value="-0.702686" calcext:value-type="float">
            <text:p>-0.702686</text:p>
          </table:table-cell>
          <table:table-cell office:value-type="float" office:value="0.00832245" calcext:value-type="float">
            <text:p>0.00832245</text:p>
          </table:table-cell>
          <table:table-cell office:value-type="float" office:value="1.73156" calcext:value-type="float">
            <text:p>1.73156</text:p>
          </table:table-cell>
          <table:table-cell office:value-type="float" office:value="-0.00231972" calcext:value-type="float">
            <text:p>-0.00231972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-0.000491952" calcext:value-type="float">
            <text:p>-0.000491952</text:p>
          </table:table-cell>
          <table:table-cell office:value-type="string" calcext:value-type="string">
            <text:p><text:s/></text:p>
          </table:table-cell>
          <table:table-cell office:value-type="float" office:value="0.270786" calcext:value-type="float">
            <text:p>0.270786</text:p>
          </table:table-cell>
          <table:table-cell office:value-type="float" office:value="0.0035991" calcext:value-type="float">
            <text:p>0.0035991</text:p>
          </table:table-cell>
          <table:table-cell office:value-type="float" office:value="0.938995" calcext:value-type="float">
            <text:p>0.938995</text:p>
          </table:table-cell>
          <table:table-cell office:value-type="string" calcext:value-type="string">
            <text:p><text:s/></text:p>
          </table:table-cell>
          <table:table-cell office:value-type="float" office:value="-1.57073" calcext:value-type="float">
            <text:p>-1.57073</text:p>
          </table:table-cell>
          <table:table-cell office:value-type="float" office:value="-0.00785142" calcext:value-type="float">
            <text:p>-0.00785142</text:p>
          </table:table-cell>
          <table:table-cell office:value-type="float" office:value="-1.40923" calcext:value-type="float">
            <text:p>-1.40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0363943" calcext:value-type="float">
            <text:p>-0.00363943</text:p>
          </table:table-cell>
          <table:table-cell office:value-type="float" office:value="-0.703106" calcext:value-type="float">
            <text:p>-0.703106</text:p>
          </table:table-cell>
          <table:table-cell office:value-type="float" office:value="0.0101183" calcext:value-type="float">
            <text:p>0.0101183</text:p>
          </table:table-cell>
          <table:table-cell office:value-type="float" office:value="1.731" calcext:value-type="float">
            <text:p>1.731</text:p>
          </table:table-cell>
          <table:table-cell office:value-type="float" office:value="-0.00183337" calcext:value-type="float">
            <text:p>-0.00183337</text:p>
          </table:table-cell>
          <table:table-cell office:value-type="float" office:value="0.380012" calcext:value-type="float">
            <text:p>0.380012</text:p>
          </table:table-cell>
          <table:table-cell office:value-type="float" office:value="-0.000416708" calcext:value-type="float">
            <text:p>-0.000416708</text:p>
          </table:table-cell>
          <table:table-cell office:value-type="string" calcext:value-type="string">
            <text:p><text:s/></text:p>
          </table:table-cell>
          <table:table-cell office:value-type="float" office:value="0.27035" calcext:value-type="float">
            <text:p>0.27035</text:p>
          </table:table-cell>
          <table:table-cell office:value-type="float" office:value="0.00509006" calcext:value-type="float">
            <text:p>0.00509006</text:p>
          </table:table-cell>
          <table:table-cell office:value-type="float" office:value="0.939464" calcext:value-type="float">
            <text:p>0.939464</text:p>
          </table:table-cell>
          <table:table-cell office:value-type="string" calcext:value-type="string">
            <text:p><text:s/></text:p>
          </table:table-cell>
          <table:table-cell office:value-type="float" office:value="-1.56773" calcext:value-type="float">
            <text:p>-1.56773</text:p>
          </table:table-cell>
          <table:table-cell office:value-type="float" office:value="-0.00852332" calcext:value-type="float">
            <text:p>-0.00852332</text:p>
          </table:table-cell>
          <table:table-cell office:value-type="float" office:value="-1.40792" calcext:value-type="float">
            <text:p>-1.407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00370796" calcext:value-type="float">
            <text:p>-0.00370796</text:p>
          </table:table-cell>
          <table:table-cell office:value-type="float" office:value="-0.703074" calcext:value-type="float">
            <text:p>-0.703074</text:p>
          </table:table-cell>
          <table:table-cell office:value-type="float" office:value="0.0100282" calcext:value-type="float">
            <text:p>0.0100282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768" calcext:value-type="float">
            <text:p>-0.00185768</text:p>
          </table:table-cell>
          <table:table-cell office:value-type="float" office:value="0.380037" calcext:value-type="float">
            <text:p>0.380037</text:p>
          </table:table-cell>
          <table:table-cell office:value-type="float" office:value="-0.000420415" calcext:value-type="float">
            <text:p>-0.000420415</text:p>
          </table:table-cell>
          <table:table-cell office:value-type="string" calcext:value-type="string">
            <text:p><text:s/></text:p>
          </table:table-cell>
          <table:table-cell office:value-type="float" office:value="0.270383" calcext:value-type="float">
            <text:p>0.270383</text:p>
          </table:table-cell>
          <table:table-cell office:value-type="float" office:value="0.00501518" calcext:value-type="float">
            <text:p>0.00501518</text:p>
          </table:table-cell>
          <table:table-cell office:value-type="float" office:value="0.939429" calcext:value-type="float">
            <text:p>0.939429</text:p>
          </table:table-cell>
          <table:table-cell office:value-type="string" calcext:value-type="string">
            <text:p><text:s/></text:p>
          </table:table-cell>
          <table:table-cell office:value-type="float" office:value="-1.56788" calcext:value-type="float">
            <text:p>-1.56788</text:p>
          </table:table-cell>
          <table:table-cell office:value-type="float" office:value="-0.00848935" calcext:value-type="float">
            <text:p>-0.00848935</text:p>
          </table:table-cell>
          <table:table-cell office:value-type="float" office:value="-1.40802" calcext:value-type="float">
            <text:p>-1.408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0370443" calcext:value-type="float">
            <text:p>-0.00370443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8" calcext:value-type="float">
            <text:p>0.0100328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44" calcext:value-type="float">
            <text:p>-0.00185644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31" calcext:value-type="float">
            <text:p>-0.000420231</text:p>
          </table:table-cell>
          <table:table-cell office:value-type="string" calcext:value-type="string">
            <text:p><text:s/>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0.00501904" calcext:value-type="float">
            <text:p>0.00501904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12" calcext:value-type="float">
            <text:p>-0.0084911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0370461" calcext:value-type="float">
            <text:p>-0.00370461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1" calcext:value-type="float">
            <text:p>-0.000420241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4" calcext:value-type="float">
            <text:p>0.00501884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2" calcext:value-type="float">
            <text:p>-0.0084910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0528823" calcext:value-type="float">
            <text:p>-0.00528823</text:p>
          </table:table-cell>
          <table:table-cell office:value-type="float" office:value="-0.703089" calcext:value-type="float">
            <text:p>-0.703089</text:p>
          </table:table-cell>
          <table:table-cell office:value-type="float" office:value="0.00794797" calcext:value-type="float">
            <text:p>0.00794797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242601" calcext:value-type="float">
            <text:p>-0.00242601</text:p>
          </table:table-cell>
          <table:table-cell office:value-type="float" office:value="0.380048" calcext:value-type="float">
            <text:p>0.380048</text:p>
          </table:table-cell>
          <table:table-cell office:value-type="float" office:value="-0.000512486" calcext:value-type="float">
            <text:p>-0.000512486</text:p>
          </table:table-cell>
          <table:table-cell office:value-type="string" calcext:value-type="string">
            <text:p><text:s/></text:p>
          </table:table-cell>
          <table:table-cell office:value-type="float" office:value="0.270385" calcext:value-type="float">
            <text:p>0.270385</text:p>
          </table:table-cell>
          <table:table-cell office:value-type="float" office:value="0.00329186" calcext:value-type="float">
            <text:p>0.00329186</text:p>
          </table:table-cell>
          <table:table-cell office:value-type="float" office:value="0.939436" calcext:value-type="float">
            <text:p>0.939436</text:p>
          </table:table-cell>
          <table:table-cell office:value-type="string" calcext:value-type="string">
            <text:p><text:s/></text:p>
          </table:table-cell>
          <table:table-cell office:value-type="float" office:value="-1.57136" calcext:value-type="float">
            <text:p>-1.57136</text:p>
          </table:table-cell>
          <table:table-cell office:value-type="float" office:value="-0.00772193" calcext:value-type="float">
            <text:p>-0.0077219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99595" calcext:value-type="float">
            <text:p>-0.0099595</text:p>
          </table:table-cell>
          <table:table-cell office:value-type="float" office:value="-0.703159" calcext:value-type="float">
            <text:p>-0.703159</text:p>
          </table:table-cell>
          <table:table-cell office:value-type="float" office:value="0.00179952" calcext:value-type="float">
            <text:p>0.00179952</text:p>
          </table:table-cell>
          <table:table-cell office:value-type="float" office:value="1.73107" calcext:value-type="float">
            <text:p>1.73107</text:p>
          </table:table-cell>
          <table:table-cell office:value-type="float" office:value="-0.00410573" calcext:value-type="float">
            <text:p>-0.00410573</text:p>
          </table:table-cell>
          <table:table-cell office:value-type="float" office:value="0.380101" calcext:value-type="float">
            <text:p>0.380101</text:p>
          </table:table-cell>
          <table:table-cell office:value-type="float" office:value="-0.000784104" calcext:value-type="float">
            <text:p>-0.000784104</text:p>
          </table:table-cell>
          <table:table-cell office:value-type="string" calcext:value-type="string">
            <text:p><text:s/></text:p>
          </table:table-cell>
          <table:table-cell office:value-type="float" office:value="0.270338" calcext:value-type="float">
            <text:p>0.270338</text:p>
          </table:table-cell>
          <table:table-cell office:value-type="float" office:value="-0.00180157" calcext:value-type="float">
            <text:p>-0.00180157</text:p>
          </table:table-cell>
          <table:table-cell office:value-type="float" office:value="0.939443" calcext:value-type="float">
            <text:p>0.939443</text:p>
          </table:table-cell>
          <table:table-cell office:value-type="string" calcext:value-type="string">
            <text:p><text:s/></text:p>
          </table:table-cell>
          <table:table-cell office:value-type="float" office:value="-1.58163" calcext:value-type="float">
            <text:p>-1.58163</text:p>
          </table:table-cell>
          <table:table-cell office:value-type="float" office:value="-0.00545278" calcext:value-type="float">
            <text:p>-0.00545278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144806" calcext:value-type="float">
            <text:p>-0.0144806</text:p>
          </table:table-cell>
          <table:table-cell office:value-type="float" office:value="-0.703224" calcext:value-type="float">
            <text:p>-0.703224</text:p>
          </table:table-cell>
          <table:table-cell office:value-type="float" office:value="-0.00415119" calcext:value-type="float">
            <text:p>-0.00415119</text:p>
          </table:table-cell>
          <table:table-cell office:value-type="float" office:value="1.7311" calcext:value-type="float">
            <text:p>1.7311</text:p>
          </table:table-cell>
          <table:table-cell office:value-type="float" office:value="-0.00573146" calcext:value-type="float">
            <text:p>-0.00573146</text:p>
          </table:table-cell>
          <table:table-cell office:value-type="float" office:value="0.380159" calcext:value-type="float">
            <text:p>0.380159</text:p>
          </table:table-cell>
          <table:table-cell office:value-type="float" office:value="-0.00104685" calcext:value-type="float">
            <text:p>-0.00104685</text:p>
          </table:table-cell>
          <table:table-cell office:value-type="string" calcext:value-type="string">
            <text:p><text:s/></text:p>
          </table:table-cell>
          <table:table-cell office:value-type="float" office:value="0.270237" calcext:value-type="float">
            <text:p>0.270237</text:p>
          </table:table-cell>
          <table:table-cell office:value-type="float" office:value="-0.00673041" calcext:value-type="float">
            <text:p>-0.00673041</text:p>
          </table:table-cell>
          <table:table-cell office:value-type="float" office:value="0.939433" calcext:value-type="float">
            <text:p>0.939433</text:p>
          </table:table-cell>
          <table:table-cell office:value-type="string" calcext:value-type="string">
            <text:p><text:s/></text:p>
          </table:table-cell>
          <table:table-cell office:value-type="float" office:value="-1.59157" calcext:value-type="float">
            <text:p>-1.59157</text:p>
          </table:table-cell>
          <table:table-cell office:value-type="float" office:value="-0.00325584" calcext:value-type="float">
            <text:p>-0.00325584</text:p>
          </table:table-cell>
          <table:table-cell office:value-type="float" office:value="-1.40804" calcext:value-type="float">
            <text:p>-1.40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190073" calcext:value-type="float">
            <text:p>-0.0190073</text:p>
          </table:table-cell>
          <table:table-cell office:value-type="float" office:value="-0.703297" calcext:value-type="float">
            <text:p>-0.703297</text:p>
          </table:table-cell>
          <table:table-cell office:value-type="float" office:value="-0.0101088" calcext:value-type="float">
            <text:p>-0.0101088</text:p>
          </table:table-cell>
          <table:table-cell office:value-type="float" office:value="1.73113" calcext:value-type="float">
            <text:p>1.73113</text:p>
          </table:table-cell>
          <table:table-cell office:value-type="float" office:value="-0.00735918" calcext:value-type="float">
            <text:p>-0.00735918</text:p>
          </table:table-cell>
          <table:table-cell office:value-type="float" office:value="0.38022" calcext:value-type="float">
            <text:p>0.38022</text:p>
          </table:table-cell>
          <table:table-cell office:value-type="float" office:value="-0.00130976" calcext:value-type="float">
            <text:p>-0.00130976</text:p>
          </table:table-cell>
          <table:table-cell office:value-type="string" calcext:value-type="string">
            <text:p><text:s/>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-0.0116635" calcext:value-type="float">
            <text:p>-0.0116635</text:p>
          </table:table-cell>
          <table:table-cell office:value-type="float" office:value="0.939413" calcext:value-type="float">
            <text:p>0.939413</text:p>
          </table:table-cell>
          <table:table-cell office:value-type="string" calcext:value-type="string">
            <text:p><text:s/></text:p>
          </table:table-cell>
          <table:table-cell office:value-type="float" office:value="-1.60153" calcext:value-type="float">
            <text:p>-1.60153</text:p>
          </table:table-cell>
          <table:table-cell office:value-type="float" office:value="-0.00105568" calcext:value-type="float">
            <text:p>-0.00105568</text:p>
          </table:table-cell>
          <table:table-cell office:value-type="float" office:value="-1.40809" calcext:value-type="float">
            <text:p>-1.40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0235309" calcext:value-type="float">
            <text:p>-0.0235309</text:p>
          </table:table-cell>
          <table:table-cell office:value-type="float" office:value="-0.703375" calcext:value-type="float">
            <text:p>-0.703375</text:p>
          </table:table-cell>
          <table:table-cell office:value-type="float" office:value="-0.0160623" calcext:value-type="float">
            <text:p>-0.0160623</text:p>
          </table:table-cell>
          <table:table-cell office:value-type="float" office:value="1.73115" calcext:value-type="float">
            <text:p>1.73115</text:p>
          </table:table-cell>
          <table:table-cell office:value-type="float" office:value="-0.00898585" calcext:value-type="float">
            <text:p>-0.00898585</text:p>
          </table:table-cell>
          <table:table-cell office:value-type="float" office:value="0.380284" calcext:value-type="float">
            <text:p>0.380284</text:p>
          </table:table-cell>
          <table:table-cell office:value-type="float" office:value="-0.00157236" calcext:value-type="float">
            <text:p>-0.00157236</text:p>
          </table:table-cell>
          <table:table-cell office:value-type="string" calcext:value-type="string">
            <text:p><text:s/>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-0.0165909" calcext:value-type="float">
            <text:p>-0.0165909</text:p>
          </table:table-cell>
          <table:table-cell office:value-type="float" office:value="0.939383" calcext:value-type="float">
            <text:p>0.939383</text:p>
          </table:table-cell>
          <table:table-cell office:value-type="string" calcext:value-type="string">
            <text:p><text:s/></text:p>
          </table:table-cell>
          <table:table-cell office:value-type="float" office:value="-1.61148" calcext:value-type="float">
            <text:p>-1.61148</text:p>
          </table:table-cell>
          <table:table-cell office:value-type="float" office:value="0.00114357" calcext:value-type="float">
            <text:p>0.00114357</text:p>
          </table:table-cell>
          <table:table-cell office:value-type="float" office:value="-1.40815" calcext:value-type="float">
            <text:p>-1.408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280509" calcext:value-type="float">
            <text:p>-0.0280509</text:p>
          </table:table-cell>
          <table:table-cell office:value-type="float" office:value="-0.703459" calcext:value-type="float">
            <text:p>-0.703459</text:p>
          </table:table-cell>
          <table:table-cell office:value-type="float" office:value="-0.0220108" calcext:value-type="float">
            <text:p>-0.0220108</text:p>
          </table:table-cell>
          <table:table-cell office:value-type="float" office:value="1.73116" calcext:value-type="float">
            <text:p>1.73116</text:p>
          </table:table-cell>
          <table:table-cell office:value-type="float" office:value="-0.0106112" calcext:value-type="float">
            <text:p>-0.0106112</text:p>
          </table:table-cell>
          <table:table-cell office:value-type="float" office:value="0.380351" calcext:value-type="float">
            <text:p>0.380351</text:p>
          </table:table-cell>
          <table:table-cell office:value-type="float" office:value="-0.0018346" calcext:value-type="float">
            <text:p>-0.0018346</text:p>
          </table:table-cell>
          <table:table-cell office:value-type="string" calcext:value-type="string">
            <text:p><text:s/></text:p>
          </table:table-cell>
          <table:table-cell office:value-type="float" office:value="0.269565" calcext:value-type="float">
            <text:p>0.269565</text:p>
          </table:table-cell>
          <table:table-cell office:value-type="float" office:value="-0.0215114" calcext:value-type="float">
            <text:p>-0.0215114</text:p>
          </table:table-cell>
          <table:table-cell office:value-type="float" office:value="0.939342" calcext:value-type="float">
            <text:p>0.939342</text:p>
          </table:table-cell>
          <table:table-cell office:value-type="string" calcext:value-type="string">
            <text:p><text:s/></text:p>
          </table:table-cell>
          <table:table-cell office:value-type="float" office:value="-1.62141" calcext:value-type="float">
            <text:p>-1.62141</text:p>
          </table:table-cell>
          <table:table-cell office:value-type="float" office:value="0.00334155" calcext:value-type="float">
            <text:p>0.00334155</text:p>
          </table:table-cell>
          <table:table-cell office:value-type="float" office:value="-1.40822" calcext:value-type="float">
            <text:p>-1.408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325663" calcext:value-type="float">
            <text:p>-0.0325663</text:p>
          </table:table-cell>
          <table:table-cell office:value-type="float" office:value="-0.703549" calcext:value-type="float">
            <text:p>-0.703549</text:p>
          </table:table-cell>
          <table:table-cell office:value-type="float" office:value="-0.0279528" calcext:value-type="float">
            <text:p>-0.0279528</text:p>
          </table:table-cell>
          <table:table-cell office:value-type="float" office:value="1.73117" calcext:value-type="float">
            <text:p>1.73117</text:p>
          </table:table-cell>
          <table:table-cell office:value-type="float" office:value="-0.012235" calcext:value-type="float">
            <text:p>-0.012235</text:p>
          </table:table-cell>
          <table:table-cell office:value-type="float" office:value="0.380421" calcext:value-type="float">
            <text:p>0.380421</text:p>
          </table:table-cell>
          <table:table-cell office:value-type="float" office:value="-0.00209643" calcext:value-type="float">
            <text:p>-0.00209643</text:p>
          </table:table-cell>
          <table:table-cell office:value-type="string" calcext:value-type="string">
            <text:p><text:s/></text:p>
          </table:table-cell>
          <table:table-cell office:value-type="float" office:value="0.26922" calcext:value-type="float">
            <text:p>0.26922</text:p>
          </table:table-cell>
          <table:table-cell office:value-type="float" office:value="-0.026423" calcext:value-type="float">
            <text:p>-0.026423</text:p>
          </table:table-cell>
          <table:table-cell office:value-type="float" office:value="0.939291" calcext:value-type="float">
            <text:p>0.939291</text:p>
          </table:table-cell>
          <table:table-cell office:value-type="string" calcext:value-type="string">
            <text:p><text:s/></text:p>
          </table:table-cell>
          <table:table-cell office:value-type="float" office:value="-1.63134" calcext:value-type="float">
            <text:p>-1.63134</text:p>
          </table:table-cell>
          <table:table-cell office:value-type="float" office:value="0.00553773" calcext:value-type="float">
            <text:p>0.00553773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37076" calcext:value-type="float">
            <text:p>-0.037076</text:p>
          </table:table-cell>
          <table:table-cell office:value-type="float" office:value="-0.703644" calcext:value-type="float">
            <text:p>-0.703644</text:p>
          </table:table-cell>
          <table:table-cell office:value-type="float" office:value="-0.0338871" calcext:value-type="float">
            <text:p>-0.0338871</text:p>
          </table:table-cell>
          <table:table-cell office:value-type="float" office:value="1.73117" calcext:value-type="float">
            <text:p>1.73117</text:p>
          </table:table-cell>
          <table:table-cell office:value-type="float" office:value="-0.0138568" calcext:value-type="float">
            <text:p>-0.0138568</text:p>
          </table:table-cell>
          <table:table-cell office:value-type="float" office:value="0.380494" calcext:value-type="float">
            <text:p>0.380494</text:p>
          </table:table-cell>
          <table:table-cell office:value-type="float" office:value="-0.00235778" calcext:value-type="float">
            <text:p>-0.00235778</text:p>
          </table:table-cell>
          <table:table-cell office:value-type="string" calcext:value-type="string">
            <text:p><text:s/></text:p>
          </table:table-cell>
          <table:table-cell office:value-type="float" office:value="0.268813" calcext:value-type="float">
            <text:p>0.268813</text:p>
          </table:table-cell>
          <table:table-cell office:value-type="float" office:value="-0.0313241" calcext:value-type="float">
            <text:p>-0.0313241</text:p>
          </table:table-cell>
          <table:table-cell office:value-type="float" office:value="0.939229" calcext:value-type="float">
            <text:p>0.939229</text:p>
          </table:table-cell>
          <table:table-cell office:value-type="string" calcext:value-type="string">
            <text:p><text:s/></text:p>
          </table:table-cell>
          <table:table-cell office:value-type="float" office:value="-1.64126" calcext:value-type="float">
            <text:p>-1.64126</text:p>
          </table:table-cell>
          <table:table-cell office:value-type="float" office:value="0.00773158" calcext:value-type="float">
            <text:p>0.00773158</text:p>
          </table:table-cell>
          <table:table-cell office:value-type="float" office:value="-1.40842" calcext:value-type="float">
            <text:p>-1.408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41579" calcext:value-type="float">
            <text:p>-0.041579</text:p>
          </table:table-cell>
          <table:table-cell office:value-type="float" office:value="-0.703745" calcext:value-type="float">
            <text:p>-0.703745</text:p>
          </table:table-cell>
          <table:table-cell office:value-type="float" office:value="-0.0398124" calcext:value-type="float">
            <text:p>-0.0398124</text:p>
          </table:table-cell>
          <table:table-cell office:value-type="float" office:value="1.73117" calcext:value-type="float">
            <text:p>1.73117</text:p>
          </table:table-cell>
          <table:table-cell office:value-type="float" office:value="-0.0154762" calcext:value-type="float">
            <text:p>-0.0154762</text:p>
          </table:table-cell>
          <table:table-cell office:value-type="float" office:value="0.38057" calcext:value-type="float">
            <text:p>0.38057</text:p>
          </table:table-cell>
          <table:table-cell office:value-type="float" office:value="-0.00261861" calcext:value-type="float">
            <text:p>-0.00261861</text:p>
          </table:table-cell>
          <table:table-cell office:value-type="string" calcext:value-type="string">
            <text:p><text:s/></text:p>
          </table:table-cell>
          <table:table-cell office:value-type="float" office:value="0.268347" calcext:value-type="float">
            <text:p>0.268347</text:p>
          </table:table-cell>
          <table:table-cell office:value-type="float" office:value="-0.0362128" calcext:value-type="float">
            <text:p>-0.0362128</text:p>
          </table:table-cell>
          <table:table-cell office:value-type="float" office:value="0.939157" calcext:value-type="float">
            <text:p>0.939157</text:p>
          </table:table-cell>
          <table:table-cell office:value-type="string" calcext:value-type="string">
            <text:p><text:s/></text:p>
          </table:table-cell>
          <table:table-cell office:value-type="float" office:value="-1.65116" calcext:value-type="float">
            <text:p>-1.65116</text:p>
          </table:table-cell>
          <table:table-cell office:value-type="float" office:value="0.00992257" calcext:value-type="float">
            <text:p>0.00992257</text:p>
          </table:table-cell>
          <table:table-cell office:value-type="float" office:value="-1.40854" calcext:value-type="float">
            <text:p>-1.408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460745" calcext:value-type="float">
            <text:p>-0.0460745</text:p>
          </table:table-cell>
          <table:table-cell office:value-type="float" office:value="-0.703851" calcext:value-type="float">
            <text:p>-0.703851</text:p>
          </table:table-cell>
          <table:table-cell office:value-type="float" office:value="-0.0457274" calcext:value-type="float">
            <text:p>-0.0457274</text:p>
          </table:table-cell>
          <table:table-cell office:value-type="float" office:value="1.73116" calcext:value-type="float">
            <text:p>1.73116</text:p>
          </table:table-cell>
          <table:table-cell office:value-type="float" office:value="-0.017093" calcext:value-type="float">
            <text:p>-0.017093</text:p>
          </table:table-cell>
          <table:table-cell office:value-type="float" office:value="0.380649" calcext:value-type="float">
            <text:p>0.380649</text:p>
          </table:table-cell>
          <table:table-cell office:value-type="float" office:value="-0.00287885" calcext:value-type="float">
            <text:p>-0.00287885</text:p>
          </table:table-cell>
          <table:table-cell office:value-type="string" calcext:value-type="string">
            <text:p><text:s/></text:p>
          </table:table-cell>
          <table:table-cell office:value-type="float" office:value="0.267822" calcext:value-type="float">
            <text:p>0.267822</text:p>
          </table:table-cell>
          <table:table-cell office:value-type="float" office:value="-0.0410876" calcext:value-type="float">
            <text:p>-0.0410876</text:p>
          </table:table-cell>
          <table:table-cell office:value-type="float" office:value="0.939074" calcext:value-type="float">
            <text:p>0.939074</text:p>
          </table:table-cell>
          <table:table-cell office:value-type="string" calcext:value-type="string">
            <text:p><text:s/></text:p>
          </table:table-cell>
          <table:table-cell office:value-type="float" office:value="-1.66104" calcext:value-type="float">
            <text:p>-1.66104</text:p>
          </table:table-cell>
          <table:table-cell office:value-type="float" office:value="0.0121102" calcext:value-type="float">
            <text:p>0.0121102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505614" calcext:value-type="float">
            <text:p>-0.0505614</text:p>
          </table:table-cell>
          <table:table-cell office:value-type="float" office:value="-0.703963" calcext:value-type="float">
            <text:p>-0.703963</text:p>
          </table:table-cell>
          <table:table-cell office:value-type="float" office:value="-0.0516308" calcext:value-type="float">
            <text:p>-0.0516308</text:p>
          </table:table-cell>
          <table:table-cell office:value-type="float" office:value="1.73115" calcext:value-type="float">
            <text:p>1.73115</text:p>
          </table:table-cell>
          <table:table-cell office:value-type="float" office:value="-0.0187067" calcext:value-type="float">
            <text:p>-0.0187067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-0.00313844" calcext:value-type="float">
            <text:p>-0.00313844</text:p>
          </table:table-cell>
          <table:table-cell office:value-type="string" calcext:value-type="string">
            <text:p><text:s/></text:p>
          </table:table-cell>
          <table:table-cell office:value-type="float" office:value="0.267237" calcext:value-type="float">
            <text:p>0.267237</text:p>
          </table:table-cell>
          <table:table-cell office:value-type="float" office:value="-0.0459467" calcext:value-type="float">
            <text:p>-0.0459467</text:p>
          </table:table-cell>
          <table:table-cell office:value-type="float" office:value="0.938982" calcext:value-type="float">
            <text:p>0.938982</text:p>
          </table:table-cell>
          <table:table-cell office:value-type="string" calcext:value-type="string">
            <text:p><text:s/></text:p>
          </table:table-cell>
          <table:table-cell office:value-type="float" office:value="-1.6709" calcext:value-type="float">
            <text:p>-1.6709</text:p>
          </table:table-cell>
          <table:table-cell office:value-type="float" office:value="0.0142939" calcext:value-type="float">
            <text:p>0.0142939</text:p>
          </table:table-cell>
          <table:table-cell office:value-type="float" office:value="-1.40883" calcext:value-type="float">
            <text:p>-1.408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550387" calcext:value-type="float">
            <text:p>-0.0550387</text:p>
          </table:table-cell>
          <table:table-cell office:value-type="float" office:value="-0.70408" calcext:value-type="float">
            <text:p>-0.70408</text:p>
          </table:table-cell>
          <table:table-cell office:value-type="float" office:value="-0.0575213" calcext:value-type="float">
            <text:p>-0.0575213</text:p>
          </table:table-cell>
          <table:table-cell office:value-type="float" office:value="1.73114" calcext:value-type="float">
            <text:p>1.73114</text:p>
          </table:table-cell>
          <table:table-cell office:value-type="float" office:value="-0.020317" calcext:value-type="float">
            <text:p>-0.020317</text:p>
          </table:table-cell>
          <table:table-cell office:value-type="float" office:value="0.380814" calcext:value-type="float">
            <text:p>0.380814</text:p>
          </table:table-cell>
          <table:table-cell office:value-type="float" office:value="-0.00339734" calcext:value-type="float">
            <text:p>-0.00339734</text:p>
          </table:table-cell>
          <table:table-cell office:value-type="string" calcext:value-type="string">
            <text:p><text:s/></text:p>
          </table:table-cell>
          <table:table-cell office:value-type="float" office:value="0.266594" calcext:value-type="float">
            <text:p>0.266594</text:p>
          </table:table-cell>
          <table:table-cell office:value-type="float" office:value="-0.0507885" calcext:value-type="float">
            <text:p>-0.0507885</text:p>
          </table:table-cell>
          <table:table-cell office:value-type="float" office:value="0.938879" calcext:value-type="float">
            <text:p>0.938879</text:p>
          </table:table-cell>
          <table:table-cell office:value-type="string" calcext:value-type="string">
            <text:p><text:s/></text:p>
          </table:table-cell>
          <table:table-cell office:value-type="float" office:value="-1.68074" calcext:value-type="float">
            <text:p>-1.68074</text:p>
          </table:table-cell>
          <table:table-cell office:value-type="float" office:value="0.0164733" calcext:value-type="float">
            <text:p>0.0164733</text:p>
          </table:table-cell>
          <table:table-cell office:value-type="float" office:value="-1.409" calcext:value-type="float">
            <text:p>-1.4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595056" calcext:value-type="float">
            <text:p>-0.0595056</text:p>
          </table:table-cell>
          <table:table-cell office:value-type="float" office:value="-0.704203" calcext:value-type="float">
            <text:p>-0.704203</text:p>
          </table:table-cell>
          <table:table-cell office:value-type="float" office:value="-0.0633976" calcext:value-type="float">
            <text:p>-0.0633976</text:p>
          </table:table-cell>
          <table:table-cell office:value-type="float" office:value="1.73112" calcext:value-type="float">
            <text:p>1.73112</text:p>
          </table:table-cell>
          <table:table-cell office:value-type="float" office:value="-0.0219237" calcext:value-type="float">
            <text:p>-0.0219237</text:p>
          </table:table-cell>
          <table:table-cell office:value-type="float" office:value="0.380902" calcext:value-type="float">
            <text:p>0.380902</text:p>
          </table:table-cell>
          <table:table-cell office:value-type="float" office:value="-0.00365549" calcext:value-type="float">
            <text:p>-0.00365549</text:p>
          </table:table-cell>
          <table:table-cell office:value-type="string" calcext:value-type="string">
            <text:p><text:s/></text:p>
          </table:table-cell>
          <table:table-cell office:value-type="float" office:value="0.265893" calcext:value-type="float">
            <text:p>0.265893</text:p>
          </table:table-cell>
          <table:table-cell office:value-type="float" office:value="-0.0556112" calcext:value-type="float">
            <text:p>-0.0556112</text:p>
          </table:table-cell>
          <table:table-cell office:value-type="float" office:value="0.938766" calcext:value-type="float">
            <text:p>0.938766</text:p>
          </table:table-cell>
          <table:table-cell office:value-type="string" calcext:value-type="string">
            <text:p><text:s/></text:p>
          </table:table-cell>
          <table:table-cell office:value-type="float" office:value="-1.69056" calcext:value-type="float">
            <text:p>-1.69056</text:p>
          </table:table-cell>
          <table:table-cell office:value-type="float" office:value="0.0186478" calcext:value-type="float">
            <text:p>0.0186478</text:p>
          </table:table-cell>
          <table:table-cell office:value-type="float" office:value="-1.40918" calcext:value-type="float">
            <text:p>-1.409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63961" calcext:value-type="float">
            <text:p>-0.063961</text:p>
          </table:table-cell>
          <table:table-cell office:value-type="float" office:value="-0.70433" calcext:value-type="float">
            <text:p>-0.70433</text:p>
          </table:table-cell>
          <table:table-cell office:value-type="float" office:value="-0.0692586" calcext:value-type="float">
            <text:p>-0.0692586</text:p>
          </table:table-cell>
          <table:table-cell office:value-type="float" office:value="1.73109" calcext:value-type="float">
            <text:p>1.73109</text:p>
          </table:table-cell>
          <table:table-cell office:value-type="float" office:value="-0.0235263" calcext:value-type="float">
            <text:p>-0.0235263</text:p>
          </table:table-cell>
          <table:table-cell office:value-type="float" office:value="0.380991" calcext:value-type="float">
            <text:p>0.380991</text:p>
          </table:table-cell>
          <table:table-cell office:value-type="float" office:value="-0.00391283" calcext:value-type="float">
            <text:p>-0.00391283</text:p>
          </table:table-cell>
          <table:table-cell office:value-type="string" calcext:value-type="string">
            <text:p><text:s/></text:p>
          </table:table-cell>
          <table:table-cell office:value-type="float" office:value="0.265135" calcext:value-type="float">
            <text:p>0.265135</text:p>
          </table:table-cell>
          <table:table-cell office:value-type="float" office:value="-0.0604134" calcext:value-type="float">
            <text:p>-0.0604134</text:p>
          </table:table-cell>
          <table:table-cell office:value-type="float" office:value="0.938644" calcext:value-type="float">
            <text:p>0.938644</text:p>
          </table:table-cell>
          <table:table-cell office:value-type="string" calcext:value-type="string">
            <text:p><text:s/></text:p>
          </table:table-cell>
          <table:table-cell office:value-type="float" office:value="-1.70036" calcext:value-type="float">
            <text:p>-1.70036</text:p>
          </table:table-cell>
          <table:table-cell office:value-type="float" office:value="0.0208168" calcext:value-type="float">
            <text:p>0.0208168</text:p>
          </table:table-cell>
          <table:table-cell office:value-type="float" office:value="-1.40937" calcext:value-type="float">
            <text:p>-1.409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684041" calcext:value-type="float">
            <text:p>-0.0684041</text:p>
          </table:table-cell>
          <table:table-cell office:value-type="float" office:value="-0.704463" calcext:value-type="float">
            <text:p>-0.704463</text:p>
          </table:table-cell>
          <table:table-cell office:value-type="float" office:value="-0.075103" calcext:value-type="float">
            <text:p>-0.075103</text:p>
          </table:table-cell>
          <table:table-cell office:value-type="float" office:value="1.73106" calcext:value-type="float">
            <text:p>1.73106</text:p>
          </table:table-cell>
          <table:table-cell office:value-type="float" office:value="-0.0251246" calcext:value-type="float">
            <text:p>-0.0251246</text:p>
          </table:table-cell>
          <table:table-cell office:value-type="float" office:value="0.381084" calcext:value-type="float">
            <text:p>0.381084</text:p>
          </table:table-cell>
          <table:table-cell office:value-type="float" office:value="-0.00416932" calcext:value-type="float">
            <text:p>-0.00416932</text:p>
          </table:table-cell>
          <table:table-cell office:value-type="string" calcext:value-type="string">
            <text:p><text:s/></text:p>
          </table:table-cell>
          <table:table-cell office:value-type="float" office:value="0.264321" calcext:value-type="float">
            <text:p>0.264321</text:p>
          </table:table-cell>
          <table:table-cell office:value-type="float" office:value="-0.0651935" calcext:value-type="float">
            <text:p>-0.0651935</text:p>
          </table:table-cell>
          <table:table-cell office:value-type="float" office:value="0.938511" calcext:value-type="float">
            <text:p>0.938511</text:p>
          </table:table-cell>
          <table:table-cell office:value-type="string" calcext:value-type="string">
            <text:p><text:s/></text:p>
          </table:table-cell>
          <table:table-cell office:value-type="float" office:value="-1.71012" calcext:value-type="float">
            <text:p>-1.71012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-1.40958" calcext:value-type="float">
            <text:p>-1.40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72834" calcext:value-type="float">
            <text:p>-0.072834</text:p>
          </table:table-cell>
          <table:table-cell office:value-type="float" office:value="-0.704601" calcext:value-type="float">
            <text:p>-0.704601</text:p>
          </table:table-cell>
          <table:table-cell office:value-type="float" office:value="-0.0809296" calcext:value-type="float">
            <text:p>-0.0809296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-0.0267182" calcext:value-type="float">
            <text:p>-0.0267182</text:p>
          </table:table-cell>
          <table:table-cell office:value-type="float" office:value="0.381179" calcext:value-type="float">
            <text:p>0.381179</text:p>
          </table:table-cell>
          <table:table-cell office:value-type="float" office:value="-0.00442491" calcext:value-type="float">
            <text:p>-0.00442491</text:p>
          </table:table-cell>
          <table:table-cell office:value-type="string" calcext:value-type="string">
            <text:p><text:s/></text:p>
          </table:table-cell>
          <table:table-cell office:value-type="float" office:value="0.263451" calcext:value-type="float">
            <text:p>0.263451</text:p>
          </table:table-cell>
          <table:table-cell office:value-type="float" office:value="-0.0699499" calcext:value-type="float">
            <text:p>-0.0699499</text:p>
          </table:table-cell>
          <table:table-cell office:value-type="float" office:value="0.938369" calcext:value-type="float">
            <text:p>0.938369</text:p>
          </table:table-cell>
          <table:table-cell office:value-type="string" calcext:value-type="string">
            <text:p><text:s/></text:p>
          </table:table-cell>
          <table:table-cell office:value-type="float" office:value="-1.71986" calcext:value-type="float">
            <text:p>-1.71986</text:p>
          </table:table-cell>
          <table:table-cell office:value-type="float" office:value="0.0251369" calcext:value-type="float">
            <text:p>0.0251369</text:p>
          </table:table-cell>
          <table:table-cell office:value-type="float" office:value="-1.4098" calcext:value-type="float">
            <text:p>-1.40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772497" calcext:value-type="float">
            <text:p>-0.0772497</text:p>
          </table:table-cell>
          <table:table-cell office:value-type="float" office:value="-0.704744" calcext:value-type="float">
            <text:p>-0.704744</text:p>
          </table:table-cell>
          <table:table-cell office:value-type="float" office:value="-0.0867373" calcext:value-type="float">
            <text:p>-0.0867373</text:p>
          </table:table-cell>
          <table:table-cell office:value-type="float" office:value="1.73098" calcext:value-type="float">
            <text:p>1.73098</text:p>
          </table:table-cell>
          <table:table-cell office:value-type="float" office:value="-0.0283068" calcext:value-type="float">
            <text:p>-0.0283068</text:p>
          </table:table-cell>
          <table:table-cell office:value-type="float" office:value="0.381276" calcext:value-type="float">
            <text:p>0.381276</text:p>
          </table:table-cell>
          <table:table-cell office:value-type="float" office:value="-0.00467954" calcext:value-type="float">
            <text:p>-0.00467954</text:p>
          </table:table-cell>
          <table:table-cell office:value-type="string" calcext:value-type="string">
            <text:p><text:s/></text:p>
          </table:table-cell>
          <table:table-cell office:value-type="float" office:value="0.262526" calcext:value-type="float">
            <text:p>0.262526</text:p>
          </table:table-cell>
          <table:table-cell office:value-type="float" office:value="-0.074681" calcext:value-type="float">
            <text:p>-0.074681</text:p>
          </table:table-cell>
          <table:table-cell office:value-type="float" office:value="0.938218" calcext:value-type="float">
            <text:p>0.938218</text:p>
          </table:table-cell>
          <table:table-cell office:value-type="string" calcext:value-type="string">
            <text:p><text:s/></text:p>
          </table:table-cell>
          <table:table-cell office:value-type="float" office:value="-1.72956" calcext:value-type="float">
            <text:p>-1.72956</text:p>
          </table:table-cell>
          <table:table-cell office:value-type="float" office:value="0.027287" calcext:value-type="float">
            <text:p>0.027287</text:p>
          </table:table-cell>
          <table:table-cell office:value-type="float" office:value="-1.41004" calcext:value-type="float">
            <text:p>-1.410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816505" calcext:value-type="float">
            <text:p>-0.0816505</text:p>
          </table:table-cell>
          <table:table-cell office:value-type="float" office:value="-0.704892" calcext:value-type="float">
            <text:p>-0.704892</text:p>
          </table:table-cell>
          <table:table-cell office:value-type="float" office:value="-0.0925249" calcext:value-type="float">
            <text:p>-0.0925249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-0.0298901" calcext:value-type="float">
            <text:p>-0.0298901</text:p>
          </table:table-cell>
          <table:table-cell office:value-type="float" office:value="0.381376" calcext:value-type="float">
            <text:p>0.381376</text:p>
          </table:table-cell>
          <table:table-cell office:value-type="float" office:value="-0.00493317" calcext:value-type="float">
            <text:p>-0.00493317</text:p>
          </table:table-cell>
          <table:table-cell office:value-type="string" calcext:value-type="string">
            <text:p><text:s/></text:p>
          </table:table-cell>
          <table:table-cell office:value-type="float" office:value="0.261547" calcext:value-type="float">
            <text:p>0.261547</text:p>
          </table:table-cell>
          <table:table-cell office:value-type="float" office:value="-0.0793856" calcext:value-type="float">
            <text:p>-0.0793856</text:p>
          </table:table-cell>
          <table:table-cell office:value-type="float" office:value="0.938057" calcext:value-type="float">
            <text:p>0.938057</text:p>
          </table:table-cell>
          <table:table-cell office:value-type="string" calcext:value-type="string">
            <text:p><text:s/></text:p>
          </table:table-cell>
          <table:table-cell office:value-type="float" office:value="-1.73924" calcext:value-type="float">
            <text:p>-1.73924</text:p>
          </table:table-cell>
          <table:table-cell office:value-type="float" office:value="0.0294297" calcext:value-type="float">
            <text:p>0.0294297</text:p>
          </table:table-cell>
          <table:table-cell office:value-type="float" office:value="-1.41029" calcext:value-type="float">
            <text:p>-1.41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860354" calcext:value-type="float">
            <text:p>-0.0860354</text:p>
          </table:table-cell>
          <table:table-cell office:value-type="float" office:value="-0.705045" calcext:value-type="float">
            <text:p>-0.705045</text:p>
          </table:table-cell>
          <table:table-cell office:value-type="float" office:value="-0.0982913" calcext:value-type="float">
            <text:p>-0.0982913</text:p>
          </table:table-cell>
          <table:table-cell office:value-type="float" office:value="1.73089" calcext:value-type="float">
            <text:p>1.73089</text:p>
          </table:table-cell>
          <table:table-cell office:value-type="float" office:value="-0.0314678" calcext:value-type="float">
            <text:p>-0.0314678</text:p>
          </table:table-cell>
          <table:table-cell office:value-type="float" office:value="0.381478" calcext:value-type="float">
            <text:p>0.381478</text:p>
          </table:table-cell>
          <table:table-cell office:value-type="float" office:value="-0.00518575" calcext:value-type="float">
            <text:p>-0.00518575</text:p>
          </table:table-cell>
          <table:table-cell office:value-type="string" calcext:value-type="string">
            <text:p><text:s/></text:p>
          </table:table-cell>
          <table:table-cell office:value-type="float" office:value="0.260515" calcext:value-type="float">
            <text:p>0.260515</text:p>
          </table:table-cell>
          <table:table-cell office:value-type="float" office:value="-0.0840622" calcext:value-type="float">
            <text:p>-0.0840622</text:p>
          </table:table-cell>
          <table:table-cell office:value-type="float" office:value="0.937887" calcext:value-type="float">
            <text:p>0.937887</text:p>
          </table:table-cell>
          <table:table-cell office:value-type="string" calcext:value-type="string">
            <text:p><text:s/></text:p>
          </table:table-cell>
          <table:table-cell office:value-type="float" office:value="-1.74887" calcext:value-type="float">
            <text:p>-1.74887</text:p>
          </table:table-cell>
          <table:table-cell office:value-type="float" office:value="0.0315648" calcext:value-type="float">
            <text:p>0.0315648</text:p>
          </table:table-cell>
          <table:table-cell office:value-type="float" office:value="-1.41055" calcext:value-type="float">
            <text:p>-1.410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904037" calcext:value-type="float">
            <text:p>-0.0904037</text:p>
          </table:table-cell>
          <table:table-cell office:value-type="float" office:value="-0.705202" calcext:value-type="float">
            <text:p>-0.705202</text:p>
          </table:table-cell>
          <table:table-cell office:value-type="float" office:value="-0.104035" calcext:value-type="float">
            <text:p>-0.104035</text:p>
          </table:table-cell>
          <table:table-cell office:value-type="float" office:value="1.73083" calcext:value-type="float">
            <text:p>1.73083</text:p>
          </table:table-cell>
          <table:table-cell office:value-type="float" office:value="-0.0330396" calcext:value-type="float">
            <text:p>-0.0330396</text:p>
          </table:table-cell>
          <table:table-cell office:value-type="float" office:value="0.381583" calcext:value-type="float">
            <text:p>0.381583</text:p>
          </table:table-cell>
          <table:table-cell office:value-type="float" office:value="-0.00543724" calcext:value-type="float">
            <text:p>-0.00543724</text:p>
          </table:table-cell>
          <table:table-cell office:value-type="string" calcext:value-type="string">
            <text:p><text:s/></text:p>
          </table:table-cell>
          <table:table-cell office:value-type="float" office:value="0.259431" calcext:value-type="float">
            <text:p>0.259431</text:p>
          </table:table-cell>
          <table:table-cell office:value-type="float" office:value="-0.0887093" calcext:value-type="float">
            <text:p>-0.0887093</text:p>
          </table:table-cell>
          <table:table-cell office:value-type="float" office:value="0.937707" calcext:value-type="float">
            <text:p>0.937707</text:p>
          </table:table-cell>
          <table:table-cell office:value-type="string" calcext:value-type="string">
            <text:p><text:s/>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0.0336917" calcext:value-type="float">
            <text:p>0.0336917</text:p>
          </table:table-cell>
          <table:table-cell office:value-type="float" office:value="-1.41083" calcext:value-type="float">
            <text:p>-1.410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0947546" calcext:value-type="float">
            <text:p>-0.0947546</text:p>
          </table:table-cell>
          <table:table-cell office:value-type="float" office:value="-0.705365" calcext:value-type="float">
            <text:p>-0.705365</text:p>
          </table:table-cell>
          <table:table-cell office:value-type="float" office:value="-0.109756" calcext:value-type="float">
            <text:p>-0.109756</text:p>
          </table:table-cell>
          <table:table-cell office:value-type="float" office:value="1.73077" calcext:value-type="float">
            <text:p>1.73077</text:p>
          </table:table-cell>
          <table:table-cell office:value-type="float" office:value="-0.0346052" calcext:value-type="float">
            <text:p>-0.0346052</text:p>
          </table:table-cell>
          <table:table-cell office:value-type="float" office:value="0.38169" calcext:value-type="float">
            <text:p>0.38169</text:p>
          </table:table-cell>
          <table:table-cell office:value-type="float" office:value="-0.00568758" calcext:value-type="float">
            <text:p>-0.00568758</text:p>
          </table:table-cell>
          <table:table-cell office:value-type="string" calcext:value-type="string">
            <text:p><text:s/></text:p>
          </table:table-cell>
          <table:table-cell office:value-type="float" office:value="0.258295" calcext:value-type="float">
            <text:p>0.258295</text:p>
          </table:table-cell>
          <table:table-cell office:value-type="float" office:value="-0.0933258" calcext:value-type="float">
            <text:p>-0.0933258</text:p>
          </table:table-cell>
          <table:table-cell office:value-type="float" office:value="0.937519" calcext:value-type="float">
            <text:p>0.937519</text:p>
          </table:table-cell>
          <table:table-cell office:value-type="string" calcext:value-type="string">
            <text:p><text:s/></text:p>
          </table:table-cell>
          <table:table-cell office:value-type="float" office:value="-1.76804" calcext:value-type="float">
            <text:p>-1.76804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-1.41112" calcext:value-type="float">
            <text:p>-1.411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990872" calcext:value-type="float">
            <text:p>-0.0990872</text:p>
          </table:table-cell>
          <table:table-cell office:value-type="float" office:value="-0.705531" calcext:value-type="float">
            <text:p>-0.705531</text:p>
          </table:table-cell>
          <table:table-cell office:value-type="float" office:value="-0.115453" calcext:value-type="float">
            <text:p>-0.115453</text:p>
          </table:table-cell>
          <table:table-cell office:value-type="float" office:value="1.73071" calcext:value-type="float">
            <text:p>1.73071</text:p>
          </table:table-cell>
          <table:table-cell office:value-type="float" office:value="-0.0361644" calcext:value-type="float">
            <text:p>-0.0361644</text:p>
          </table:table-cell>
          <table:table-cell office:value-type="float" office:value="0.381799" calcext:value-type="float">
            <text:p>0.381799</text:p>
          </table:table-cell>
          <table:table-cell office:value-type="float" office:value="-0.00593675" calcext:value-type="float">
            <text:p>-0.00593675</text:p>
          </table:table-cell>
          <table:table-cell office:value-type="string" calcext:value-type="string">
            <text:p><text:s/>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-0.0979102" calcext:value-type="float">
            <text:p>-0.0979102</text:p>
          </table:table-cell>
          <table:table-cell office:value-type="float" office:value="0.937322" calcext:value-type="float">
            <text:p>0.937322</text:p>
          </table:table-cell>
          <table:table-cell office:value-type="string" calcext:value-type="string">
            <text:p><text:s/></text:p>
          </table:table-cell>
          <table:table-cell office:value-type="float" office:value="-1.77756" calcext:value-type="float">
            <text:p>-1.77756</text:p>
          </table:table-cell>
          <table:table-cell office:value-type="float" office:value="0.0379193" calcext:value-type="float">
            <text:p>0.0379193</text:p>
          </table:table-cell>
          <table:table-cell office:value-type="float" office:value="-1.41142" calcext:value-type="float">
            <text:p>-1.41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03401" calcext:value-type="float">
            <text:p>-0.103401</text:p>
          </table:table-cell>
          <table:table-cell office:value-type="float" office:value="-0.705703" calcext:value-type="float">
            <text:p>-0.705703</text:p>
          </table:table-cell>
          <table:table-cell office:value-type="float" office:value="-0.121124" calcext:value-type="float">
            <text:p>-0.121124</text:p>
          </table:table-cell>
          <table:table-cell office:value-type="float" office:value="1.73064" calcext:value-type="float">
            <text:p>1.73064</text:p>
          </table:table-cell>
          <table:table-cell office:value-type="float" office:value="-0.0377169" calcext:value-type="float">
            <text:p>-0.0377169</text:p>
          </table:table-cell>
          <table:table-cell office:value-type="float" office:value="0.38191" calcext:value-type="float">
            <text:p>0.38191</text:p>
          </table:table-cell>
          <table:table-cell office:value-type="float" office:value="-0.00618469" calcext:value-type="float">
            <text:p>-0.00618469</text:p>
          </table:table-cell>
          <table:table-cell office:value-type="string" calcext:value-type="string">
            <text:p><text:s/></text:p>
          </table:table-cell>
          <table:table-cell office:value-type="float" office:value="0.255875" calcext:value-type="float">
            <text:p>0.255875</text:p>
          </table:table-cell>
          <table:table-cell office:value-type="float" office:value="-0.102461" calcext:value-type="float">
            <text:p>-0.102461</text:p>
          </table:table-cell>
          <table:table-cell office:value-type="float" office:value="0.937116" calcext:value-type="float">
            <text:p>0.937116</text:p>
          </table:table-cell>
          <table:table-cell office:value-type="string" calcext:value-type="string">
            <text:p><text:s/></text:p>
          </table:table-cell>
          <table:table-cell office:value-type="float" office:value="-1.78704" calcext:value-type="float">
            <text:p>-1.78704</text:p>
          </table:table-cell>
          <table:table-cell office:value-type="float" office:value="0.0400192" calcext:value-type="float">
            <text:p>0.0400192</text:p>
          </table:table-cell>
          <table:table-cell office:value-type="float" office:value="-1.41173" calcext:value-type="float">
            <text:p>-1.411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107695" calcext:value-type="float">
            <text:p>-0.107695</text:p>
          </table:table-cell>
          <table:table-cell office:value-type="float" office:value="-0.705878" calcext:value-type="float">
            <text:p>-0.705878</text:p>
          </table:table-cell>
          <table:table-cell office:value-type="float" office:value="-0.126768" calcext:value-type="float">
            <text:p>-0.126768</text:p>
          </table:table-cell>
          <table:table-cell office:value-type="float" office:value="1.73057" calcext:value-type="float">
            <text:p>1.73057</text:p>
          </table:table-cell>
          <table:table-cell office:value-type="float" office:value="-0.0392624" calcext:value-type="float">
            <text:p>-0.0392624</text:p>
          </table:table-cell>
          <table:table-cell office:value-type="float" office:value="0.382023" calcext:value-type="float">
            <text:p>0.382023</text:p>
          </table:table-cell>
          <table:table-cell office:value-type="float" office:value="-0.00643136" calcext:value-type="float">
            <text:p>-0.00643136</text:p>
          </table:table-cell>
          <table:table-cell office:value-type="string" calcext:value-type="string">
            <text:p><text:s/>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-0.106978" calcext:value-type="float">
            <text:p>-0.106978</text:p>
          </table:table-cell>
          <table:table-cell office:value-type="float" office:value="0.936902" calcext:value-type="float">
            <text:p>0.936902</text:p>
          </table:table-cell>
          <table:table-cell office:value-type="string" calcext:value-type="string">
            <text:p><text:s/></text:p>
          </table:table-cell>
          <table:table-cell office:value-type="float" office:value="-1.79648" calcext:value-type="float">
            <text:p>-1.79648</text:p>
          </table:table-cell>
          <table:table-cell office:value-type="float" office:value="0.0421093" calcext:value-type="float">
            <text:p>0.0421093</text:p>
          </table:table-cell>
          <table:table-cell office:value-type="float" office:value="-1.41206" calcext:value-type="float">
            <text:p>-1.41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111968" calcext:value-type="float">
            <text:p>-0.111968</text:p>
          </table:table-cell>
          <table:table-cell office:value-type="float" office:value="-0.706058" calcext:value-type="float">
            <text:p>-0.706058</text:p>
          </table:table-cell>
          <table:table-cell office:value-type="float" office:value="-0.132385" calcext:value-type="float">
            <text:p>-0.132385</text:p>
          </table:table-cell>
          <table:table-cell office:value-type="float" office:value="1.73049" calcext:value-type="float">
            <text:p>1.73049</text:p>
          </table:table-cell>
          <table:table-cell office:value-type="float" office:value="-0.0408007" calcext:value-type="float">
            <text:p>-0.0408007</text:p>
          </table:table-cell>
          <table:table-cell office:value-type="float" office:value="0.382139" calcext:value-type="float">
            <text:p>0.382139</text:p>
          </table:table-cell>
          <table:table-cell office:value-type="float" office:value="-0.00667674" calcext:value-type="float">
            <text:p>-0.00667674</text:p>
          </table:table-cell>
          <table:table-cell office:value-type="string" calcext:value-type="string">
            <text:p><text:s/></text:p>
          </table:table-cell>
          <table:table-cell office:value-type="float" office:value="0.253263" calcext:value-type="float">
            <text:p>0.253263</text:p>
          </table:table-cell>
          <table:table-cell office:value-type="float" office:value="-0.11146" calcext:value-type="float">
            <text:p>-0.11146</text:p>
          </table:table-cell>
          <table:table-cell office:value-type="float" office:value="0.93668" calcext:value-type="float">
            <text:p>0.93668</text:p>
          </table:table-cell>
          <table:table-cell office:value-type="string" calcext:value-type="string">
            <text:p><text:s/></text:p>
          </table:table-cell>
          <table:table-cell office:value-type="float" office:value="-1.80587" calcext:value-type="float">
            <text:p>-1.80587</text:p>
          </table:table-cell>
          <table:table-cell office:value-type="float" office:value="0.0441892" calcext:value-type="float">
            <text:p>0.0441892</text:p>
          </table:table-cell>
          <table:table-cell office:value-type="float" office:value="-1.4124" calcext:value-type="float">
            <text:p>-1.4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1622" calcext:value-type="float">
            <text:p>-0.11622</text:p>
          </table:table-cell>
          <table:table-cell office:value-type="float" office:value="-0.706242" calcext:value-type="float">
            <text:p>-0.706242</text:p>
          </table:table-cell>
          <table:table-cell office:value-type="float" office:value="-0.137974" calcext:value-type="float">
            <text:p>-0.137974</text:p>
          </table:table-cell>
          <table:table-cell office:value-type="float" office:value="1.73041" calcext:value-type="float">
            <text:p>1.73041</text:p>
          </table:table-cell>
          <table:table-cell office:value-type="float" office:value="-0.0423315" calcext:value-type="float">
            <text:p>-0.0423315</text:p>
          </table:table-cell>
          <table:table-cell office:value-type="float" office:value="0.382256" calcext:value-type="float">
            <text:p>0.382256</text:p>
          </table:table-cell>
          <table:table-cell office:value-type="float" office:value="-0.00692077" calcext:value-type="float">
            <text:p>-0.00692077</text:p>
          </table:table-cell>
          <table:table-cell office:value-type="string" calcext:value-type="string">
            <text:p><text:s/></text:p>
          </table:table-cell>
          <table:table-cell office:value-type="float" office:value="0.251887" calcext:value-type="float">
            <text:p>0.251887</text:p>
          </table:table-cell>
          <table:table-cell office:value-type="float" office:value="-0.115904" calcext:value-type="float">
            <text:p>-0.115904</text:p>
          </table:table-cell>
          <table:table-cell office:value-type="float" office:value="0.936449" calcext:value-type="float">
            <text:p>0.936449</text:p>
          </table:table-cell>
          <table:table-cell office:value-type="string" calcext:value-type="string">
            <text:p><text:s/></text:p>
          </table:table-cell>
          <table:table-cell office:value-type="float" office:value="-1.81522" calcext:value-type="float">
            <text:p>-1.81522</text:p>
          </table:table-cell>
          <table:table-cell office:value-type="float" office:value="0.0462585" calcext:value-type="float">
            <text:p>0.0462585</text:p>
          </table:table-cell>
          <table:table-cell office:value-type="float" office:value="-1.41274" calcext:value-type="float">
            <text:p>-1.412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20451" calcext:value-type="float">
            <text:p>-0.120451</text:p>
          </table:table-cell>
          <table:table-cell office:value-type="float" office:value="-0.70643" calcext:value-type="float">
            <text:p>-0.70643</text:p>
          </table:table-cell>
          <table:table-cell office:value-type="float" office:value="-0.143534" calcext:value-type="float">
            <text:p>-0.143534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438546" calcext:value-type="float">
            <text:p>-0.0438546</text:p>
          </table:table-cell>
          <table:table-cell office:value-type="float" office:value="0.382375" calcext:value-type="float">
            <text:p>0.382375</text:p>
          </table:table-cell>
          <table:table-cell office:value-type="float" office:value="-0.00716343" calcext:value-type="float">
            <text:p>-0.00716343</text:p>
          </table:table-cell>
          <table:table-cell office:value-type="string" calcext:value-type="string">
            <text:p><text:s/></text:p>
          </table:table-cell>
          <table:table-cell office:value-type="float" office:value="0.250467" calcext:value-type="float">
            <text:p>0.250467</text:p>
          </table:table-cell>
          <table:table-cell office:value-type="float" office:value="-0.120311" calcext:value-type="float">
            <text:p>-0.120311</text:p>
          </table:table-cell>
          <table:table-cell office:value-type="float" office:value="0.936211" calcext:value-type="float">
            <text:p>0.936211</text:p>
          </table:table-cell>
          <table:table-cell office:value-type="string" calcext:value-type="string">
            <text:p><text:s/></text:p>
          </table:table-cell>
          <table:table-cell office:value-type="float" office:value="-1.82452" calcext:value-type="float">
            <text:p>-1.82452</text:p>
          </table:table-cell>
          <table:table-cell office:value-type="float" office:value="0.048317" calcext:value-type="float">
            <text:p>0.048317</text:p>
          </table:table-cell>
          <table:table-cell office:value-type="float" office:value="-1.4131" calcext:value-type="float">
            <text:p>-1.41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24659" calcext:value-type="float">
            <text:p>-0.124659</text:p>
          </table:table-cell>
          <table:table-cell office:value-type="float" office:value="-0.706622" calcext:value-type="float">
            <text:p>-0.706622</text:p>
          </table:table-cell>
          <table:table-cell office:value-type="float" office:value="-0.149064" calcext:value-type="float">
            <text:p>-0.149064</text:p>
          </table:table-cell>
          <table:table-cell office:value-type="float" office:value="1.73023" calcext:value-type="float">
            <text:p>1.73023</text:p>
          </table:table-cell>
          <table:table-cell office:value-type="float" office:value="-0.0453697" calcext:value-type="float">
            <text:p>-0.0453697</text:p>
          </table:table-cell>
          <table:table-cell office:value-type="float" office:value="0.382495" calcext:value-type="float">
            <text:p>0.382495</text:p>
          </table:table-cell>
          <table:table-cell office:value-type="float" office:value="-0.00740468" calcext:value-type="float">
            <text:p>-0.00740468</text:p>
          </table:table-cell>
          <table:table-cell office:value-type="string" calcext:value-type="string">
            <text:p><text:s/></text:p>
          </table:table-cell>
          <table:table-cell office:value-type="float" office:value="0.249004" calcext:value-type="float">
            <text:p>0.249004</text:p>
          </table:table-cell>
          <table:table-cell office:value-type="float" office:value="-0.12468" calcext:value-type="float">
            <text:p>-0.12468</text:p>
          </table:table-cell>
          <table:table-cell office:value-type="float" office:value="0.935965" calcext:value-type="float">
            <text:p>0.935965</text:p>
          </table:table-cell>
          <table:table-cell office:value-type="string" calcext:value-type="string">
            <text:p><text:s/></text:p>
          </table:table-cell>
          <table:table-cell office:value-type="float" office:value="-1.83377" calcext:value-type="float">
            <text:p>-1.83377</text:p>
          </table:table-cell>
          <table:table-cell office:value-type="float" office:value="0.0503642" calcext:value-type="float">
            <text:p>0.0503642</text:p>
          </table:table-cell>
          <table:table-cell office:value-type="float" office:value="-1.41347" calcext:value-type="float">
            <text:p>-1.413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28844" calcext:value-type="float">
            <text:p>-0.128844</text:p>
          </table:table-cell>
          <table:table-cell office:value-type="float" office:value="-0.706818" calcext:value-type="float">
            <text:p>-0.706818</text:p>
          </table:table-cell>
          <table:table-cell office:value-type="float" office:value="-0.154564" calcext:value-type="float">
            <text:p>-0.154564</text:p>
          </table:table-cell>
          <table:table-cell office:value-type="float" office:value="1.73014" calcext:value-type="float">
            <text:p>1.73014</text:p>
          </table:table-cell>
          <table:table-cell office:value-type="float" office:value="-0.0468766" calcext:value-type="float">
            <text:p>-0.0468766</text:p>
          </table:table-cell>
          <table:table-cell office:value-type="float" office:value="0.382618" calcext:value-type="float">
            <text:p>0.382618</text:p>
          </table:table-cell>
          <table:table-cell office:value-type="float" office:value="-0.00764449" calcext:value-type="float">
            <text:p>-0.00764449</text:p>
          </table:table-cell>
          <table:table-cell office:value-type="string" calcext:value-type="string">
            <text:p><text:s/></text:p>
          </table:table-cell>
          <table:table-cell office:value-type="float" office:value="0.247498" calcext:value-type="float">
            <text:p>0.247498</text:p>
          </table:table-cell>
          <table:table-cell office:value-type="float" office:value="-0.129009" calcext:value-type="float">
            <text:p>-0.129009</text:p>
          </table:table-cell>
          <table:table-cell office:value-type="float" office:value="0.935711" calcext:value-type="float">
            <text:p>0.935711</text:p>
          </table:table-cell>
          <table:table-cell office:value-type="string" calcext:value-type="string">
            <text:p><text:s/></text:p>
          </table:table-cell>
          <table:table-cell office:value-type="float" office:value="-1.84297" calcext:value-type="float">
            <text:p>-1.84297</text:p>
          </table:table-cell>
          <table:table-cell office:value-type="float" office:value="0.0523998" calcext:value-type="float">
            <text:p>0.0523998</text:p>
          </table:table-cell>
          <table:table-cell office:value-type="float" office:value="-1.41386" calcext:value-type="float">
            <text:p>-1.413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33005" calcext:value-type="float">
            <text:p>-0.133005</text:p>
          </table:table-cell>
          <table:table-cell office:value-type="float" office:value="-0.707018" calcext:value-type="float">
            <text:p>-0.707018</text:p>
          </table:table-cell>
          <table:table-cell office:value-type="float" office:value="-0.160031" calcext:value-type="float">
            <text:p>-0.160031</text:p>
          </table:table-cell>
          <table:table-cell office:value-type="float" office:value="1.73004" calcext:value-type="float">
            <text:p>1.73004</text:p>
          </table:table-cell>
          <table:table-cell office:value-type="float" office:value="-0.0483752" calcext:value-type="float">
            <text:p>-0.0483752</text:p>
          </table:table-cell>
          <table:table-cell office:value-type="float" office:value="0.382742" calcext:value-type="float">
            <text:p>0.382742</text:p>
          </table:table-cell>
          <table:table-cell office:value-type="float" office:value="-0.00788283" calcext:value-type="float">
            <text:p>-0.00788283</text:p>
          </table:table-cell>
          <table:table-cell office:value-type="string" calcext:value-type="string">
            <text:p><text:s/></text:p>
          </table:table-cell>
          <table:table-cell office:value-type="float" office:value="0.245951" calcext:value-type="float">
            <text:p>0.245951</text:p>
          </table:table-cell>
          <table:table-cell office:value-type="float" office:value="-0.133298" calcext:value-type="float">
            <text:p>-0.133298</text:p>
          </table:table-cell>
          <table:table-cell office:value-type="float" office:value="0.93545" calcext:value-type="float">
            <text:p>0.93545</text:p>
          </table:table-cell>
          <table:table-cell office:value-type="string" calcext:value-type="string">
            <text:p><text:s/></text:p>
          </table:table-cell>
          <table:table-cell office:value-type="float" office:value="-1.85212" calcext:value-type="float">
            <text:p>-1.85212</text:p>
          </table:table-cell>
          <table:table-cell office:value-type="float" office:value="0.0544236" calcext:value-type="float">
            <text:p>0.0544236</text:p>
          </table:table-cell>
          <table:table-cell office:value-type="float" office:value="-1.41425" calcext:value-type="float">
            <text:p>-1.414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37142" calcext:value-type="float">
            <text:p>-0.137142</text:p>
          </table:table-cell>
          <table:table-cell office:value-type="float" office:value="-0.707221" calcext:value-type="float">
            <text:p>-0.707221</text:p>
          </table:table-cell>
          <table:table-cell office:value-type="float" office:value="-0.165467" calcext:value-type="float">
            <text:p>-0.165467</text:p>
          </table:table-cell>
          <table:table-cell office:value-type="float" office:value="1.72993" calcext:value-type="float">
            <text:p>1.72993</text:p>
          </table:table-cell>
          <table:table-cell office:value-type="float" office:value="-0.0498652" calcext:value-type="float">
            <text:p>-0.0498652</text:p>
          </table:table-cell>
          <table:table-cell office:value-type="float" office:value="0.382867" calcext:value-type="float">
            <text:p>0.382867</text:p>
          </table:table-cell>
          <table:table-cell office:value-type="float" office:value="-0.00811966" calcext:value-type="float">
            <text:p>-0.00811966</text:p>
          </table:table-cell>
          <table:table-cell office:value-type="string" calcext:value-type="string">
            <text:p><text:s/></text:p>
          </table:table-cell>
          <table:table-cell office:value-type="float" office:value="0.244364" calcext:value-type="float">
            <text:p>0.244364</text:p>
          </table:table-cell>
          <table:table-cell office:value-type="float" office:value="-0.137545" calcext:value-type="float">
            <text:p>-0.137545</text:p>
          </table:table-cell>
          <table:table-cell office:value-type="float" office:value="0.935183" calcext:value-type="float">
            <text:p>0.935183</text:p>
          </table:table-cell>
          <table:table-cell office:value-type="string" calcext:value-type="string">
            <text:p><text:s/></text:p>
          </table:table-cell>
          <table:table-cell office:value-type="float" office:value="-1.86121" calcext:value-type="float">
            <text:p>-1.86121</text:p>
          </table:table-cell>
          <table:table-cell office:value-type="float" office:value="0.0564351" calcext:value-type="float">
            <text:p>0.0564351</text:p>
          </table:table-cell>
          <table:table-cell office:value-type="float" office:value="-1.41465" calcext:value-type="float">
            <text:p>-1.414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41255" calcext:value-type="float">
            <text:p>-0.141255</text:p>
          </table:table-cell>
          <table:table-cell office:value-type="float" office:value="-0.707428" calcext:value-type="float">
            <text:p>-0.707428</text:p>
          </table:table-cell>
          <table:table-cell office:value-type="float" office:value="-0.170869" calcext:value-type="float">
            <text:p>-0.170869</text:p>
          </table:table-cell>
          <table:table-cell office:value-type="float" office:value="1.72983" calcext:value-type="float">
            <text:p>1.72983</text:p>
          </table:table-cell>
          <table:table-cell office:value-type="float" office:value="-0.0513465" calcext:value-type="float">
            <text:p>-0.0513465</text:p>
          </table:table-cell>
          <table:table-cell office:value-type="float" office:value="0.382994" calcext:value-type="float">
            <text:p>0.382994</text:p>
          </table:table-cell>
          <table:table-cell office:value-type="float" office:value="-0.00835497" calcext:value-type="float">
            <text:p>-0.00835497</text:p>
          </table:table-cell>
          <table:table-cell office:value-type="string" calcext:value-type="string">
            <text:p><text:s/>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-0.141751" calcext:value-type="float">
            <text:p>-0.141751</text:p>
          </table:table-cell>
          <table:table-cell office:value-type="float" office:value="0.934908" calcext:value-type="float">
            <text:p>0.934908</text:p>
          </table:table-cell>
          <table:table-cell office:value-type="string" calcext:value-type="string">
            <text:p><text:s/></text:p>
          </table:table-cell>
          <table:table-cell office:value-type="float" office:value="-1.87025" calcext:value-type="float">
            <text:p>-1.87025</text:p>
          </table:table-cell>
          <table:table-cell office:value-type="float" office:value="0.0584342" calcext:value-type="float">
            <text:p>0.0584342</text:p>
          </table:table-cell>
          <table:table-cell office:value-type="float" office:value="-1.41506" calcext:value-type="float">
            <text:p>-1.415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145342" calcext:value-type="float">
            <text:p>-0.145342</text:p>
          </table:table-cell>
          <table:table-cell office:value-type="float" office:value="-0.707639" calcext:value-type="float">
            <text:p>-0.707639</text:p>
          </table:table-cell>
          <table:table-cell office:value-type="float" office:value="-0.176238" calcext:value-type="float">
            <text:p>-0.176238</text:p>
          </table:table-cell>
          <table:table-cell office:value-type="float" office:value="1.72972" calcext:value-type="float">
            <text:p>1.72972</text:p>
          </table:table-cell>
          <table:table-cell office:value-type="float" office:value="-0.0528188" calcext:value-type="float">
            <text:p>-0.0528188</text:p>
          </table:table-cell>
          <table:table-cell office:value-type="float" office:value="0.383122" calcext:value-type="float">
            <text:p>0.383122</text:p>
          </table:table-cell>
          <table:table-cell office:value-type="float" office:value="-0.00858871" calcext:value-type="float">
            <text:p>-0.00858871</text:p>
          </table:table-cell>
          <table:table-cell office:value-type="string" calcext:value-type="string">
            <text:p><text:s/></text:p>
          </table:table-cell>
          <table:table-cell office:value-type="float" office:value="0.241076" calcext:value-type="float">
            <text:p>0.241076</text:p>
          </table:table-cell>
          <table:table-cell office:value-type="float" office:value="-0.145914" calcext:value-type="float">
            <text:p>-0.145914</text:p>
          </table:table-cell>
          <table:table-cell office:value-type="float" office:value="0.934626" calcext:value-type="float">
            <text:p>0.934626</text:p>
          </table:table-cell>
          <table:table-cell office:value-type="string" calcext:value-type="string">
            <text:p><text:s/></text:p>
          </table:table-cell>
          <table:table-cell office:value-type="float" office:value="-1.87924" calcext:value-type="float">
            <text:p>-1.87924</text:p>
          </table:table-cell>
          <table:table-cell office:value-type="float" office:value="0.0604205" calcext:value-type="float">
            <text:p>0.0604205</text:p>
          </table:table-cell>
          <table:table-cell office:value-type="float" office:value="-1.41548" calcext:value-type="float">
            <text:p>-1.415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2:52:10.640421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2:52:41.722734743</dc:date>
    <meta:editing-duration>PT11M39S</meta:editing-duration>
    <meta:editing-cycles>5</meta:editing-cycles>
    <meta:generator>LibreOffice/5.1.4.2$Linux_X86_64 LibreOffice_project/10m0$Build-2</meta:generator>
    <meta:document-statistic meta:table-count="1" meta:cell-count="31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43cm" svg:height="9.907cm" xlink:href=".." xlink:type="simple" chart:class="chart:scatter" chart:style-name="ch1">
        <chart:title svg:x="6.946cm" svg:y="0.334cm" chart:style-name="ch2">
          <text:p>Joint Variables</text:p>
        </chart:title>
        <chart:legend chart:legend-position="end" svg:x="15.043cm" svg:y="3.16cm" style:legend-expansion="high" chart:style-name="ch3"/>
        <chart:plot-area chart:style-name="ch4" table:cell-range-address="Sheet1.A1:Sheet1.H501" chart:data-source-has-labels="row" svg:x="1.349cm" svg:y="1.311cm" svg:width="13.356cm" svg:height="7.417cm">
          <chartooo:coordinate-region svg:x="2.182cm" svg:y="1.489cm" svg:width="12.523cm" svg:height="7.018cm"/>
          <chart:axis chart:dimension="x" chart:name="primary-x" chart:style-name="ch5">
            <chart:title svg:x="6.515cm" svg:y="8.926cm" chart:style-name="ch6">
              <text:p>Marker motion steps</text:p>
            </chart:title>
          </chart:axis>
          <chart:axis chart:dimension="y" chart:name="primary-y" chart:style-name="ch7">
            <chart:title svg:x="0.451cm" svg:y="6.359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507004">
                <text:p>-0.00507004</text:p>
              </table:table-cell>
              <table:table-cell office:value-type="float" office:value="-0.650086">
                <text:p>-0.650086</text:p>
              </table:table-cell>
              <table:table-cell office:value-type="float" office:value="-0.00597551">
                <text:p>-0.00597551</text:p>
              </table:table-cell>
              <table:table-cell office:value-type="float" office:value="1.8">
                <text:p>1.8</text:p>
              </table:table-cell>
              <table:table-cell office:value-type="float" office:value="-0.00185663">
                <text:p>-0.00185663</text:p>
              </table:table-cell>
              <table:table-cell office:value-type="float" office:value="0.420031">
                <text:p>0.420031</text:p>
              </table:table-cell>
              <table:table-cell office:value-type="float" office:value="-0.000277672">
                <text:p>-0.000277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01437">
                <text:p>-0.0101437</text:p>
              </table:table-cell>
              <table:table-cell office:value-type="float" office:value="-0.650173">
                <text:p>-0.650173</text:p>
              </table:table-cell>
              <table:table-cell office:value-type="float" office:value="-0.0119551">
                <text:p>-0.0119551</text:p>
              </table:table-cell>
              <table:table-cell office:value-type="float" office:value="1.8">
                <text:p>1.8</text:p>
              </table:table-cell>
              <table:table-cell office:value-type="float" office:value="-0.00371451">
                <text:p>-0.00371451</text:p>
              </table:table-cell>
              <table:table-cell office:value-type="float" office:value="0.420068">
                <text:p>0.420068</text:p>
              </table:table-cell>
              <table:table-cell office:value-type="float" office:value="-0.000555389">
                <text:p>-0.000555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52149">
                <text:p>-0.0152149</text:p>
              </table:table-cell>
              <table:table-cell office:value-type="float" office:value="-0.65027">
                <text:p>-0.65027</text:p>
              </table:table-cell>
              <table:table-cell office:value-type="float" office:value="-0.0179318">
                <text:p>-0.0179318</text:p>
              </table:table-cell>
              <table:table-cell office:value-type="float" office:value="1.79999">
                <text:p>1.79999</text:p>
              </table:table-cell>
              <table:table-cell office:value-type="float" office:value="-0.00557152">
                <text:p>-0.00557152</text:p>
              </table:table-cell>
              <table:table-cell office:value-type="float" office:value="0.420104">
                <text:p>0.420104</text:p>
              </table:table-cell>
              <table:table-cell office:value-type="float" office:value="-0.000832874">
                <text:p>-0.00083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202826">
                <text:p>-0.0202826</text:p>
              </table:table-cell>
              <table:table-cell office:value-type="float" office:value="-0.650376">
                <text:p>-0.650376</text:p>
              </table:table-cell>
              <table:table-cell office:value-type="float" office:value="-0.023904">
                <text:p>-0.023904</text:p>
              </table:table-cell>
              <table:table-cell office:value-type="float" office:value="1.79996">
                <text:p>1.79996</text:p>
              </table:table-cell>
              <table:table-cell office:value-type="float" office:value="-0.00742721">
                <text:p>-0.00742721</text:p>
              </table:table-cell>
              <table:table-cell office:value-type="float" office:value="0.420139">
                <text:p>0.420139</text:p>
              </table:table-cell>
              <table:table-cell office:value-type="float" office:value="-0.00111006">
                <text:p>-0.00111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253454">
                <text:p>-0.0253454</text:p>
              </table:table-cell>
              <table:table-cell office:value-type="float" office:value="-0.650491">
                <text:p>-0.650491</text:p>
              </table:table-cell>
              <table:table-cell office:value-type="float" office:value="-0.0298703">
                <text:p>-0.0298703</text:p>
              </table:table-cell>
              <table:table-cell office:value-type="float" office:value="1.79991">
                <text:p>1.79991</text:p>
              </table:table-cell>
              <table:table-cell office:value-type="float" office:value="-0.00928111">
                <text:p>-0.00928111</text:p>
              </table:table-cell>
              <table:table-cell office:value-type="float" office:value="0.420172">
                <text:p>0.420172</text:p>
              </table:table-cell>
              <table:table-cell office:value-type="float" office:value="-0.00138688">
                <text:p>-0.00138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304021">
                <text:p>-0.0304021</text:p>
              </table:table-cell>
              <table:table-cell office:value-type="float" office:value="-0.650615">
                <text:p>-0.650615</text:p>
              </table:table-cell>
              <table:table-cell office:value-type="float" office:value="-0.0358293">
                <text:p>-0.0358293</text:p>
              </table:table-cell>
              <table:table-cell office:value-type="float" office:value="1.79986">
                <text:p>1.79986</text:p>
              </table:table-cell>
              <table:table-cell office:value-type="float" office:value="-0.0111327">
                <text:p>-0.0111327</text:p>
              </table:table-cell>
              <table:table-cell office:value-type="float" office:value="0.420204">
                <text:p>0.420204</text:p>
              </table:table-cell>
              <table:table-cell office:value-type="float" office:value="-0.00166326">
                <text:p>-0.00166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354515">
                <text:p>-0.0354515</text:p>
              </table:table-cell>
              <table:table-cell office:value-type="float" office:value="-0.650748">
                <text:p>-0.650748</text:p>
              </table:table-cell>
              <table:table-cell office:value-type="float" office:value="-0.0417793">
                <text:p>-0.0417793</text:p>
              </table:table-cell>
              <table:table-cell office:value-type="float" office:value="1.79979">
                <text:p>1.79979</text:p>
              </table:table-cell>
              <table:table-cell office:value-type="float" office:value="-0.0129816">
                <text:p>-0.0129816</text:p>
              </table:table-cell>
              <table:table-cell office:value-type="float" office:value="0.420235">
                <text:p>0.420235</text:p>
              </table:table-cell>
              <table:table-cell office:value-type="float" office:value="-0.00193913">
                <text:p>-0.00193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404923">
                <text:p>-0.0404923</text:p>
              </table:table-cell>
              <table:table-cell office:value-type="float" office:value="-0.65089">
                <text:p>-0.65089</text:p>
              </table:table-cell>
              <table:table-cell office:value-type="float" office:value="-0.047719">
                <text:p>-0.047719</text:p>
              </table:table-cell>
              <table:table-cell office:value-type="float" office:value="1.7997">
                <text:p>1.7997</text:p>
              </table:table-cell>
              <table:table-cell office:value-type="float" office:value="-0.0148273">
                <text:p>-0.0148273</text:p>
              </table:table-cell>
              <table:table-cell office:value-type="float" office:value="0.420265">
                <text:p>0.420265</text:p>
              </table:table-cell>
              <table:table-cell office:value-type="float" office:value="-0.00221443">
                <text:p>-0.00221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455232">
                <text:p>-0.0455232</text:p>
              </table:table-cell>
              <table:table-cell office:value-type="float" office:value="-0.651041">
                <text:p>-0.651041</text:p>
              </table:table-cell>
              <table:table-cell office:value-type="float" office:value="-0.053647">
                <text:p>-0.053647</text:p>
              </table:table-cell>
              <table:table-cell office:value-type="float" office:value="1.7996">
                <text:p>1.7996</text:p>
              </table:table-cell>
              <table:table-cell office:value-type="float" office:value="-0.0166693">
                <text:p>-0.0166693</text:p>
              </table:table-cell>
              <table:table-cell office:value-type="float" office:value="0.420294">
                <text:p>0.420294</text:p>
              </table:table-cell>
              <table:table-cell office:value-type="float" office:value="-0.00248908">
                <text:p>-0.00248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50543">
                <text:p>-0.050543</text:p>
              </table:table-cell>
              <table:table-cell office:value-type="float" office:value="-0.651201">
                <text:p>-0.651201</text:p>
              </table:table-cell>
              <table:table-cell office:value-type="float" office:value="-0.0595616">
                <text:p>-0.0595616</text:p>
              </table:table-cell>
              <table:table-cell office:value-type="float" office:value="1.79949">
                <text:p>1.79949</text:p>
              </table:table-cell>
              <table:table-cell office:value-type="float" office:value="-0.0185072">
                <text:p>-0.0185072</text:p>
              </table:table-cell>
              <table:table-cell office:value-type="float" office:value="0.420321">
                <text:p>0.420321</text:p>
              </table:table-cell>
              <table:table-cell office:value-type="float" office:value="-0.00276303">
                <text:p>-0.00276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555505">
                <text:p>-0.0555505</text:p>
              </table:table-cell>
              <table:table-cell office:value-type="float" office:value="-0.65137">
                <text:p>-0.65137</text:p>
              </table:table-cell>
              <table:table-cell office:value-type="float" office:value="-0.0654617">
                <text:p>-0.0654617</text:p>
              </table:table-cell>
              <table:table-cell office:value-type="float" office:value="1.79936">
                <text:p>1.79936</text:p>
              </table:table-cell>
              <table:table-cell office:value-type="float" office:value="-0.0203405">
                <text:p>-0.0203405</text:p>
              </table:table-cell>
              <table:table-cell office:value-type="float" office:value="0.420347">
                <text:p>0.420347</text:p>
              </table:table-cell>
              <table:table-cell office:value-type="float" office:value="-0.00303621">
                <text:p>-0.00303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605445">
                <text:p>-0.0605445</text:p>
              </table:table-cell>
              <table:table-cell office:value-type="float" office:value="-0.651547">
                <text:p>-0.651547</text:p>
              </table:table-cell>
              <table:table-cell office:value-type="float" office:value="-0.0713456">
                <text:p>-0.0713456</text:p>
              </table:table-cell>
              <table:table-cell office:value-type="float" office:value="1.79922">
                <text:p>1.79922</text:p>
              </table:table-cell>
              <table:table-cell office:value-type="float" office:value="-0.0221688">
                <text:p>-0.0221688</text:p>
              </table:table-cell>
              <table:table-cell office:value-type="float" office:value="0.420372">
                <text:p>0.420372</text:p>
              </table:table-cell>
              <table:table-cell office:value-type="float" office:value="-0.00330855">
                <text:p>-0.00330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655239">
                <text:p>-0.0655239</text:p>
              </table:table-cell>
              <table:table-cell office:value-type="float" office:value="-0.651733">
                <text:p>-0.651733</text:p>
              </table:table-cell>
              <table:table-cell office:value-type="float" office:value="-0.0772122">
                <text:p>-0.0772122</text:p>
              </table:table-cell>
              <table:table-cell office:value-type="float" office:value="1.79907">
                <text:p>1.79907</text:p>
              </table:table-cell>
              <table:table-cell office:value-type="float" office:value="-0.0239916">
                <text:p>-0.0239916</text:p>
              </table:table-cell>
              <table:table-cell office:value-type="float" office:value="0.420395">
                <text:p>0.420395</text:p>
              </table:table-cell>
              <table:table-cell office:value-type="float" office:value="-0.00357999">
                <text:p>-0.00357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704876">
                <text:p>-0.0704876</text:p>
              </table:table-cell>
              <table:table-cell office:value-type="float" office:value="-0.651927">
                <text:p>-0.651927</text:p>
              </table:table-cell>
              <table:table-cell office:value-type="float" office:value="-0.08306">
                <text:p>-0.08306</text:p>
              </table:table-cell>
              <table:table-cell office:value-type="float" office:value="1.7989">
                <text:p>1.7989</text:p>
              </table:table-cell>
              <table:table-cell office:value-type="float" office:value="-0.0258086">
                <text:p>-0.0258086</text:p>
              </table:table-cell>
              <table:table-cell office:value-type="float" office:value="0.420418">
                <text:p>0.420418</text:p>
              </table:table-cell>
              <table:table-cell office:value-type="float" office:value="-0.00385047">
                <text:p>-0.00385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754343">
                <text:p>-0.0754343</text:p>
              </table:table-cell>
              <table:table-cell office:value-type="float" office:value="-0.652129">
                <text:p>-0.652129</text:p>
              </table:table-cell>
              <table:table-cell office:value-type="float" office:value="-0.0888877">
                <text:p>-0.0888877</text:p>
              </table:table-cell>
              <table:table-cell office:value-type="float" office:value="1.79872">
                <text:p>1.79872</text:p>
              </table:table-cell>
              <table:table-cell office:value-type="float" office:value="-0.0276192">
                <text:p>-0.0276192</text:p>
              </table:table-cell>
              <table:table-cell office:value-type="float" office:value="0.420439">
                <text:p>0.420439</text:p>
              </table:table-cell>
              <table:table-cell office:value-type="float" office:value="-0.00411993">
                <text:p>-0.00411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80363">
                <text:p>-0.080363</text:p>
              </table:table-cell>
              <table:table-cell office:value-type="float" office:value="-0.652339">
                <text:p>-0.652339</text:p>
              </table:table-cell>
              <table:table-cell office:value-type="float" office:value="-0.094694">
                <text:p>-0.094694</text:p>
              </table:table-cell>
              <table:table-cell office:value-type="float" office:value="1.79853">
                <text:p>1.79853</text:p>
              </table:table-cell>
              <table:table-cell office:value-type="float" office:value="-0.0294232">
                <text:p>-0.0294232</text:p>
              </table:table-cell>
              <table:table-cell office:value-type="float" office:value="0.420459">
                <text:p>0.420459</text:p>
              </table:table-cell>
              <table:table-cell office:value-type="float" office:value="-0.00438831">
                <text:p>-0.00438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852726">
                <text:p>-0.0852726</text:p>
              </table:table-cell>
              <table:table-cell office:value-type="float" office:value="-0.652557">
                <text:p>-0.652557</text:p>
              </table:table-cell>
              <table:table-cell office:value-type="float" office:value="-0.100478">
                <text:p>-0.100478</text:p>
              </table:table-cell>
              <table:table-cell office:value-type="float" office:value="1.79833">
                <text:p>1.79833</text:p>
              </table:table-cell>
              <table:table-cell office:value-type="float" office:value="-0.03122">
                <text:p>-0.03122</text:p>
              </table:table-cell>
              <table:table-cell office:value-type="float" office:value="0.420477">
                <text:p>0.420477</text:p>
              </table:table-cell>
              <table:table-cell office:value-type="float" office:value="-0.00465556">
                <text:p>-0.0046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901621">
                <text:p>-0.0901621</text:p>
              </table:table-cell>
              <table:table-cell office:value-type="float" office:value="-0.652782">
                <text:p>-0.652782</text:p>
              </table:table-cell>
              <table:table-cell office:value-type="float" office:value="-0.106237">
                <text:p>-0.106237</text:p>
              </table:table-cell>
              <table:table-cell office:value-type="float" office:value="1.79811">
                <text:p>1.79811</text:p>
              </table:table-cell>
              <table:table-cell office:value-type="float" office:value="-0.0330094">
                <text:p>-0.0330094</text:p>
              </table:table-cell>
              <table:table-cell office:value-type="float" office:value="0.420494">
                <text:p>0.420494</text:p>
              </table:table-cell>
              <table:table-cell office:value-type="float" office:value="-0.00492161">
                <text:p>-0.00492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950304">
                <text:p>-0.0950304</text:p>
              </table:table-cell>
              <table:table-cell office:value-type="float" office:value="-0.653015">
                <text:p>-0.653015</text:p>
              </table:table-cell>
              <table:table-cell office:value-type="float" office:value="-0.111972">
                <text:p>-0.111972</text:p>
              </table:table-cell>
              <table:table-cell office:value-type="float" office:value="1.79788">
                <text:p>1.79788</text:p>
              </table:table-cell>
              <table:table-cell office:value-type="float" office:value="-0.0347908">
                <text:p>-0.0347908</text:p>
              </table:table-cell>
              <table:table-cell office:value-type="float" office:value="0.42051">
                <text:p>0.42051</text:p>
              </table:table-cell>
              <table:table-cell office:value-type="float" office:value="-0.00518643">
                <text:p>-0.00518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998766">
                <text:p>-0.0998766</text:p>
              </table:table-cell>
              <table:table-cell office:value-type="float" office:value="-0.653256">
                <text:p>-0.653256</text:p>
              </table:table-cell>
              <table:table-cell office:value-type="float" office:value="-0.117681">
                <text:p>-0.117681</text:p>
              </table:table-cell>
              <table:table-cell office:value-type="float" office:value="1.79764">
                <text:p>1.79764</text:p>
              </table:table-cell>
              <table:table-cell office:value-type="float" office:value="-0.0365641">
                <text:p>-0.0365641</text:p>
              </table:table-cell>
              <table:table-cell office:value-type="float" office:value="0.420525">
                <text:p>0.420525</text:p>
              </table:table-cell>
              <table:table-cell office:value-type="float" office:value="-0.00544995">
                <text:p>-0.00544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047">
                <text:p>-0.1047</text:p>
              </table:table-cell>
              <table:table-cell office:value-type="float" office:value="-0.653503">
                <text:p>-0.653503</text:p>
              </table:table-cell>
              <table:table-cell office:value-type="float" office:value="-0.123362">
                <text:p>-0.123362</text:p>
              </table:table-cell>
              <table:table-cell office:value-type="float" office:value="1.79739">
                <text:p>1.79739</text:p>
              </table:table-cell>
              <table:table-cell office:value-type="float" office:value="-0.0383287">
                <text:p>-0.0383287</text:p>
              </table:table-cell>
              <table:table-cell office:value-type="float" office:value="0.420539">
                <text:p>0.420539</text:p>
              </table:table-cell>
              <table:table-cell office:value-type="float" office:value="-0.00571212">
                <text:p>-0.0057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109499">
                <text:p>-0.109499</text:p>
              </table:table-cell>
              <table:table-cell office:value-type="float" office:value="-0.653758">
                <text:p>-0.653758</text:p>
              </table:table-cell>
              <table:table-cell office:value-type="float" office:value="-0.129015">
                <text:p>-0.129015</text:p>
              </table:table-cell>
              <table:table-cell office:value-type="float" office:value="1.79712">
                <text:p>1.79712</text:p>
              </table:table-cell>
              <table:table-cell office:value-type="float" office:value="-0.0400844">
                <text:p>-0.0400844</text:p>
              </table:table-cell>
              <table:table-cell office:value-type="float" office:value="0.420551">
                <text:p>0.420551</text:p>
              </table:table-cell>
              <table:table-cell office:value-type="float" office:value="-0.0059729">
                <text:p>-0.0059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114273">
                <text:p>-0.114273</text:p>
              </table:table-cell>
              <table:table-cell office:value-type="float" office:value="-0.654019">
                <text:p>-0.654019</text:p>
              </table:table-cell>
              <table:table-cell office:value-type="float" office:value="-0.134638">
                <text:p>-0.134638</text:p>
              </table:table-cell>
              <table:table-cell office:value-type="float" office:value="1.79685">
                <text:p>1.79685</text:p>
              </table:table-cell>
              <table:table-cell office:value-type="float" office:value="-0.0418309">
                <text:p>-0.0418309</text:p>
              </table:table-cell>
              <table:table-cell office:value-type="float" office:value="0.420562">
                <text:p>0.420562</text:p>
              </table:table-cell>
              <table:table-cell office:value-type="float" office:value="-0.00623224">
                <text:p>-0.00623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119022">
                <text:p>-0.119022</text:p>
              </table:table-cell>
              <table:table-cell office:value-type="float" office:value="-0.654288">
                <text:p>-0.654288</text:p>
              </table:table-cell>
              <table:table-cell office:value-type="float" office:value="-0.140231">
                <text:p>-0.140231</text:p>
              </table:table-cell>
              <table:table-cell office:value-type="float" office:value="1.79656">
                <text:p>1.79656</text:p>
              </table:table-cell>
              <table:table-cell office:value-type="float" office:value="-0.0435678">
                <text:p>-0.0435678</text:p>
              </table:table-cell>
              <table:table-cell office:value-type="float" office:value="0.420572">
                <text:p>0.420572</text:p>
              </table:table-cell>
              <table:table-cell office:value-type="float" office:value="-0.0064901">
                <text:p>-0.0064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123743">
                <text:p>-0.123743</text:p>
              </table:table-cell>
              <table:table-cell office:value-type="float" office:value="-0.654562">
                <text:p>-0.654562</text:p>
              </table:table-cell>
              <table:table-cell office:value-type="float" office:value="-0.145793">
                <text:p>-0.145793</text:p>
              </table:table-cell>
              <table:table-cell office:value-type="float" office:value="1.79626">
                <text:p>1.79626</text:p>
              </table:table-cell>
              <table:table-cell office:value-type="float" office:value="-0.0452947">
                <text:p>-0.0452947</text:p>
              </table:table-cell>
              <table:table-cell office:value-type="float" office:value="0.420581">
                <text:p>0.420581</text:p>
              </table:table-cell>
              <table:table-cell office:value-type="float" office:value="-0.00674643">
                <text:p>-0.00674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128438">
                <text:p>-0.128438</text:p>
              </table:table-cell>
              <table:table-cell office:value-type="float" office:value="-0.654843">
                <text:p>-0.654843</text:p>
              </table:table-cell>
              <table:table-cell office:value-type="float" office:value="-0.151322">
                <text:p>-0.151322</text:p>
              </table:table-cell>
              <table:table-cell office:value-type="float" office:value="1.79596">
                <text:p>1.79596</text:p>
              </table:table-cell>
              <table:table-cell office:value-type="float" office:value="-0.0470115">
                <text:p>-0.0470115</text:p>
              </table:table-cell>
              <table:table-cell office:value-type="float" office:value="0.420589">
                <text:p>0.420589</text:p>
              </table:table-cell>
              <table:table-cell office:value-type="float" office:value="-0.00700119">
                <text:p>-0.00700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133104">
                <text:p>-0.133104</text:p>
              </table:table-cell>
              <table:table-cell office:value-type="float" office:value="-0.65513">
                <text:p>-0.65513</text:p>
              </table:table-cell>
              <table:table-cell office:value-type="float" office:value="-0.156817">
                <text:p>-0.156817</text:p>
              </table:table-cell>
              <table:table-cell office:value-type="float" office:value="1.79564">
                <text:p>1.79564</text:p>
              </table:table-cell>
              <table:table-cell office:value-type="float" office:value="-0.0487178">
                <text:p>-0.0487178</text:p>
              </table:table-cell>
              <table:table-cell office:value-type="float" office:value="0.420596">
                <text:p>0.420596</text:p>
              </table:table-cell>
              <table:table-cell office:value-type="float" office:value="-0.00725434">
                <text:p>-0.00725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137742">
                <text:p>-0.137742</text:p>
              </table:table-cell>
              <table:table-cell office:value-type="float" office:value="-0.655423">
                <text:p>-0.655423</text:p>
              </table:table-cell>
              <table:table-cell office:value-type="float" office:value="-0.162279">
                <text:p>-0.162279</text:p>
              </table:table-cell>
              <table:table-cell office:value-type="float" office:value="1.79531">
                <text:p>1.79531</text:p>
              </table:table-cell>
              <table:table-cell office:value-type="float" office:value="-0.0504134">
                <text:p>-0.0504134</text:p>
              </table:table-cell>
              <table:table-cell office:value-type="float" office:value="0.420601">
                <text:p>0.420601</text:p>
              </table:table-cell>
              <table:table-cell office:value-type="float" office:value="-0.00750586">
                <text:p>-0.00750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14235">
                <text:p>-0.14235</text:p>
              </table:table-cell>
              <table:table-cell office:value-type="float" office:value="-0.655721">
                <text:p>-0.655721</text:p>
              </table:table-cell>
              <table:table-cell office:value-type="float" office:value="-0.167706">
                <text:p>-0.167706</text:p>
              </table:table-cell>
              <table:table-cell office:value-type="float" office:value="1.79497">
                <text:p>1.79497</text:p>
              </table:table-cell>
              <table:table-cell office:value-type="float" office:value="-0.052098">
                <text:p>-0.052098</text:p>
              </table:table-cell>
              <table:table-cell office:value-type="float" office:value="0.420605">
                <text:p>0.420605</text:p>
              </table:table-cell>
              <table:table-cell office:value-type="float" office:value="-0.00775569">
                <text:p>-0.00775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146927">
                <text:p>-0.146927</text:p>
              </table:table-cell>
              <table:table-cell office:value-type="float" office:value="-0.656025">
                <text:p>-0.656025</text:p>
              </table:table-cell>
              <table:table-cell office:value-type="float" office:value="-0.173097">
                <text:p>-0.173097</text:p>
              </table:table-cell>
              <table:table-cell office:value-type="float" office:value="1.79463">
                <text:p>1.79463</text:p>
              </table:table-cell>
              <table:table-cell office:value-type="float" office:value="-0.0537713">
                <text:p>-0.0537713</text:p>
              </table:table-cell>
              <table:table-cell office:value-type="float" office:value="0.420609">
                <text:p>0.420609</text:p>
              </table:table-cell>
              <table:table-cell office:value-type="float" office:value="-0.00800381">
                <text:p>-0.00800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151474">
                <text:p>-0.151474</text:p>
              </table:table-cell>
              <table:table-cell office:value-type="float" office:value="-0.656335">
                <text:p>-0.656335</text:p>
              </table:table-cell>
              <table:table-cell office:value-type="float" office:value="-0.178452">
                <text:p>-0.178452</text:p>
              </table:table-cell>
              <table:table-cell office:value-type="float" office:value="1.79427">
                <text:p>1.79427</text:p>
              </table:table-cell>
              <table:table-cell office:value-type="float" office:value="-0.0554332">
                <text:p>-0.0554332</text:p>
              </table:table-cell>
              <table:table-cell office:value-type="float" office:value="0.420611">
                <text:p>0.420611</text:p>
              </table:table-cell>
              <table:table-cell office:value-type="float" office:value="-0.00825019">
                <text:p>-0.00825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15599">
                <text:p>-0.15599</text:p>
              </table:table-cell>
              <table:table-cell office:value-type="float" office:value="-0.656649">
                <text:p>-0.656649</text:p>
              </table:table-cell>
              <table:table-cell office:value-type="float" office:value="-0.183769">
                <text:p>-0.183769</text:p>
              </table:table-cell>
              <table:table-cell office:value-type="float" office:value="1.7939">
                <text:p>1.7939</text:p>
              </table:table-cell>
              <table:table-cell office:value-type="float" office:value="-0.0570835">
                <text:p>-0.0570835</text:p>
              </table:table-cell>
              <table:table-cell office:value-type="float" office:value="0.420612">
                <text:p>0.420612</text:p>
              </table:table-cell>
              <table:table-cell office:value-type="float" office:value="-0.0084948">
                <text:p>-0.0084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158884">
                <text:p>-0.158884</text:p>
              </table:table-cell>
              <table:table-cell office:value-type="float" office:value="-0.656838">
                <text:p>-0.656838</text:p>
              </table:table-cell>
              <table:table-cell office:value-type="float" office:value="-0.18718">
                <text:p>-0.18718</text:p>
              </table:table-cell>
              <table:table-cell office:value-type="float" office:value="1.79367">
                <text:p>1.79367</text:p>
              </table:table-cell>
              <table:table-cell office:value-type="float" office:value="-0.0581423">
                <text:p>-0.0581423</text:p>
              </table:table-cell>
              <table:table-cell office:value-type="float" office:value="0.420615">
                <text:p>0.420615</text:p>
              </table:table-cell>
              <table:table-cell office:value-type="float" office:value="-0.00865226">
                <text:p>-0.00865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158691">
                <text:p>-0.158691</text:p>
              </table:table-cell>
              <table:table-cell office:value-type="float" office:value="-0.656812">
                <text:p>-0.656812</text:p>
              </table:table-cell>
              <table:table-cell office:value-type="float" office:value="-0.186955">
                <text:p>-0.186955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17">
                <text:p>-0.0580717</text:p>
              </table:table-cell>
              <table:table-cell office:value-type="float" office:value="0.420627">
                <text:p>0.420627</text:p>
              </table:table-cell>
              <table:table-cell office:value-type="float" office:value="-0.00864157">
                <text:p>-0.00864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158704">
                <text:p>-0.158704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7">
                <text:p>-0.18697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4">
                <text:p>-0.0580764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3">
                <text:p>-0.0086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1">
                <text:p>-0.0580761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53833">
                <text:p>-0.153833</text:p>
              </table:table-cell>
              <table:table-cell office:value-type="float" office:value="-0.658122">
                <text:p>-0.658122</text:p>
              </table:table-cell>
              <table:table-cell office:value-type="float" office:value="-0.180973">
                <text:p>-0.180973</text:p>
              </table:table-cell>
              <table:table-cell office:value-type="float" office:value="1.7919">
                <text:p>1.7919</text:p>
              </table:table-cell>
              <table:table-cell office:value-type="float" office:value="-0.0562722">
                <text:p>-0.0562722</text:p>
              </table:table-cell>
              <table:table-cell office:value-type="float" office:value="0.419339">
                <text:p>0.419339</text:p>
              </table:table-cell>
              <table:table-cell office:value-type="float" office:value="-0.00838788">
                <text:p>-0.00838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149277">
                <text:p>-0.149277</text:p>
              </table:table-cell>
              <table:table-cell office:value-type="float" office:value="-0.659319">
                <text:p>-0.659319</text:p>
              </table:table-cell>
              <table:table-cell office:value-type="float" office:value="-0.175357">
                <text:p>-0.175357</text:p>
              </table:table-cell>
              <table:table-cell office:value-type="float" office:value="1.79025">
                <text:p>1.79025</text:p>
              </table:table-cell>
              <table:table-cell office:value-type="float" office:value="-0.0545868">
                <text:p>-0.0545868</text:p>
              </table:table-cell>
              <table:table-cell office:value-type="float" office:value="0.418158">
                <text:p>0.418158</text:p>
              </table:table-cell>
              <table:table-cell office:value-type="float" office:value="-0.00814919">
                <text:p>-0.00814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144683">
                <text:p>-0.144683</text:p>
              </table:table-cell>
              <table:table-cell office:value-type="float" office:value="-0.660543">
                <text:p>-0.660543</text:p>
              </table:table-cell>
              <table:table-cell office:value-type="float" office:value="-0.169683">
                <text:p>-0.169683</text:p>
              </table:table-cell>
              <table:table-cell office:value-type="float" office:value="1.78855">
                <text:p>1.78855</text:p>
              </table:table-cell>
              <table:table-cell office:value-type="float" office:value="-0.0528899">
                <text:p>-0.0528899</text:p>
              </table:table-cell>
              <table:table-cell office:value-type="float" office:value="0.416962">
                <text:p>0.416962</text:p>
              </table:table-cell>
              <table:table-cell office:value-type="float" office:value="-0.00790847">
                <text:p>-0.00790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140075">
                <text:p>-0.140075</text:p>
              </table:table-cell>
              <table:table-cell office:value-type="float" office:value="-0.661781">
                <text:p>-0.661781</text:p>
              </table:table-cell>
              <table:table-cell office:value-type="float" office:value="-0.163981">
                <text:p>-0.163981</text:p>
              </table:table-cell>
              <table:table-cell office:value-type="float" office:value="1.78684">
                <text:p>1.78684</text:p>
              </table:table-cell>
              <table:table-cell office:value-type="float" office:value="-0.0511901">
                <text:p>-0.0511901</text:p>
              </table:table-cell>
              <table:table-cell office:value-type="float" office:value="0.41576">
                <text:p>0.41576</text:p>
              </table:table-cell>
              <table:table-cell office:value-type="float" office:value="-0.00766685">
                <text:p>-0.00766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135453">
                <text:p>-0.135453</text:p>
              </table:table-cell>
              <table:table-cell office:value-type="float" office:value="-0.663033">
                <text:p>-0.663033</text:p>
              </table:table-cell>
              <table:table-cell office:value-type="float" office:value="-0.158251">
                <text:p>-0.158251</text:p>
              </table:table-cell>
              <table:table-cell office:value-type="float" office:value="1.78511">
                <text:p>1.78511</text:p>
              </table:table-cell>
              <table:table-cell office:value-type="float" office:value="-0.0494873">
                <text:p>-0.0494873</text:p>
              </table:table-cell>
              <table:table-cell office:value-type="float" office:value="0.414553">
                <text:p>0.414553</text:p>
              </table:table-cell>
              <table:table-cell office:value-type="float" office:value="-0.00742432">
                <text:p>-0.00742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30818">
                <text:p>-0.130818</text:p>
              </table:table-cell>
              <table:table-cell office:value-type="float" office:value="-0.6643">
                <text:p>-0.6643</text:p>
              </table:table-cell>
              <table:table-cell office:value-type="float" office:value="-0.152493">
                <text:p>-0.152493</text:p>
              </table:table-cell>
              <table:table-cell office:value-type="float" office:value="1.78337">
                <text:p>1.78337</text:p>
              </table:table-cell>
              <table:table-cell office:value-type="float" office:value="-0.0477819">
                <text:p>-0.0477819</text:p>
              </table:table-cell>
              <table:table-cell office:value-type="float" office:value="0.413341">
                <text:p>0.413341</text:p>
              </table:table-cell>
              <table:table-cell office:value-type="float" office:value="-0.00718093">
                <text:p>-0.00718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126171">
                <text:p>-0.126171</text:p>
              </table:table-cell>
              <table:table-cell office:value-type="float" office:value="-0.665581">
                <text:p>-0.665581</text:p>
              </table:table-cell>
              <table:table-cell office:value-type="float" office:value="-0.146709">
                <text:p>-0.146709</text:p>
              </table:table-cell>
              <table:table-cell office:value-type="float" office:value="1.7816">
                <text:p>1.7816</text:p>
              </table:table-cell>
              <table:table-cell office:value-type="float" office:value="-0.0460744">
                <text:p>-0.0460744</text:p>
              </table:table-cell>
              <table:table-cell office:value-type="float" office:value="0.412125">
                <text:p>0.412125</text:p>
              </table:table-cell>
              <table:table-cell office:value-type="float" office:value="-0.00693674">
                <text:p>-0.00693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121513">
                <text:p>-0.121513</text:p>
              </table:table-cell>
              <table:table-cell office:value-type="float" office:value="-0.666875">
                <text:p>-0.666875</text:p>
              </table:table-cell>
              <table:table-cell office:value-type="float" office:value="-0.1409">
                <text:p>-0.1409</text:p>
              </table:table-cell>
              <table:table-cell office:value-type="float" office:value="1.77982">
                <text:p>1.77982</text:p>
              </table:table-cell>
              <table:table-cell office:value-type="float" office:value="-0.0443652">
                <text:p>-0.0443652</text:p>
              </table:table-cell>
              <table:table-cell office:value-type="float" office:value="0.410905">
                <text:p>0.410905</text:p>
              </table:table-cell>
              <table:table-cell office:value-type="float" office:value="-0.00669179">
                <text:p>-0.006691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116846">
                <text:p>-0.116846</text:p>
              </table:table-cell>
              <table:table-cell office:value-type="float" office:value="-0.668183">
                <text:p>-0.668183</text:p>
              </table:table-cell>
              <table:table-cell office:value-type="float" office:value="-0.135068">
                <text:p>-0.135068</text:p>
              </table:table-cell>
              <table:table-cell office:value-type="float" office:value="1.77802">
                <text:p>1.77802</text:p>
              </table:table-cell>
              <table:table-cell office:value-type="float" office:value="-0.0426546">
                <text:p>-0.0426546</text:p>
              </table:table-cell>
              <table:table-cell office:value-type="float" office:value="0.40968">
                <text:p>0.40968</text:p>
              </table:table-cell>
              <table:table-cell office:value-type="float" office:value="-0.00644614">
                <text:p>-0.00644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112169">
                <text:p>-0.112169</text:p>
              </table:table-cell>
              <table:table-cell office:value-type="float" office:value="-0.669504">
                <text:p>-0.669504</text:p>
              </table:table-cell>
              <table:table-cell office:value-type="float" office:value="-0.129212">
                <text:p>-0.129212</text:p>
              </table:table-cell>
              <table:table-cell office:value-type="float" office:value="1.7762">
                <text:p>1.7762</text:p>
              </table:table-cell>
              <table:table-cell office:value-type="float" office:value="-0.0409432">
                <text:p>-0.0409432</text:p>
              </table:table-cell>
              <table:table-cell office:value-type="float" office:value="0.408453">
                <text:p>0.408453</text:p>
              </table:table-cell>
              <table:table-cell office:value-type="float" office:value="-0.00619985">
                <text:p>-0.00619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07486">
                <text:p>-0.107486</text:p>
              </table:table-cell>
              <table:table-cell office:value-type="float" office:value="-0.670838">
                <text:p>-0.670838</text:p>
              </table:table-cell>
              <table:table-cell office:value-type="float" office:value="-0.123336">
                <text:p>-0.123336</text:p>
              </table:table-cell>
              <table:table-cell office:value-type="float" office:value="1.77437">
                <text:p>1.77437</text:p>
              </table:table-cell>
              <table:table-cell office:value-type="float" office:value="-0.0392312">
                <text:p>-0.0392312</text:p>
              </table:table-cell>
              <table:table-cell office:value-type="float" office:value="0.407222">
                <text:p>0.407222</text:p>
              </table:table-cell>
              <table:table-cell office:value-type="float" office:value="-0.00595298">
                <text:p>-0.00595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102796">
                <text:p>-0.102796</text:p>
              </table:table-cell>
              <table:table-cell office:value-type="float" office:value="-0.672185">
                <text:p>-0.672185</text:p>
              </table:table-cell>
              <table:table-cell office:value-type="float" office:value="-0.11744">
                <text:p>-0.11744</text:p>
              </table:table-cell>
              <table:table-cell office:value-type="float" office:value="1.77252">
                <text:p>1.77252</text:p>
              </table:table-cell>
              <table:table-cell office:value-type="float" office:value="-0.0375193">
                <text:p>-0.0375193</text:p>
              </table:table-cell>
              <table:table-cell office:value-type="float" office:value="0.405989">
                <text:p>0.405989</text:p>
              </table:table-cell>
              <table:table-cell office:value-type="float" office:value="-0.00570557">
                <text:p>-0.00570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98101">
                <text:p>-0.098101</text:p>
              </table:table-cell>
              <table:table-cell office:value-type="float" office:value="-0.673544">
                <text:p>-0.673544</text:p>
              </table:table-cell>
              <table:table-cell office:value-type="float" office:value="-0.111526">
                <text:p>-0.111526</text:p>
              </table:table-cell>
              <table:table-cell office:value-type="float" office:value="1.77066">
                <text:p>1.77066</text:p>
              </table:table-cell>
              <table:table-cell office:value-type="float" office:value="-0.0358078">
                <text:p>-0.0358078</text:p>
              </table:table-cell>
              <table:table-cell office:value-type="float" office:value="0.404755">
                <text:p>0.404755</text:p>
              </table:table-cell>
              <table:table-cell office:value-type="float" office:value="-0.00545768">
                <text:p>-0.00545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934021">
                <text:p>-0.0934021</text:p>
              </table:table-cell>
              <table:table-cell office:value-type="float" office:value="-0.674915">
                <text:p>-0.674915</text:p>
              </table:table-cell>
              <table:table-cell office:value-type="float" office:value="-0.105594">
                <text:p>-0.105594</text:p>
              </table:table-cell>
              <table:table-cell office:value-type="float" office:value="1.76879">
                <text:p>1.76879</text:p>
              </table:table-cell>
              <table:table-cell office:value-type="float" office:value="-0.0340971">
                <text:p>-0.0340971</text:p>
              </table:table-cell>
              <table:table-cell office:value-type="float" office:value="0.403518">
                <text:p>0.403518</text:p>
              </table:table-cell>
              <table:table-cell office:value-type="float" office:value="-0.00520939">
                <text:p>-0.00520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887006">
                <text:p>-0.0887006</text:p>
              </table:table-cell>
              <table:table-cell office:value-type="float" office:value="-0.676298">
                <text:p>-0.676298</text:p>
              </table:table-cell>
              <table:table-cell office:value-type="float" office:value="-0.0996477">
                <text:p>-0.0996477</text:p>
              </table:table-cell>
              <table:table-cell office:value-type="float" office:value="1.7669">
                <text:p>1.7669</text:p>
              </table:table-cell>
              <table:table-cell office:value-type="float" office:value="-0.0323877">
                <text:p>-0.0323877</text:p>
              </table:table-cell>
              <table:table-cell office:value-type="float" office:value="0.402281">
                <text:p>0.402281</text:p>
              </table:table-cell>
              <table:table-cell office:value-type="float" office:value="-0.00496073">
                <text:p>-0.00496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839977">
                <text:p>-0.0839977</text:p>
              </table:table-cell>
              <table:table-cell office:value-type="float" office:value="-0.677692">
                <text:p>-0.677692</text:p>
              </table:table-cell>
              <table:table-cell office:value-type="float" office:value="-0.0936868">
                <text:p>-0.0936868</text:p>
              </table:table-cell>
              <table:table-cell office:value-type="float" office:value="1.765">
                <text:p>1.765</text:p>
              </table:table-cell>
              <table:table-cell office:value-type="float" office:value="-0.03068">
                <text:p>-0.03068</text:p>
              </table:table-cell>
              <table:table-cell office:value-type="float" office:value="0.401043">
                <text:p>0.401043</text:p>
              </table:table-cell>
              <table:table-cell office:value-type="float" office:value="-0.00471177">
                <text:p>-0.00471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792945">
                <text:p>-0.0792945</text:p>
              </table:table-cell>
              <table:table-cell office:value-type="float" office:value="-0.679096">
                <text:p>-0.679096</text:p>
              </table:table-cell>
              <table:table-cell office:value-type="float" office:value="-0.0877134">
                <text:p>-0.0877134</text:p>
              </table:table-cell>
              <table:table-cell office:value-type="float" office:value="1.76309">
                <text:p>1.76309</text:p>
              </table:table-cell>
              <table:table-cell office:value-type="float" office:value="-0.0289744">
                <text:p>-0.0289744</text:p>
              </table:table-cell>
              <table:table-cell office:value-type="float" office:value="0.399804">
                <text:p>0.399804</text:p>
              </table:table-cell>
              <table:table-cell office:value-type="float" office:value="-0.00446258">
                <text:p>-0.00446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745923">
                <text:p>-0.0745923</text:p>
              </table:table-cell>
              <table:table-cell office:value-type="float" office:value="-0.680512">
                <text:p>-0.680512</text:p>
              </table:table-cell>
              <table:table-cell office:value-type="float" office:value="-0.0817289">
                <text:p>-0.0817289</text:p>
              </table:table-cell>
              <table:table-cell office:value-type="float" office:value="1.76116">
                <text:p>1.76116</text:p>
              </table:table-cell>
              <table:table-cell office:value-type="float" office:value="-0.0272715">
                <text:p>-0.0272715</text:p>
              </table:table-cell>
              <table:table-cell office:value-type="float" office:value="0.398567">
                <text:p>0.398567</text:p>
              </table:table-cell>
              <table:table-cell office:value-type="float" office:value="-0.00421321">
                <text:p>-0.00421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698923">
                <text:p>-0.0698923</text:p>
              </table:table-cell>
              <table:table-cell office:value-type="float" office:value="-0.681937">
                <text:p>-0.681937</text:p>
              </table:table-cell>
              <table:table-cell office:value-type="float" office:value="-0.0757349">
                <text:p>-0.0757349</text:p>
              </table:table-cell>
              <table:table-cell office:value-type="float" office:value="1.75923">
                <text:p>1.75923</text:p>
              </table:table-cell>
              <table:table-cell office:value-type="float" office:value="-0.0255715">
                <text:p>-0.0255715</text:p>
              </table:table-cell>
              <table:table-cell office:value-type="float" office:value="0.39733">
                <text:p>0.39733</text:p>
              </table:table-cell>
              <table:table-cell office:value-type="float" office:value="-0.00396372">
                <text:p>-0.00396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651958">
                <text:p>-0.0651958</text:p>
              </table:table-cell>
              <table:table-cell office:value-type="float" office:value="-0.683371">
                <text:p>-0.683371</text:p>
              </table:table-cell>
              <table:table-cell office:value-type="float" office:value="-0.0697328">
                <text:p>-0.0697328</text:p>
              </table:table-cell>
              <table:table-cell office:value-type="float" office:value="1.75729">
                <text:p>1.75729</text:p>
              </table:table-cell>
              <table:table-cell office:value-type="float" office:value="-0.023875">
                <text:p>-0.023875</text:p>
              </table:table-cell>
              <table:table-cell office:value-type="float" office:value="0.396094">
                <text:p>0.396094</text:p>
              </table:table-cell>
              <table:table-cell office:value-type="float" office:value="-0.00371417">
                <text:p>-0.00371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60504">
                <text:p>-0.060504</text:p>
              </table:table-cell>
              <table:table-cell office:value-type="float" office:value="-0.684815">
                <text:p>-0.684815</text:p>
              </table:table-cell>
              <table:table-cell office:value-type="float" office:value="-0.0637242">
                <text:p>-0.0637242</text:p>
              </table:table-cell>
              <table:table-cell office:value-type="float" office:value="1.75534">
                <text:p>1.75534</text:p>
              </table:table-cell>
              <table:table-cell office:value-type="float" office:value="-0.0221823">
                <text:p>-0.0221823</text:p>
              </table:table-cell>
              <table:table-cell office:value-type="float" office:value="0.39486">
                <text:p>0.39486</text:p>
              </table:table-cell>
              <table:table-cell office:value-type="float" office:value="-0.00346462">
                <text:p>-0.00346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558181">
                <text:p>-0.0558181</text:p>
              </table:table-cell>
              <table:table-cell office:value-type="float" office:value="-0.686268">
                <text:p>-0.686268</text:p>
              </table:table-cell>
              <table:table-cell office:value-type="float" office:value="-0.0577107">
                <text:p>-0.0577107</text:p>
              </table:table-cell>
              <table:table-cell office:value-type="float" office:value="1.75338">
                <text:p>1.75338</text:p>
              </table:table-cell>
              <table:table-cell office:value-type="float" office:value="-0.020494">
                <text:p>-0.020494</text:p>
              </table:table-cell>
              <table:table-cell office:value-type="float" office:value="0.393628">
                <text:p>0.393628</text:p>
              </table:table-cell>
              <table:table-cell office:value-type="float" office:value="-0.00321514">
                <text:p>-0.00321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511393">
                <text:p>-0.0511393</text:p>
              </table:table-cell>
              <table:table-cell office:value-type="float" office:value="-0.687729">
                <text:p>-0.687729</text:p>
              </table:table-cell>
              <table:table-cell office:value-type="float" office:value="-0.0516938">
                <text:p>-0.0516938</text:p>
              </table:table-cell>
              <table:table-cell office:value-type="float" office:value="1.75142">
                <text:p>1.75142</text:p>
              </table:table-cell>
              <table:table-cell office:value-type="float" office:value="-0.0188103">
                <text:p>-0.0188103</text:p>
              </table:table-cell>
              <table:table-cell office:value-type="float" office:value="0.392399">
                <text:p>0.392399</text:p>
              </table:table-cell>
              <table:table-cell office:value-type="float" office:value="-0.00296578">
                <text:p>-0.00296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464689">
                <text:p>-0.0464689</text:p>
              </table:table-cell>
              <table:table-cell office:value-type="float" office:value="-0.689198">
                <text:p>-0.689198</text:p>
              </table:table-cell>
              <table:table-cell office:value-type="float" office:value="-0.045675">
                <text:p>-0.045675</text:p>
              </table:table-cell>
              <table:table-cell office:value-type="float" office:value="1.74945">
                <text:p>1.74945</text:p>
              </table:table-cell>
              <table:table-cell office:value-type="float" office:value="-0.0171318">
                <text:p>-0.0171318</text:p>
              </table:table-cell>
              <table:table-cell office:value-type="float" office:value="0.391172">
                <text:p>0.391172</text:p>
              </table:table-cell>
              <table:table-cell office:value-type="float" office:value="-0.0027166">
                <text:p>-0.0027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41808">
                <text:p>-0.041808</text:p>
              </table:table-cell>
              <table:table-cell office:value-type="float" office:value="-0.690673">
                <text:p>-0.690673</text:p>
              </table:table-cell>
              <table:table-cell office:value-type="float" office:value="-0.039656">
                <text:p>-0.039656</text:p>
              </table:table-cell>
              <table:table-cell office:value-type="float" office:value="1.74747">
                <text:p>1.74747</text:p>
              </table:table-cell>
              <table:table-cell office:value-type="float" office:value="-0.0154588">
                <text:p>-0.0154588</text:p>
              </table:table-cell>
              <table:table-cell office:value-type="float" office:value="0.38995">
                <text:p>0.38995</text:p>
              </table:table-cell>
              <table:table-cell office:value-type="float" office:value="-0.00246767">
                <text:p>-0.00246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371579">
                <text:p>-0.0371579</text:p>
              </table:table-cell>
              <table:table-cell office:value-type="float" office:value="-0.692156">
                <text:p>-0.692156</text:p>
              </table:table-cell>
              <table:table-cell office:value-type="float" office:value="-0.0336382">
                <text:p>-0.0336382</text:p>
              </table:table-cell>
              <table:table-cell office:value-type="float" office:value="1.74549">
                <text:p>1.74549</text:p>
              </table:table-cell>
              <table:table-cell office:value-type="float" office:value="-0.0137917">
                <text:p>-0.0137917</text:p>
              </table:table-cell>
              <table:table-cell office:value-type="float" office:value="0.388731">
                <text:p>0.388731</text:p>
              </table:table-cell>
              <table:table-cell office:value-type="float" office:value="-0.00221904">
                <text:p>-0.00221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325197">
                <text:p>-0.0325197</text:p>
              </table:table-cell>
              <table:table-cell office:value-type="float" office:value="-0.693645">
                <text:p>-0.693645</text:p>
              </table:table-cell>
              <table:table-cell office:value-type="float" office:value="-0.0276232">
                <text:p>-0.0276232</text:p>
              </table:table-cell>
              <table:table-cell office:value-type="float" office:value="1.7435">
                <text:p>1.7435</text:p>
              </table:table-cell>
              <table:table-cell office:value-type="float" office:value="-0.012131">
                <text:p>-0.012131</text:p>
              </table:table-cell>
              <table:table-cell office:value-type="float" office:value="0.387517">
                <text:p>0.387517</text:p>
              </table:table-cell>
              <table:table-cell office:value-type="float" office:value="-0.00197077">
                <text:p>-0.00197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278946">
                <text:p>-0.0278946</text:p>
              </table:table-cell>
              <table:table-cell office:value-type="float" office:value="-0.69514">
                <text:p>-0.69514</text:p>
              </table:table-cell>
              <table:table-cell office:value-type="float" office:value="-0.0216126">
                <text:p>-0.0216126</text:p>
              </table:table-cell>
              <table:table-cell office:value-type="float" office:value="1.74152">
                <text:p>1.74152</text:p>
              </table:table-cell>
              <table:table-cell office:value-type="float" office:value="-0.0104769">
                <text:p>-0.0104769</text:p>
              </table:table-cell>
              <table:table-cell office:value-type="float" office:value="0.386308">
                <text:p>0.386308</text:p>
              </table:table-cell>
              <table:table-cell office:value-type="float" office:value="-0.00172292">
                <text:p>-0.00172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0232837">
                <text:p>-0.0232837</text:p>
              </table:table-cell>
              <table:table-cell office:value-type="float" office:value="-0.696641">
                <text:p>-0.696641</text:p>
              </table:table-cell>
              <table:table-cell office:value-type="float" office:value="-0.0156078">
                <text:p>-0.0156078</text:p>
              </table:table-cell>
              <table:table-cell office:value-type="float" office:value="1.73953">
                <text:p>1.73953</text:p>
              </table:table-cell>
              <table:table-cell office:value-type="float" office:value="-0.00882987">
                <text:p>-0.00882987</text:p>
              </table:table-cell>
              <table:table-cell office:value-type="float" office:value="0.385104">
                <text:p>0.385104</text:p>
              </table:table-cell>
              <table:table-cell office:value-type="float" office:value="-0.00147555">
                <text:p>-0.001475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0186882">
                <text:p>-0.0186882</text:p>
              </table:table-cell>
              <table:table-cell office:value-type="float" office:value="-0.698146">
                <text:p>-0.698146</text:p>
              </table:table-cell>
              <table:table-cell office:value-type="float" office:value="-0.0096104">
                <text:p>-0.0096104</text:p>
              </table:table-cell>
              <table:table-cell office:value-type="float" office:value="1.73754">
                <text:p>1.73754</text:p>
              </table:table-cell>
              <table:table-cell office:value-type="float" office:value="-0.0071903">
                <text:p>-0.0071903</text:p>
              </table:table-cell>
              <table:table-cell office:value-type="float" office:value="0.383905">
                <text:p>0.383905</text:p>
              </table:table-cell>
              <table:table-cell office:value-type="float" office:value="-0.00122871">
                <text:p>-0.00122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141092">
                <text:p>-0.0141092</text:p>
              </table:table-cell>
              <table:table-cell office:value-type="float" office:value="-0.699655">
                <text:p>-0.699655</text:p>
              </table:table-cell>
              <table:table-cell office:value-type="float" office:value="-0.00362192">
                <text:p>-0.00362192</text:p>
              </table:table-cell>
              <table:table-cell office:value-type="float" office:value="1.73554">
                <text:p>1.73554</text:p>
              </table:table-cell>
              <table:table-cell office:value-type="float" office:value="-0.00555852">
                <text:p>-0.00555852</text:p>
              </table:table-cell>
              <table:table-cell office:value-type="float" office:value="0.382713">
                <text:p>0.382713</text:p>
              </table:table-cell>
              <table:table-cell office:value-type="float" office:value="-0.00098246">
                <text:p>-0.00098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0954767">
                <text:p>-0.00954767</text:p>
              </table:table-cell>
              <table:table-cell office:value-type="float" office:value="-0.701169">
                <text:p>-0.701169</text:p>
              </table:table-cell>
              <table:table-cell office:value-type="float" office:value="0.00235619">
                <text:p>0.00235619</text:p>
              </table:table-cell>
              <table:table-cell office:value-type="float" office:value="1.73355">
                <text:p>1.73355</text:p>
              </table:table-cell>
              <table:table-cell office:value-type="float" office:value="-0.00393488">
                <text:p>-0.00393488</text:p>
              </table:table-cell>
              <table:table-cell office:value-type="float" office:value="0.381528">
                <text:p>0.381528</text:p>
              </table:table-cell>
              <table:table-cell office:value-type="float" office:value="-0.000736857">
                <text:p>-0.000736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00500479">
                <text:p>-0.00500479</text:p>
              </table:table-cell>
              <table:table-cell office:value-type="float" office:value="-0.702686">
                <text:p>-0.702686</text:p>
              </table:table-cell>
              <table:table-cell office:value-type="float" office:value="0.00832245">
                <text:p>0.00832245</text:p>
              </table:table-cell>
              <table:table-cell office:value-type="float" office:value="1.73156">
                <text:p>1.73156</text:p>
              </table:table-cell>
              <table:table-cell office:value-type="float" office:value="-0.00231972">
                <text:p>-0.00231972</text:p>
              </table:table-cell>
              <table:table-cell office:value-type="float" office:value="0.380349">
                <text:p>0.380349</text:p>
              </table:table-cell>
              <table:table-cell office:value-type="float" office:value="-0.000491952">
                <text:p>-0.000491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00363943">
                <text:p>-0.00363943</text:p>
              </table:table-cell>
              <table:table-cell office:value-type="float" office:value="-0.703106">
                <text:p>-0.703106</text:p>
              </table:table-cell>
              <table:table-cell office:value-type="float" office:value="0.0101183">
                <text:p>0.0101183</text:p>
              </table:table-cell>
              <table:table-cell office:value-type="float" office:value="1.731">
                <text:p>1.731</text:p>
              </table:table-cell>
              <table:table-cell office:value-type="float" office:value="-0.00183337">
                <text:p>-0.00183337</text:p>
              </table:table-cell>
              <table:table-cell office:value-type="float" office:value="0.380012">
                <text:p>0.380012</text:p>
              </table:table-cell>
              <table:table-cell office:value-type="float" office:value="-0.000416708">
                <text:p>-0.000416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00370796">
                <text:p>-0.00370796</text:p>
              </table:table-cell>
              <table:table-cell office:value-type="float" office:value="-0.703074">
                <text:p>-0.703074</text:p>
              </table:table-cell>
              <table:table-cell office:value-type="float" office:value="0.0100282">
                <text:p>0.0100282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768">
                <text:p>-0.00185768</text:p>
              </table:table-cell>
              <table:table-cell office:value-type="float" office:value="0.380037">
                <text:p>0.380037</text:p>
              </table:table-cell>
              <table:table-cell office:value-type="float" office:value="-0.000420415">
                <text:p>-0.0004204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00370443">
                <text:p>-0.00370443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8">
                <text:p>0.0100328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44">
                <text:p>-0.00185644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31">
                <text:p>-0.0004202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00370461">
                <text:p>-0.00370461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1">
                <text:p>-0.0004202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00528823">
                <text:p>-0.00528823</text:p>
              </table:table-cell>
              <table:table-cell office:value-type="float" office:value="-0.703089">
                <text:p>-0.703089</text:p>
              </table:table-cell>
              <table:table-cell office:value-type="float" office:value="0.00794797">
                <text:p>0.00794797</text:p>
              </table:table-cell>
              <table:table-cell office:value-type="float" office:value="1.73104">
                <text:p>1.73104</text:p>
              </table:table-cell>
              <table:table-cell office:value-type="float" office:value="-0.00242601">
                <text:p>-0.00242601</text:p>
              </table:table-cell>
              <table:table-cell office:value-type="float" office:value="0.380048">
                <text:p>0.380048</text:p>
              </table:table-cell>
              <table:table-cell office:value-type="float" office:value="-0.000512486">
                <text:p>-0.0005124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099595">
                <text:p>-0.0099595</text:p>
              </table:table-cell>
              <table:table-cell office:value-type="float" office:value="-0.703159">
                <text:p>-0.703159</text:p>
              </table:table-cell>
              <table:table-cell office:value-type="float" office:value="0.00179952">
                <text:p>0.00179952</text:p>
              </table:table-cell>
              <table:table-cell office:value-type="float" office:value="1.73107">
                <text:p>1.73107</text:p>
              </table:table-cell>
              <table:table-cell office:value-type="float" office:value="-0.00410573">
                <text:p>-0.00410573</text:p>
              </table:table-cell>
              <table:table-cell office:value-type="float" office:value="0.380101">
                <text:p>0.380101</text:p>
              </table:table-cell>
              <table:table-cell office:value-type="float" office:value="-0.000784104">
                <text:p>-0.000784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144806">
                <text:p>-0.0144806</text:p>
              </table:table-cell>
              <table:table-cell office:value-type="float" office:value="-0.703224">
                <text:p>-0.703224</text:p>
              </table:table-cell>
              <table:table-cell office:value-type="float" office:value="-0.00415119">
                <text:p>-0.00415119</text:p>
              </table:table-cell>
              <table:table-cell office:value-type="float" office:value="1.7311">
                <text:p>1.7311</text:p>
              </table:table-cell>
              <table:table-cell office:value-type="float" office:value="-0.00573146">
                <text:p>-0.00573146</text:p>
              </table:table-cell>
              <table:table-cell office:value-type="float" office:value="0.380159">
                <text:p>0.380159</text:p>
              </table:table-cell>
              <table:table-cell office:value-type="float" office:value="-0.00104685">
                <text:p>-0.001046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190073">
                <text:p>-0.0190073</text:p>
              </table:table-cell>
              <table:table-cell office:value-type="float" office:value="-0.703297">
                <text:p>-0.703297</text:p>
              </table:table-cell>
              <table:table-cell office:value-type="float" office:value="-0.0101088">
                <text:p>-0.0101088</text:p>
              </table:table-cell>
              <table:table-cell office:value-type="float" office:value="1.73113">
                <text:p>1.73113</text:p>
              </table:table-cell>
              <table:table-cell office:value-type="float" office:value="-0.00735918">
                <text:p>-0.00735918</text:p>
              </table:table-cell>
              <table:table-cell office:value-type="float" office:value="0.38022">
                <text:p>0.38022</text:p>
              </table:table-cell>
              <table:table-cell office:value-type="float" office:value="-0.00130976">
                <text:p>-0.001309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235309">
                <text:p>-0.0235309</text:p>
              </table:table-cell>
              <table:table-cell office:value-type="float" office:value="-0.703375">
                <text:p>-0.703375</text:p>
              </table:table-cell>
              <table:table-cell office:value-type="float" office:value="-0.0160623">
                <text:p>-0.0160623</text:p>
              </table:table-cell>
              <table:table-cell office:value-type="float" office:value="1.73115">
                <text:p>1.73115</text:p>
              </table:table-cell>
              <table:table-cell office:value-type="float" office:value="-0.00898585">
                <text:p>-0.00898585</text:p>
              </table:table-cell>
              <table:table-cell office:value-type="float" office:value="0.380284">
                <text:p>0.380284</text:p>
              </table:table-cell>
              <table:table-cell office:value-type="float" office:value="-0.00157236">
                <text:p>-0.00157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80509">
                <text:p>-0.0280509</text:p>
              </table:table-cell>
              <table:table-cell office:value-type="float" office:value="-0.703459">
                <text:p>-0.703459</text:p>
              </table:table-cell>
              <table:table-cell office:value-type="float" office:value="-0.0220108">
                <text:p>-0.0220108</text:p>
              </table:table-cell>
              <table:table-cell office:value-type="float" office:value="1.73116">
                <text:p>1.73116</text:p>
              </table:table-cell>
              <table:table-cell office:value-type="float" office:value="-0.0106112">
                <text:p>-0.0106112</text:p>
              </table:table-cell>
              <table:table-cell office:value-type="float" office:value="0.380351">
                <text:p>0.380351</text:p>
              </table:table-cell>
              <table:table-cell office:value-type="float" office:value="-0.0018346">
                <text:p>-0.00183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325663">
                <text:p>-0.0325663</text:p>
              </table:table-cell>
              <table:table-cell office:value-type="float" office:value="-0.703549">
                <text:p>-0.703549</text:p>
              </table:table-cell>
              <table:table-cell office:value-type="float" office:value="-0.0279528">
                <text:p>-0.0279528</text:p>
              </table:table-cell>
              <table:table-cell office:value-type="float" office:value="1.73117">
                <text:p>1.73117</text:p>
              </table:table-cell>
              <table:table-cell office:value-type="float" office:value="-0.012235">
                <text:p>-0.012235</text:p>
              </table:table-cell>
              <table:table-cell office:value-type="float" office:value="0.380421">
                <text:p>0.380421</text:p>
              </table:table-cell>
              <table:table-cell office:value-type="float" office:value="-0.00209643">
                <text:p>-0.00209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37076">
                <text:p>-0.037076</text:p>
              </table:table-cell>
              <table:table-cell office:value-type="float" office:value="-0.703644">
                <text:p>-0.703644</text:p>
              </table:table-cell>
              <table:table-cell office:value-type="float" office:value="-0.0338871">
                <text:p>-0.0338871</text:p>
              </table:table-cell>
              <table:table-cell office:value-type="float" office:value="1.73117">
                <text:p>1.73117</text:p>
              </table:table-cell>
              <table:table-cell office:value-type="float" office:value="-0.0138568">
                <text:p>-0.0138568</text:p>
              </table:table-cell>
              <table:table-cell office:value-type="float" office:value="0.380494">
                <text:p>0.380494</text:p>
              </table:table-cell>
              <table:table-cell office:value-type="float" office:value="-0.00235778">
                <text:p>-0.00235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41579">
                <text:p>-0.041579</text:p>
              </table:table-cell>
              <table:table-cell office:value-type="float" office:value="-0.703745">
                <text:p>-0.703745</text:p>
              </table:table-cell>
              <table:table-cell office:value-type="float" office:value="-0.0398124">
                <text:p>-0.0398124</text:p>
              </table:table-cell>
              <table:table-cell office:value-type="float" office:value="1.73117">
                <text:p>1.73117</text:p>
              </table:table-cell>
              <table:table-cell office:value-type="float" office:value="-0.0154762">
                <text:p>-0.0154762</text:p>
              </table:table-cell>
              <table:table-cell office:value-type="float" office:value="0.38057">
                <text:p>0.38057</text:p>
              </table:table-cell>
              <table:table-cell office:value-type="float" office:value="-0.00261861">
                <text:p>-0.00261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460745">
                <text:p>-0.0460745</text:p>
              </table:table-cell>
              <table:table-cell office:value-type="float" office:value="-0.703851">
                <text:p>-0.703851</text:p>
              </table:table-cell>
              <table:table-cell office:value-type="float" office:value="-0.0457274">
                <text:p>-0.0457274</text:p>
              </table:table-cell>
              <table:table-cell office:value-type="float" office:value="1.73116">
                <text:p>1.73116</text:p>
              </table:table-cell>
              <table:table-cell office:value-type="float" office:value="-0.017093">
                <text:p>-0.017093</text:p>
              </table:table-cell>
              <table:table-cell office:value-type="float" office:value="0.380649">
                <text:p>0.380649</text:p>
              </table:table-cell>
              <table:table-cell office:value-type="float" office:value="-0.00287885">
                <text:p>-0.00287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505614">
                <text:p>-0.0505614</text:p>
              </table:table-cell>
              <table:table-cell office:value-type="float" office:value="-0.703963">
                <text:p>-0.703963</text:p>
              </table:table-cell>
              <table:table-cell office:value-type="float" office:value="-0.0516308">
                <text:p>-0.0516308</text:p>
              </table:table-cell>
              <table:table-cell office:value-type="float" office:value="1.73115">
                <text:p>1.73115</text:p>
              </table:table-cell>
              <table:table-cell office:value-type="float" office:value="-0.0187067">
                <text:p>-0.0187067</text:p>
              </table:table-cell>
              <table:table-cell office:value-type="float" office:value="0.38073">
                <text:p>0.38073</text:p>
              </table:table-cell>
              <table:table-cell office:value-type="float" office:value="-0.00313844">
                <text:p>-0.003138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0550387">
                <text:p>-0.0550387</text:p>
              </table:table-cell>
              <table:table-cell office:value-type="float" office:value="-0.70408">
                <text:p>-0.70408</text:p>
              </table:table-cell>
              <table:table-cell office:value-type="float" office:value="-0.0575213">
                <text:p>-0.0575213</text:p>
              </table:table-cell>
              <table:table-cell office:value-type="float" office:value="1.73114">
                <text:p>1.73114</text:p>
              </table:table-cell>
              <table:table-cell office:value-type="float" office:value="-0.020317">
                <text:p>-0.020317</text:p>
              </table:table-cell>
              <table:table-cell office:value-type="float" office:value="0.380814">
                <text:p>0.380814</text:p>
              </table:table-cell>
              <table:table-cell office:value-type="float" office:value="-0.00339734">
                <text:p>-0.00339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595056">
                <text:p>-0.0595056</text:p>
              </table:table-cell>
              <table:table-cell office:value-type="float" office:value="-0.704203">
                <text:p>-0.704203</text:p>
              </table:table-cell>
              <table:table-cell office:value-type="float" office:value="-0.0633976">
                <text:p>-0.0633976</text:p>
              </table:table-cell>
              <table:table-cell office:value-type="float" office:value="1.73112">
                <text:p>1.73112</text:p>
              </table:table-cell>
              <table:table-cell office:value-type="float" office:value="-0.0219237">
                <text:p>-0.0219237</text:p>
              </table:table-cell>
              <table:table-cell office:value-type="float" office:value="0.380902">
                <text:p>0.380902</text:p>
              </table:table-cell>
              <table:table-cell office:value-type="float" office:value="-0.00365549">
                <text:p>-0.00365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63961">
                <text:p>-0.063961</text:p>
              </table:table-cell>
              <table:table-cell office:value-type="float" office:value="-0.70433">
                <text:p>-0.70433</text:p>
              </table:table-cell>
              <table:table-cell office:value-type="float" office:value="-0.0692586">
                <text:p>-0.0692586</text:p>
              </table:table-cell>
              <table:table-cell office:value-type="float" office:value="1.73109">
                <text:p>1.73109</text:p>
              </table:table-cell>
              <table:table-cell office:value-type="float" office:value="-0.0235263">
                <text:p>-0.0235263</text:p>
              </table:table-cell>
              <table:table-cell office:value-type="float" office:value="0.380991">
                <text:p>0.380991</text:p>
              </table:table-cell>
              <table:table-cell office:value-type="float" office:value="-0.00391283">
                <text:p>-0.003912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684041">
                <text:p>-0.0684041</text:p>
              </table:table-cell>
              <table:table-cell office:value-type="float" office:value="-0.704463">
                <text:p>-0.704463</text:p>
              </table:table-cell>
              <table:table-cell office:value-type="float" office:value="-0.075103">
                <text:p>-0.075103</text:p>
              </table:table-cell>
              <table:table-cell office:value-type="float" office:value="1.73106">
                <text:p>1.73106</text:p>
              </table:table-cell>
              <table:table-cell office:value-type="float" office:value="-0.0251246">
                <text:p>-0.0251246</text:p>
              </table:table-cell>
              <table:table-cell office:value-type="float" office:value="0.381084">
                <text:p>0.381084</text:p>
              </table:table-cell>
              <table:table-cell office:value-type="float" office:value="-0.00416932">
                <text:p>-0.004169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72834">
                <text:p>-0.072834</text:p>
              </table:table-cell>
              <table:table-cell office:value-type="float" office:value="-0.704601">
                <text:p>-0.704601</text:p>
              </table:table-cell>
              <table:table-cell office:value-type="float" office:value="-0.0809296">
                <text:p>-0.0809296</text:p>
              </table:table-cell>
              <table:table-cell office:value-type="float" office:value="1.73102">
                <text:p>1.73102</text:p>
              </table:table-cell>
              <table:table-cell office:value-type="float" office:value="-0.0267182">
                <text:p>-0.0267182</text:p>
              </table:table-cell>
              <table:table-cell office:value-type="float" office:value="0.381179">
                <text:p>0.381179</text:p>
              </table:table-cell>
              <table:table-cell office:value-type="float" office:value="-0.00442491">
                <text:p>-0.00442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772497">
                <text:p>-0.0772497</text:p>
              </table:table-cell>
              <table:table-cell office:value-type="float" office:value="-0.704744">
                <text:p>-0.704744</text:p>
              </table:table-cell>
              <table:table-cell office:value-type="float" office:value="-0.0867373">
                <text:p>-0.0867373</text:p>
              </table:table-cell>
              <table:table-cell office:value-type="float" office:value="1.73098">
                <text:p>1.73098</text:p>
              </table:table-cell>
              <table:table-cell office:value-type="float" office:value="-0.0283068">
                <text:p>-0.0283068</text:p>
              </table:table-cell>
              <table:table-cell office:value-type="float" office:value="0.381276">
                <text:p>0.381276</text:p>
              </table:table-cell>
              <table:table-cell office:value-type="float" office:value="-0.00467954">
                <text:p>-0.004679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0816505">
                <text:p>-0.0816505</text:p>
              </table:table-cell>
              <table:table-cell office:value-type="float" office:value="-0.704892">
                <text:p>-0.704892</text:p>
              </table:table-cell>
              <table:table-cell office:value-type="float" office:value="-0.0925249">
                <text:p>-0.0925249</text:p>
              </table:table-cell>
              <table:table-cell office:value-type="float" office:value="1.73094">
                <text:p>1.73094</text:p>
              </table:table-cell>
              <table:table-cell office:value-type="float" office:value="-0.0298901">
                <text:p>-0.0298901</text:p>
              </table:table-cell>
              <table:table-cell office:value-type="float" office:value="0.381376">
                <text:p>0.381376</text:p>
              </table:table-cell>
              <table:table-cell office:value-type="float" office:value="-0.00493317">
                <text:p>-0.004933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860354">
                <text:p>-0.0860354</text:p>
              </table:table-cell>
              <table:table-cell office:value-type="float" office:value="-0.705045">
                <text:p>-0.705045</text:p>
              </table:table-cell>
              <table:table-cell office:value-type="float" office:value="-0.0982913">
                <text:p>-0.0982913</text:p>
              </table:table-cell>
              <table:table-cell office:value-type="float" office:value="1.73089">
                <text:p>1.73089</text:p>
              </table:table-cell>
              <table:table-cell office:value-type="float" office:value="-0.0314678">
                <text:p>-0.0314678</text:p>
              </table:table-cell>
              <table:table-cell office:value-type="float" office:value="0.381478">
                <text:p>0.381478</text:p>
              </table:table-cell>
              <table:table-cell office:value-type="float" office:value="-0.00518575">
                <text:p>-0.005185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904037">
                <text:p>-0.0904037</text:p>
              </table:table-cell>
              <table:table-cell office:value-type="float" office:value="-0.705202">
                <text:p>-0.705202</text:p>
              </table:table-cell>
              <table:table-cell office:value-type="float" office:value="-0.104035">
                <text:p>-0.104035</text:p>
              </table:table-cell>
              <table:table-cell office:value-type="float" office:value="1.73083">
                <text:p>1.73083</text:p>
              </table:table-cell>
              <table:table-cell office:value-type="float" office:value="-0.0330396">
                <text:p>-0.0330396</text:p>
              </table:table-cell>
              <table:table-cell office:value-type="float" office:value="0.381583">
                <text:p>0.381583</text:p>
              </table:table-cell>
              <table:table-cell office:value-type="float" office:value="-0.00543724">
                <text:p>-0.005437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947546">
                <text:p>-0.0947546</text:p>
              </table:table-cell>
              <table:table-cell office:value-type="float" office:value="-0.705365">
                <text:p>-0.705365</text:p>
              </table:table-cell>
              <table:table-cell office:value-type="float" office:value="-0.109756">
                <text:p>-0.109756</text:p>
              </table:table-cell>
              <table:table-cell office:value-type="float" office:value="1.73077">
                <text:p>1.73077</text:p>
              </table:table-cell>
              <table:table-cell office:value-type="float" office:value="-0.0346052">
                <text:p>-0.0346052</text:p>
              </table:table-cell>
              <table:table-cell office:value-type="float" office:value="0.38169">
                <text:p>0.38169</text:p>
              </table:table-cell>
              <table:table-cell office:value-type="float" office:value="-0.00568758">
                <text:p>-0.00568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990872">
                <text:p>-0.0990872</text:p>
              </table:table-cell>
              <table:table-cell office:value-type="float" office:value="-0.705531">
                <text:p>-0.705531</text:p>
              </table:table-cell>
              <table:table-cell office:value-type="float" office:value="-0.115453">
                <text:p>-0.115453</text:p>
              </table:table-cell>
              <table:table-cell office:value-type="float" office:value="1.73071">
                <text:p>1.73071</text:p>
              </table:table-cell>
              <table:table-cell office:value-type="float" office:value="-0.0361644">
                <text:p>-0.0361644</text:p>
              </table:table-cell>
              <table:table-cell office:value-type="float" office:value="0.381799">
                <text:p>0.381799</text:p>
              </table:table-cell>
              <table:table-cell office:value-type="float" office:value="-0.00593675">
                <text:p>-0.00593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03401">
                <text:p>-0.103401</text:p>
              </table:table-cell>
              <table:table-cell office:value-type="float" office:value="-0.705703">
                <text:p>-0.705703</text:p>
              </table:table-cell>
              <table:table-cell office:value-type="float" office:value="-0.121124">
                <text:p>-0.121124</text:p>
              </table:table-cell>
              <table:table-cell office:value-type="float" office:value="1.73064">
                <text:p>1.73064</text:p>
              </table:table-cell>
              <table:table-cell office:value-type="float" office:value="-0.0377169">
                <text:p>-0.0377169</text:p>
              </table:table-cell>
              <table:table-cell office:value-type="float" office:value="0.38191">
                <text:p>0.38191</text:p>
              </table:table-cell>
              <table:table-cell office:value-type="float" office:value="-0.00618469">
                <text:p>-0.006184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07695">
                <text:p>-0.107695</text:p>
              </table:table-cell>
              <table:table-cell office:value-type="float" office:value="-0.705878">
                <text:p>-0.705878</text:p>
              </table:table-cell>
              <table:table-cell office:value-type="float" office:value="-0.126768">
                <text:p>-0.126768</text:p>
              </table:table-cell>
              <table:table-cell office:value-type="float" office:value="1.73057">
                <text:p>1.73057</text:p>
              </table:table-cell>
              <table:table-cell office:value-type="float" office:value="-0.0392624">
                <text:p>-0.0392624</text:p>
              </table:table-cell>
              <table:table-cell office:value-type="float" office:value="0.382023">
                <text:p>0.382023</text:p>
              </table:table-cell>
              <table:table-cell office:value-type="float" office:value="-0.00643136">
                <text:p>-0.00643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111968">
                <text:p>-0.111968</text:p>
              </table:table-cell>
              <table:table-cell office:value-type="float" office:value="-0.706058">
                <text:p>-0.706058</text:p>
              </table:table-cell>
              <table:table-cell office:value-type="float" office:value="-0.132385">
                <text:p>-0.132385</text:p>
              </table:table-cell>
              <table:table-cell office:value-type="float" office:value="1.73049">
                <text:p>1.73049</text:p>
              </table:table-cell>
              <table:table-cell office:value-type="float" office:value="-0.0408007">
                <text:p>-0.0408007</text:p>
              </table:table-cell>
              <table:table-cell office:value-type="float" office:value="0.382139">
                <text:p>0.382139</text:p>
              </table:table-cell>
              <table:table-cell office:value-type="float" office:value="-0.00667674">
                <text:p>-0.006676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11622">
                <text:p>-0.11622</text:p>
              </table:table-cell>
              <table:table-cell office:value-type="float" office:value="-0.706242">
                <text:p>-0.706242</text:p>
              </table:table-cell>
              <table:table-cell office:value-type="float" office:value="-0.137974">
                <text:p>-0.137974</text:p>
              </table:table-cell>
              <table:table-cell office:value-type="float" office:value="1.73041">
                <text:p>1.73041</text:p>
              </table:table-cell>
              <table:table-cell office:value-type="float" office:value="-0.0423315">
                <text:p>-0.0423315</text:p>
              </table:table-cell>
              <table:table-cell office:value-type="float" office:value="0.382256">
                <text:p>0.382256</text:p>
              </table:table-cell>
              <table:table-cell office:value-type="float" office:value="-0.00692077">
                <text:p>-0.006920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20451">
                <text:p>-0.120451</text:p>
              </table:table-cell>
              <table:table-cell office:value-type="float" office:value="-0.70643">
                <text:p>-0.70643</text:p>
              </table:table-cell>
              <table:table-cell office:value-type="float" office:value="-0.143534">
                <text:p>-0.143534</text:p>
              </table:table-cell>
              <table:table-cell office:value-type="float" office:value="1.73032">
                <text:p>1.73032</text:p>
              </table:table-cell>
              <table:table-cell office:value-type="float" office:value="-0.0438546">
                <text:p>-0.0438546</text:p>
              </table:table-cell>
              <table:table-cell office:value-type="float" office:value="0.382375">
                <text:p>0.382375</text:p>
              </table:table-cell>
              <table:table-cell office:value-type="float" office:value="-0.00716343">
                <text:p>-0.007163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124659">
                <text:p>-0.124659</text:p>
              </table:table-cell>
              <table:table-cell office:value-type="float" office:value="-0.706622">
                <text:p>-0.706622</text:p>
              </table:table-cell>
              <table:table-cell office:value-type="float" office:value="-0.149064">
                <text:p>-0.149064</text:p>
              </table:table-cell>
              <table:table-cell office:value-type="float" office:value="1.73023">
                <text:p>1.73023</text:p>
              </table:table-cell>
              <table:table-cell office:value-type="float" office:value="-0.0453697">
                <text:p>-0.0453697</text:p>
              </table:table-cell>
              <table:table-cell office:value-type="float" office:value="0.382495">
                <text:p>0.382495</text:p>
              </table:table-cell>
              <table:table-cell office:value-type="float" office:value="-0.00740468">
                <text:p>-0.007404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28844">
                <text:p>-0.128844</text:p>
              </table:table-cell>
              <table:table-cell office:value-type="float" office:value="-0.706818">
                <text:p>-0.706818</text:p>
              </table:table-cell>
              <table:table-cell office:value-type="float" office:value="-0.154564">
                <text:p>-0.154564</text:p>
              </table:table-cell>
              <table:table-cell office:value-type="float" office:value="1.73014">
                <text:p>1.73014</text:p>
              </table:table-cell>
              <table:table-cell office:value-type="float" office:value="-0.0468766">
                <text:p>-0.0468766</text:p>
              </table:table-cell>
              <table:table-cell office:value-type="float" office:value="0.382618">
                <text:p>0.382618</text:p>
              </table:table-cell>
              <table:table-cell office:value-type="float" office:value="-0.00764449">
                <text:p>-0.007644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33005">
                <text:p>-0.133005</text:p>
              </table:table-cell>
              <table:table-cell office:value-type="float" office:value="-0.707018">
                <text:p>-0.707018</text:p>
              </table:table-cell>
              <table:table-cell office:value-type="float" office:value="-0.160031">
                <text:p>-0.160031</text:p>
              </table:table-cell>
              <table:table-cell office:value-type="float" office:value="1.73004">
                <text:p>1.73004</text:p>
              </table:table-cell>
              <table:table-cell office:value-type="float" office:value="-0.0483752">
                <text:p>-0.0483752</text:p>
              </table:table-cell>
              <table:table-cell office:value-type="float" office:value="0.382742">
                <text:p>0.382742</text:p>
              </table:table-cell>
              <table:table-cell office:value-type="float" office:value="-0.00788283">
                <text:p>-0.00788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137142">
                <text:p>-0.137142</text:p>
              </table:table-cell>
              <table:table-cell office:value-type="float" office:value="-0.707221">
                <text:p>-0.707221</text:p>
              </table:table-cell>
              <table:table-cell office:value-type="float" office:value="-0.165467">
                <text:p>-0.165467</text:p>
              </table:table-cell>
              <table:table-cell office:value-type="float" office:value="1.72993">
                <text:p>1.72993</text:p>
              </table:table-cell>
              <table:table-cell office:value-type="float" office:value="-0.0498652">
                <text:p>-0.0498652</text:p>
              </table:table-cell>
              <table:table-cell office:value-type="float" office:value="0.382867">
                <text:p>0.382867</text:p>
              </table:table-cell>
              <table:table-cell office:value-type="float" office:value="-0.00811966">
                <text:p>-0.008119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141255">
                <text:p>-0.141255</text:p>
              </table:table-cell>
              <table:table-cell office:value-type="float" office:value="-0.707428">
                <text:p>-0.707428</text:p>
              </table:table-cell>
              <table:table-cell office:value-type="float" office:value="-0.170869">
                <text:p>-0.170869</text:p>
              </table:table-cell>
              <table:table-cell office:value-type="float" office:value="1.72983">
                <text:p>1.72983</text:p>
              </table:table-cell>
              <table:table-cell office:value-type="float" office:value="-0.0513465">
                <text:p>-0.0513465</text:p>
              </table:table-cell>
              <table:table-cell office:value-type="float" office:value="0.382994">
                <text:p>0.382994</text:p>
              </table:table-cell>
              <table:table-cell office:value-type="float" office:value="-0.00835497">
                <text:p>-0.008354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145342">
                <text:p>-0.145342</text:p>
              </table:table-cell>
              <table:table-cell office:value-type="float" office:value="-0.707639">
                <text:p>-0.707639</text:p>
              </table:table-cell>
              <table:table-cell office:value-type="float" office:value="-0.176238">
                <text:p>-0.176238</text:p>
              </table:table-cell>
              <table:table-cell office:value-type="float" office:value="1.72972">
                <text:p>1.72972</text:p>
              </table:table-cell>
              <table:table-cell office:value-type="float" office:value="-0.0528188">
                <text:p>-0.0528188</text:p>
              </table:table-cell>
              <table:table-cell office:value-type="float" office:value="0.383122">
                <text:p>0.383122</text:p>
              </table:table-cell>
              <table:table-cell office:value-type="float" office:value="-0.00858871">
                <text:p>-0.00858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707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8968">
                <text:p>0.318968</text:p>
              </table:table-cell>
              <table:table-cell office:value-type="float" office:value="-0.00527162">
                <text:p>-0.00527162</text:p>
              </table:table-cell>
              <table:table-cell office:value-type="float" office:value="0.878605">
                <text:p>0.878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8824">
                <text:p>0.318824</text:p>
              </table:table-cell>
              <table:table-cell office:value-type="float" office:value="-0.0105456">
                <text:p>-0.0105456</text:p>
              </table:table-cell>
              <table:table-cell office:value-type="float" office:value="0.878608">
                <text:p>0.87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8609">
                <text:p>0.318609</text:p>
              </table:table-cell>
              <table:table-cell office:value-type="float" office:value="-0.015815">
                <text:p>-0.015815</text:p>
              </table:table-cell>
              <table:table-cell office:value-type="float" office:value="0.878609">
                <text:p>0.878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8322">
                <text:p>0.318322</text:p>
              </table:table-cell>
              <table:table-cell office:value-type="float" office:value="-0.0210777">
                <text:p>-0.0210777</text:p>
              </table:table-cell>
              <table:table-cell office:value-type="float" office:value="0.878608">
                <text:p>0.878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7965">
                <text:p>0.317965</text:p>
              </table:table-cell>
              <table:table-cell office:value-type="float" office:value="-0.0263316">
                <text:p>-0.0263316</text:p>
              </table:table-cell>
              <table:table-cell office:value-type="float" office:value="0.878605">
                <text:p>0.878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7537">
                <text:p>0.317537</text:p>
              </table:table-cell>
              <table:table-cell office:value-type="float" office:value="-0.0315746">
                <text:p>-0.0315746</text:p>
              </table:table-cell>
              <table:table-cell office:value-type="float" office:value="0.878601">
                <text:p>0.878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704">
                <text:p>0.31704</text:p>
              </table:table-cell>
              <table:table-cell office:value-type="float" office:value="-0.0368046">
                <text:p>-0.0368046</text:p>
              </table:table-cell>
              <table:table-cell office:value-type="float" office:value="0.878594">
                <text:p>0.878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6472">
                <text:p>0.316472</text:p>
              </table:table-cell>
              <table:table-cell office:value-type="float" office:value="-0.0420195">
                <text:p>-0.0420195</text:p>
              </table:table-cell>
              <table:table-cell office:value-type="float" office:value="0.878586">
                <text:p>0.878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5836">
                <text:p>0.315836</text:p>
              </table:table-cell>
              <table:table-cell office:value-type="float" office:value="-0.0472173">
                <text:p>-0.0472173</text:p>
              </table:table-cell>
              <table:table-cell office:value-type="float" office:value="0.878576">
                <text:p>0.878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15132">
                <text:p>0.315132</text:p>
              </table:table-cell>
              <table:table-cell office:value-type="float" office:value="-0.0523961">
                <text:p>-0.0523961</text:p>
              </table:table-cell>
              <table:table-cell office:value-type="float" office:value="0.878564">
                <text:p>0.87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436">
                <text:p>0.31436</text:p>
              </table:table-cell>
              <table:table-cell office:value-type="float" office:value="-0.0575538">
                <text:p>-0.0575538</text:p>
              </table:table-cell>
              <table:table-cell office:value-type="float" office:value="0.878549">
                <text:p>0.878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3521">
                <text:p>0.313521</text:p>
              </table:table-cell>
              <table:table-cell office:value-type="float" office:value="-0.0626885">
                <text:p>-0.0626885</text:p>
              </table:table-cell>
              <table:table-cell office:value-type="float" office:value="0.878533">
                <text:p>0.878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2617">
                <text:p>0.312617</text:p>
              </table:table-cell>
              <table:table-cell office:value-type="float" office:value="-0.0677983">
                <text:p>-0.0677983</text:p>
              </table:table-cell>
              <table:table-cell office:value-type="float" office:value="0.878515">
                <text:p>0.878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1648">
                <text:p>0.311648</text:p>
              </table:table-cell>
              <table:table-cell office:value-type="float" office:value="-0.0728814">
                <text:p>-0.0728814</text:p>
              </table:table-cell>
              <table:table-cell office:value-type="float" office:value="0.878496">
                <text:p>0.878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0615">
                <text:p>0.310615</text:p>
              </table:table-cell>
              <table:table-cell office:value-type="float" office:value="-0.077936">
                <text:p>-0.077936</text:p>
              </table:table-cell>
              <table:table-cell office:value-type="float" office:value="0.878474">
                <text:p>0.878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9519">
                <text:p>0.309519</text:p>
              </table:table-cell>
              <table:table-cell office:value-type="float" office:value="-0.0829604">
                <text:p>-0.0829604</text:p>
              </table:table-cell>
              <table:table-cell office:value-type="float" office:value="0.87845">
                <text:p>0.87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8362">
                <text:p>0.308362</text:p>
              </table:table-cell>
              <table:table-cell office:value-type="float" office:value="-0.0879529">
                <text:p>-0.0879529</text:p>
              </table:table-cell>
              <table:table-cell office:value-type="float" office:value="0.878424">
                <text:p>0.878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7144">
                <text:p>0.307144</text:p>
              </table:table-cell>
              <table:table-cell office:value-type="float" office:value="-0.0929118">
                <text:p>-0.0929118</text:p>
              </table:table-cell>
              <table:table-cell office:value-type="float" office:value="0.878397">
                <text:p>0.878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05867">
                <text:p>0.305867</text:p>
              </table:table-cell>
              <table:table-cell office:value-type="float" office:value="-0.0978356">
                <text:p>-0.0978356</text:p>
              </table:table-cell>
              <table:table-cell office:value-type="float" office:value="0.878368">
                <text:p>0.878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4531">
                <text:p>0.304531</text:p>
              </table:table-cell>
              <table:table-cell office:value-type="float" office:value="-0.102723">
                <text:p>-0.102723</text:p>
              </table:table-cell>
              <table:table-cell office:value-type="float" office:value="0.878336">
                <text:p>0.878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03139">
                <text:p>0.303139</text:p>
              </table:table-cell>
              <table:table-cell office:value-type="float" office:value="-0.107572">
                <text:p>-0.107572</text:p>
              </table:table-cell>
              <table:table-cell office:value-type="float" office:value="0.878303">
                <text:p>0.878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1692">
                <text:p>0.301692</text:p>
              </table:table-cell>
              <table:table-cell office:value-type="float" office:value="-0.112381">
                <text:p>-0.112381</text:p>
              </table:table-cell>
              <table:table-cell office:value-type="float" office:value="0.878268">
                <text:p>0.878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00191">
                <text:p>0.300191</text:p>
              </table:table-cell>
              <table:table-cell office:value-type="float" office:value="-0.11715">
                <text:p>-0.11715</text:p>
              </table:table-cell>
              <table:table-cell office:value-type="float" office:value="0.878231">
                <text:p>0.878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98636">
                <text:p>0.298636</text:p>
              </table:table-cell>
              <table:table-cell office:value-type="float" office:value="-0.121877">
                <text:p>-0.121877</text:p>
              </table:table-cell>
              <table:table-cell office:value-type="float" office:value="0.878192">
                <text:p>0.87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97031">
                <text:p>0.297031</text:p>
              </table:table-cell>
              <table:table-cell office:value-type="float" office:value="-0.12656">
                <text:p>-0.12656</text:p>
              </table:table-cell>
              <table:table-cell office:value-type="float" office:value="0.878152">
                <text:p>0.878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95376">
                <text:p>0.295376</text:p>
              </table:table-cell>
              <table:table-cell office:value-type="float" office:value="-0.1312">
                <text:p>-0.1312</text:p>
              </table:table-cell>
              <table:table-cell office:value-type="float" office:value="0.878109">
                <text:p>0.878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93673">
                <text:p>0.293673</text:p>
              </table:table-cell>
              <table:table-cell office:value-type="float" office:value="-0.135793">
                <text:p>-0.135793</text:p>
              </table:table-cell>
              <table:table-cell office:value-type="float" office:value="0.878065">
                <text:p>0.878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1923">
                <text:p>0.291923</text:p>
              </table:table-cell>
              <table:table-cell office:value-type="float" office:value="-0.14034">
                <text:p>-0.14034</text:p>
              </table:table-cell>
              <table:table-cell office:value-type="float" office:value="0.878019">
                <text:p>0.878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0127">
                <text:p>0.290127</text:p>
              </table:table-cell>
              <table:table-cell office:value-type="float" office:value="-0.14484">
                <text:p>-0.14484</text:p>
              </table:table-cell>
              <table:table-cell office:value-type="float" office:value="0.877971">
                <text:p>0.877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88288">
                <text:p>0.288288</text:p>
              </table:table-cell>
              <table:table-cell office:value-type="float" office:value="-0.149292">
                <text:p>-0.149292</text:p>
              </table:table-cell>
              <table:table-cell office:value-type="float" office:value="0.877921">
                <text:p>0.877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86407">
                <text:p>0.286407</text:p>
              </table:table-cell>
              <table:table-cell office:value-type="float" office:value="-0.153695">
                <text:p>-0.153695</text:p>
              </table:table-cell>
              <table:table-cell office:value-type="float" office:value="0.87787">
                <text:p>0.87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84485">
                <text:p>0.284485</text:p>
              </table:table-cell>
              <table:table-cell office:value-type="float" office:value="-0.158048">
                <text:p>-0.158048</text:p>
              </table:table-cell>
              <table:table-cell office:value-type="float" office:value="0.877816">
                <text:p>0.877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83235">
                <text:p>0.283235</text:p>
              </table:table-cell>
              <table:table-cell office:value-type="float" office:value="-0.16083">
                <text:p>-0.16083</text:p>
              </table:table-cell>
              <table:table-cell office:value-type="float" office:value="0.87777">
                <text:p>0.87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83331">
                <text:p>0.283331</text:p>
              </table:table-cell>
              <table:table-cell office:value-type="float" office:value="-0.160647">
                <text:p>-0.160647</text:p>
              </table:table-cell>
              <table:table-cell office:value-type="float" office:value="0.877755">
                <text:p>0.877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3323">
                <text:p>0.283323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7">
                <text:p>0.877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4073">
                <text:p>0.284073</text:p>
              </table:table-cell>
              <table:table-cell office:value-type="float" office:value="-0.155696">
                <text:p>-0.155696</text:p>
              </table:table-cell>
              <table:table-cell office:value-type="float" office:value="0.879804">
                <text:p>0.879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4737">
                <text:p>0.284737</text:p>
              </table:table-cell>
              <table:table-cell office:value-type="float" office:value="-0.151037">
                <text:p>-0.151037</text:p>
              </table:table-cell>
              <table:table-cell office:value-type="float" office:value="0.881677">
                <text:p>0.881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5337">
                <text:p>0.285337</text:p>
              </table:table-cell>
              <table:table-cell office:value-type="float" office:value="-0.146318">
                <text:p>-0.146318</text:p>
              </table:table-cell>
              <table:table-cell office:value-type="float" office:value="0.883572">
                <text:p>0.883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5874">
                <text:p>0.285874</text:p>
              </table:table-cell>
              <table:table-cell office:value-type="float" office:value="-0.141565">
                <text:p>-0.141565</text:p>
              </table:table-cell>
              <table:table-cell office:value-type="float" office:value="0.885471">
                <text:p>0.885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6347">
                <text:p>0.286347</text:p>
              </table:table-cell>
              <table:table-cell office:value-type="float" office:value="-0.136777">
                <text:p>-0.136777</text:p>
              </table:table-cell>
              <table:table-cell office:value-type="float" office:value="0.887376">
                <text:p>0.887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86753">
                <text:p>0.286753</text:p>
              </table:table-cell>
              <table:table-cell office:value-type="float" office:value="-0.131956">
                <text:p>-0.131956</text:p>
              </table:table-cell>
              <table:table-cell office:value-type="float" office:value="0.889284">
                <text:p>0.889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7093">
                <text:p>0.287093</text:p>
              </table:table-cell>
              <table:table-cell office:value-type="float" office:value="-0.127105">
                <text:p>-0.127105</text:p>
              </table:table-cell>
              <table:table-cell office:value-type="float" office:value="0.891195">
                <text:p>0.891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7364">
                <text:p>0.287364</text:p>
              </table:table-cell>
              <table:table-cell office:value-type="float" office:value="-0.122223">
                <text:p>-0.122223</text:p>
              </table:table-cell>
              <table:table-cell office:value-type="float" office:value="0.893108">
                <text:p>0.893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7567">
                <text:p>0.287567</text:p>
              </table:table-cell>
              <table:table-cell office:value-type="float" office:value="-0.117314">
                <text:p>-0.117314</text:p>
              </table:table-cell>
              <table:table-cell office:value-type="float" office:value="0.895023">
                <text:p>0.8950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7701">
                <text:p>0.287701</text:p>
              </table:table-cell>
              <table:table-cell office:value-type="float" office:value="-0.112379">
                <text:p>-0.112379</text:p>
              </table:table-cell>
              <table:table-cell office:value-type="float" office:value="0.896937">
                <text:p>0.8969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7763">
                <text:p>0.287763</text:p>
              </table:table-cell>
              <table:table-cell office:value-type="float" office:value="-0.10742">
                <text:p>-0.10742</text:p>
              </table:table-cell>
              <table:table-cell office:value-type="float" office:value="0.898852">
                <text:p>0.89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7755">
                <text:p>0.287755</text:p>
              </table:table-cell>
              <table:table-cell office:value-type="float" office:value="-0.102439">
                <text:p>-0.102439</text:p>
              </table:table-cell>
              <table:table-cell office:value-type="float" office:value="0.900765">
                <text:p>0.900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7675">
                <text:p>0.287675</text:p>
              </table:table-cell>
              <table:table-cell office:value-type="float" office:value="-0.0974374">
                <text:p>-0.0974374</text:p>
              </table:table-cell>
              <table:table-cell office:value-type="float" office:value="0.902676">
                <text:p>0.902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7522">
                <text:p>0.287522</text:p>
              </table:table-cell>
              <table:table-cell office:value-type="float" office:value="-0.0924177">
                <text:p>-0.0924177</text:p>
              </table:table-cell>
              <table:table-cell office:value-type="float" office:value="0.904583">
                <text:p>0.904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7297">
                <text:p>0.287297</text:p>
              </table:table-cell>
              <table:table-cell office:value-type="float" office:value="-0.0873819">
                <text:p>-0.0873819</text:p>
              </table:table-cell>
              <table:table-cell office:value-type="float" office:value="0.906487">
                <text:p>0.906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6999">
                <text:p>0.286999</text:p>
              </table:table-cell>
              <table:table-cell office:value-type="float" office:value="-0.0823319">
                <text:p>-0.0823319</text:p>
              </table:table-cell>
              <table:table-cell office:value-type="float" office:value="0.908385">
                <text:p>0.908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6627">
                <text:p>0.286627</text:p>
              </table:table-cell>
              <table:table-cell office:value-type="float" office:value="-0.07727">
                <text:p>-0.07727</text:p>
              </table:table-cell>
              <table:table-cell office:value-type="float" office:value="0.910277">
                <text:p>0.9102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6181">
                <text:p>0.286181</text:p>
              </table:table-cell>
              <table:table-cell office:value-type="float" office:value="-0.0721981">
                <text:p>-0.0721981</text:p>
              </table:table-cell>
              <table:table-cell office:value-type="float" office:value="0.912162">
                <text:p>0.912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5662">
                <text:p>0.285662</text:p>
              </table:table-cell>
              <table:table-cell office:value-type="float" office:value="-0.0671185">
                <text:p>-0.0671185</text:p>
              </table:table-cell>
              <table:table-cell office:value-type="float" office:value="0.91404">
                <text:p>0.91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5069">
                <text:p>0.285069</text:p>
              </table:table-cell>
              <table:table-cell office:value-type="float" office:value="-0.0620332">
                <text:p>-0.0620332</text:p>
              </table:table-cell>
              <table:table-cell office:value-type="float" office:value="0.915908">
                <text:p>0.915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4402">
                <text:p>0.284402</text:p>
              </table:table-cell>
              <table:table-cell office:value-type="float" office:value="-0.0569446">
                <text:p>-0.0569446</text:p>
              </table:table-cell>
              <table:table-cell office:value-type="float" office:value="0.917767">
                <text:p>0.917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3661">
                <text:p>0.283661</text:p>
              </table:table-cell>
              <table:table-cell office:value-type="float" office:value="-0.0518547">
                <text:p>-0.0518547</text:p>
              </table:table-cell>
              <table:table-cell office:value-type="float" office:value="0.919615">
                <text:p>0.919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2847">
                <text:p>0.282847</text:p>
              </table:table-cell>
              <table:table-cell office:value-type="float" office:value="-0.0467657">
                <text:p>-0.0467657</text:p>
              </table:table-cell>
              <table:table-cell office:value-type="float" office:value="0.921451">
                <text:p>0.921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196">
                <text:p>0.28196</text:p>
              </table:table-cell>
              <table:table-cell office:value-type="float" office:value="-0.0416799">
                <text:p>-0.0416799</text:p>
              </table:table-cell>
              <table:table-cell office:value-type="float" office:value="0.923275">
                <text:p>0.923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1001">
                <text:p>0.281001</text:p>
              </table:table-cell>
              <table:table-cell office:value-type="float" office:value="-0.0365993">
                <text:p>-0.0365993</text:p>
              </table:table-cell>
              <table:table-cell office:value-type="float" office:value="0.925086">
                <text:p>0.925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79969">
                <text:p>0.279969</text:p>
              </table:table-cell>
              <table:table-cell office:value-type="float" office:value="-0.0315262">
                <text:p>-0.0315262</text:p>
              </table:table-cell>
              <table:table-cell office:value-type="float" office:value="0.926883">
                <text:p>0.926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78865">
                <text:p>0.278865</text:p>
              </table:table-cell>
              <table:table-cell office:value-type="float" office:value="-0.0264627">
                <text:p>-0.0264627</text:p>
              </table:table-cell>
              <table:table-cell office:value-type="float" office:value="0.928664">
                <text:p>0.928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77691">
                <text:p>0.277691</text:p>
              </table:table-cell>
              <table:table-cell office:value-type="float" office:value="-0.021411">
                <text:p>-0.021411</text:p>
              </table:table-cell>
              <table:table-cell office:value-type="float" office:value="0.93043">
                <text:p>0.93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76447">
                <text:p>0.276447</text:p>
              </table:table-cell>
              <table:table-cell office:value-type="float" office:value="-0.0163731">
                <text:p>-0.0163731</text:p>
              </table:table-cell>
              <table:table-cell office:value-type="float" office:value="0.932179">
                <text:p>0.932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75133">
                <text:p>0.275133</text:p>
              </table:table-cell>
              <table:table-cell office:value-type="float" office:value="-0.0113511">
                <text:p>-0.0113511</text:p>
              </table:table-cell>
              <table:table-cell office:value-type="float" office:value="0.933911">
                <text:p>0.9339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73751">
                <text:p>0.273751</text:p>
              </table:table-cell>
              <table:table-cell office:value-type="float" office:value="-0.00634706">
                <text:p>-0.00634706</text:p>
              </table:table-cell>
              <table:table-cell office:value-type="float" office:value="0.935624">
                <text:p>0.935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302">
                <text:p>0.272302</text:p>
              </table:table-cell>
              <table:table-cell office:value-type="float" office:value="-0.00136301">
                <text:p>-0.00136301</text:p>
              </table:table-cell>
              <table:table-cell office:value-type="float" office:value="0.937319">
                <text:p>0.937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70786">
                <text:p>0.270786</text:p>
              </table:table-cell>
              <table:table-cell office:value-type="float" office:value="0.0035991">
                <text:p>0.0035991</text:p>
              </table:table-cell>
              <table:table-cell office:value-type="float" office:value="0.938995">
                <text:p>0.938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7035">
                <text:p>0.27035</text:p>
              </table:table-cell>
              <table:table-cell office:value-type="float" office:value="0.00509006">
                <text:p>0.00509006</text:p>
              </table:table-cell>
              <table:table-cell office:value-type="float" office:value="0.939464">
                <text:p>0.939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70383">
                <text:p>0.270383</text:p>
              </table:table-cell>
              <table:table-cell office:value-type="float" office:value="0.00501518">
                <text:p>0.00501518</text:p>
              </table:table-cell>
              <table:table-cell office:value-type="float" office:value="0.939429">
                <text:p>0.939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7038">
                <text:p>0.27038</text:p>
              </table:table-cell>
              <table:table-cell office:value-type="float" office:value="0.00501904">
                <text:p>0.00501904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4">
                <text:p>0.00501884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70385">
                <text:p>0.270385</text:p>
              </table:table-cell>
              <table:table-cell office:value-type="float" office:value="0.00329186">
                <text:p>0.00329186</text:p>
              </table:table-cell>
              <table:table-cell office:value-type="float" office:value="0.939436">
                <text:p>0.9394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270338">
                <text:p>0.270338</text:p>
              </table:table-cell>
              <table:table-cell office:value-type="float" office:value="-0.00180157">
                <text:p>-0.00180157</text:p>
              </table:table-cell>
              <table:table-cell office:value-type="float" office:value="0.939443">
                <text:p>0.939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270237">
                <text:p>0.270237</text:p>
              </table:table-cell>
              <table:table-cell office:value-type="float" office:value="-0.00673041">
                <text:p>-0.00673041</text:p>
              </table:table-cell>
              <table:table-cell office:value-type="float" office:value="0.939433">
                <text:p>0.939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70074">
                <text:p>0.270074</text:p>
              </table:table-cell>
              <table:table-cell office:value-type="float" office:value="-0.0116635">
                <text:p>-0.0116635</text:p>
              </table:table-cell>
              <table:table-cell office:value-type="float" office:value="0.939413">
                <text:p>0.939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6985">
                <text:p>0.26985</text:p>
              </table:table-cell>
              <table:table-cell office:value-type="float" office:value="-0.0165909">
                <text:p>-0.0165909</text:p>
              </table:table-cell>
              <table:table-cell office:value-type="float" office:value="0.939383">
                <text:p>0.9393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69565">
                <text:p>0.269565</text:p>
              </table:table-cell>
              <table:table-cell office:value-type="float" office:value="-0.0215114">
                <text:p>-0.0215114</text:p>
              </table:table-cell>
              <table:table-cell office:value-type="float" office:value="0.939342">
                <text:p>0.9393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6922">
                <text:p>0.26922</text:p>
              </table:table-cell>
              <table:table-cell office:value-type="float" office:value="-0.026423">
                <text:p>-0.026423</text:p>
              </table:table-cell>
              <table:table-cell office:value-type="float" office:value="0.939291">
                <text:p>0.939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68813">
                <text:p>0.268813</text:p>
              </table:table-cell>
              <table:table-cell office:value-type="float" office:value="-0.0313241">
                <text:p>-0.0313241</text:p>
              </table:table-cell>
              <table:table-cell office:value-type="float" office:value="0.939229">
                <text:p>0.939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68347">
                <text:p>0.268347</text:p>
              </table:table-cell>
              <table:table-cell office:value-type="float" office:value="-0.0362128">
                <text:p>-0.0362128</text:p>
              </table:table-cell>
              <table:table-cell office:value-type="float" office:value="0.939157">
                <text:p>0.939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67822">
                <text:p>0.267822</text:p>
              </table:table-cell>
              <table:table-cell office:value-type="float" office:value="-0.0410876">
                <text:p>-0.0410876</text:p>
              </table:table-cell>
              <table:table-cell office:value-type="float" office:value="0.939074">
                <text:p>0.939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67237">
                <text:p>0.267237</text:p>
              </table:table-cell>
              <table:table-cell office:value-type="float" office:value="-0.0459467">
                <text:p>-0.0459467</text:p>
              </table:table-cell>
              <table:table-cell office:value-type="float" office:value="0.938982">
                <text:p>0.938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66594">
                <text:p>0.266594</text:p>
              </table:table-cell>
              <table:table-cell office:value-type="float" office:value="-0.0507885">
                <text:p>-0.0507885</text:p>
              </table:table-cell>
              <table:table-cell office:value-type="float" office:value="0.938879">
                <text:p>0.938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65893">
                <text:p>0.265893</text:p>
              </table:table-cell>
              <table:table-cell office:value-type="float" office:value="-0.0556112">
                <text:p>-0.0556112</text:p>
              </table:table-cell>
              <table:table-cell office:value-type="float" office:value="0.938766">
                <text:p>0.938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65135">
                <text:p>0.265135</text:p>
              </table:table-cell>
              <table:table-cell office:value-type="float" office:value="-0.0604134">
                <text:p>-0.0604134</text:p>
              </table:table-cell>
              <table:table-cell office:value-type="float" office:value="0.938644">
                <text:p>0.938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64321">
                <text:p>0.264321</text:p>
              </table:table-cell>
              <table:table-cell office:value-type="float" office:value="-0.0651935">
                <text:p>-0.0651935</text:p>
              </table:table-cell>
              <table:table-cell office:value-type="float" office:value="0.938511">
                <text:p>0.9385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63451">
                <text:p>0.263451</text:p>
              </table:table-cell>
              <table:table-cell office:value-type="float" office:value="-0.0699499">
                <text:p>-0.0699499</text:p>
              </table:table-cell>
              <table:table-cell office:value-type="float" office:value="0.938369">
                <text:p>0.938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62526">
                <text:p>0.262526</text:p>
              </table:table-cell>
              <table:table-cell office:value-type="float" office:value="-0.074681">
                <text:p>-0.074681</text:p>
              </table:table-cell>
              <table:table-cell office:value-type="float" office:value="0.938218">
                <text:p>0.9382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61547">
                <text:p>0.261547</text:p>
              </table:table-cell>
              <table:table-cell office:value-type="float" office:value="-0.0793856">
                <text:p>-0.0793856</text:p>
              </table:table-cell>
              <table:table-cell office:value-type="float" office:value="0.938057">
                <text:p>0.938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60515">
                <text:p>0.260515</text:p>
              </table:table-cell>
              <table:table-cell office:value-type="float" office:value="-0.0840622">
                <text:p>-0.0840622</text:p>
              </table:table-cell>
              <table:table-cell office:value-type="float" office:value="0.937887">
                <text:p>0.9378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59431">
                <text:p>0.259431</text:p>
              </table:table-cell>
              <table:table-cell office:value-type="float" office:value="-0.0887093">
                <text:p>-0.0887093</text:p>
              </table:table-cell>
              <table:table-cell office:value-type="float" office:value="0.937707">
                <text:p>0.937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58295">
                <text:p>0.258295</text:p>
              </table:table-cell>
              <table:table-cell office:value-type="float" office:value="-0.0933258">
                <text:p>-0.0933258</text:p>
              </table:table-cell>
              <table:table-cell office:value-type="float" office:value="0.937519">
                <text:p>0.937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5711">
                <text:p>0.25711</text:p>
              </table:table-cell>
              <table:table-cell office:value-type="float" office:value="-0.0979102">
                <text:p>-0.0979102</text:p>
              </table:table-cell>
              <table:table-cell office:value-type="float" office:value="0.937322">
                <text:p>0.937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55875">
                <text:p>0.255875</text:p>
              </table:table-cell>
              <table:table-cell office:value-type="float" office:value="-0.102461">
                <text:p>-0.102461</text:p>
              </table:table-cell>
              <table:table-cell office:value-type="float" office:value="0.937116">
                <text:p>0.937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54592">
                <text:p>0.254592</text:p>
              </table:table-cell>
              <table:table-cell office:value-type="float" office:value="-0.106978">
                <text:p>-0.106978</text:p>
              </table:table-cell>
              <table:table-cell office:value-type="float" office:value="0.936902">
                <text:p>0.936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53263">
                <text:p>0.253263</text:p>
              </table:table-cell>
              <table:table-cell office:value-type="float" office:value="-0.11146">
                <text:p>-0.11146</text:p>
              </table:table-cell>
              <table:table-cell office:value-type="float" office:value="0.93668">
                <text:p>0.93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51887">
                <text:p>0.251887</text:p>
              </table:table-cell>
              <table:table-cell office:value-type="float" office:value="-0.115904">
                <text:p>-0.115904</text:p>
              </table:table-cell>
              <table:table-cell office:value-type="float" office:value="0.936449">
                <text:p>0.93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250467">
                <text:p>0.250467</text:p>
              </table:table-cell>
              <table:table-cell office:value-type="float" office:value="-0.120311">
                <text:p>-0.120311</text:p>
              </table:table-cell>
              <table:table-cell office:value-type="float" office:value="0.936211">
                <text:p>0.936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249004">
                <text:p>0.249004</text:p>
              </table:table-cell>
              <table:table-cell office:value-type="float" office:value="-0.12468">
                <text:p>-0.12468</text:p>
              </table:table-cell>
              <table:table-cell office:value-type="float" office:value="0.935965">
                <text:p>0.935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47498">
                <text:p>0.247498</text:p>
              </table:table-cell>
              <table:table-cell office:value-type="float" office:value="-0.129009">
                <text:p>-0.129009</text:p>
              </table:table-cell>
              <table:table-cell office:value-type="float" office:value="0.935711">
                <text:p>0.935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245951">
                <text:p>0.245951</text:p>
              </table:table-cell>
              <table:table-cell office:value-type="float" office:value="-0.133298">
                <text:p>-0.133298</text:p>
              </table:table-cell>
              <table:table-cell office:value-type="float" office:value="0.93545">
                <text:p>0.93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244364">
                <text:p>0.244364</text:p>
              </table:table-cell>
              <table:table-cell office:value-type="float" office:value="-0.137545">
                <text:p>-0.137545</text:p>
              </table:table-cell>
              <table:table-cell office:value-type="float" office:value="0.935183">
                <text:p>0.9351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42739">
                <text:p>0.242739</text:p>
              </table:table-cell>
              <table:table-cell office:value-type="float" office:value="-0.141751">
                <text:p>-0.141751</text:p>
              </table:table-cell>
              <table:table-cell office:value-type="float" office:value="0.934908">
                <text:p>0.9349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41076">
                <text:p>0.241076</text:p>
              </table:table-cell>
              <table:table-cell office:value-type="float" office:value="-0.145914">
                <text:p>-0.145914</text:p>
              </table:table-cell>
              <table:table-cell office:value-type="float" office:value="0.934626">
                <text:p>0.934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3cm" svg:width="11.151cm" svg:height="6.167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8138">
                <text:p>-1.58138</text:p>
              </table:table-cell>
              <table:table-cell office:value-type="float" office:value="0.00164442">
                <text:p>0.00164442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9197">
                <text:p>-1.59197</text:p>
              </table:table-cell>
              <table:table-cell office:value-type="float" office:value="0.00329097">
                <text:p>0.00329097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60256">
                <text:p>-1.60256</text:p>
              </table:table-cell>
              <table:table-cell office:value-type="float" office:value="0.00493763">
                <text:p>0.00493763</text:p>
              </table:table-cell>
              <table:table-cell office:value-type="float" office:value="-1.56992">
                <text:p>-1.56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61314">
                <text:p>-1.61314</text:p>
              </table:table-cell>
              <table:table-cell office:value-type="float" office:value="0.00658409">
                <text:p>0.00658409</text:p>
              </table:table-cell>
              <table:table-cell office:value-type="float" office:value="-1.56989">
                <text:p>-1.56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62371">
                <text:p>-1.62371</text:p>
              </table:table-cell>
              <table:table-cell office:value-type="float" office:value="0.00823">
                <text:p>0.00823</text:p>
              </table:table-cell>
              <table:table-cell office:value-type="float" office:value="-1.56986">
                <text:p>-1.5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63427">
                <text:p>-1.63427</text:p>
              </table:table-cell>
              <table:table-cell office:value-type="float" office:value="0.00987502">
                <text:p>0.00987502</text:p>
              </table:table-cell>
              <table:table-cell office:value-type="float" office:value="-1.56983">
                <text:p>-1.5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64481">
                <text:p>-1.64481</text:p>
              </table:table-cell>
              <table:table-cell office:value-type="float" office:value="0.0115188">
                <text:p>0.0115188</text:p>
              </table:table-cell>
              <table:table-cell office:value-type="float" office:value="-1.5698">
                <text:p>-1.5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65533">
                <text:p>-1.65533</text:p>
              </table:table-cell>
              <table:table-cell office:value-type="float" office:value="0.013161">
                <text:p>0.013161</text:p>
              </table:table-cell>
              <table:table-cell office:value-type="float" office:value="-1.56976">
                <text:p>-1.56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6583">
                <text:p>-1.66583</text:p>
              </table:table-cell>
              <table:table-cell office:value-type="float" office:value="0.0148012">
                <text:p>0.0148012</text:p>
              </table:table-cell>
              <table:table-cell office:value-type="float" office:value="-1.56972">
                <text:p>-1.56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67631">
                <text:p>-1.67631</text:p>
              </table:table-cell>
              <table:table-cell office:value-type="float" office:value="0.0164392">
                <text:p>0.0164392</text:p>
              </table:table-cell>
              <table:table-cell office:value-type="float" office:value="-1.56967">
                <text:p>-1.56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68676">
                <text:p>-1.68676</text:p>
              </table:table-cell>
              <table:table-cell office:value-type="float" office:value="0.0180746">
                <text:p>0.0180746</text:p>
              </table:table-cell>
              <table:table-cell office:value-type="float" office:value="-1.56963">
                <text:p>-1.56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69719">
                <text:p>-1.69719</text:p>
              </table:table-cell>
              <table:table-cell office:value-type="float" office:value="0.019707">
                <text:p>0.019707</text:p>
              </table:table-cell>
              <table:table-cell office:value-type="float" office:value="-1.56958">
                <text:p>-1.56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70759">
                <text:p>-1.70759</text:p>
              </table:table-cell>
              <table:table-cell office:value-type="float" office:value="0.0213362">
                <text:p>0.0213362</text:p>
              </table:table-cell>
              <table:table-cell office:value-type="float" office:value="-1.56952">
                <text:p>-1.56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71795">
                <text:p>-1.71795</text:p>
              </table:table-cell>
              <table:table-cell office:value-type="float" office:value="0.0229618">
                <text:p>0.0229618</text:p>
              </table:table-cell>
              <table:table-cell office:value-type="float" office:value="-1.56947">
                <text:p>-1.56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72828">
                <text:p>-1.72828</text:p>
              </table:table-cell>
              <table:table-cell office:value-type="float" office:value="0.0245834">
                <text:p>0.0245834</text:p>
              </table:table-cell>
              <table:table-cell office:value-type="float" office:value="-1.56941">
                <text:p>-1.56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73857">
                <text:p>-1.73857</text:p>
              </table:table-cell>
              <table:table-cell office:value-type="float" office:value="0.0262009">
                <text:p>0.0262009</text:p>
              </table:table-cell>
              <table:table-cell office:value-type="float" office:value="-1.56935">
                <text:p>-1.56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74882">
                <text:p>-1.74882</text:p>
              </table:table-cell>
              <table:table-cell office:value-type="float" office:value="0.0278137">
                <text:p>0.0278137</text:p>
              </table:table-cell>
              <table:table-cell office:value-type="float" office:value="-1.56928">
                <text:p>-1.56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75903">
                <text:p>-1.75903</text:p>
              </table:table-cell>
              <table:table-cell office:value-type="float" office:value="0.0294218">
                <text:p>0.0294218</text:p>
              </table:table-cell>
              <table:table-cell office:value-type="float" office:value="-1.56922">
                <text:p>-1.56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76919">
                <text:p>-1.76919</text:p>
              </table:table-cell>
              <table:table-cell office:value-type="float" office:value="0.0310246">
                <text:p>0.0310246</text:p>
              </table:table-cell>
              <table:table-cell office:value-type="float" office:value="-1.56915">
                <text:p>-1.56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77931">
                <text:p>-1.77931</text:p>
              </table:table-cell>
              <table:table-cell office:value-type="float" office:value="0.032622">
                <text:p>0.032622</text:p>
              </table:table-cell>
              <table:table-cell office:value-type="float" office:value="-1.56908">
                <text:p>-1.56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78939">
                <text:p>-1.78939</text:p>
              </table:table-cell>
              <table:table-cell office:value-type="float" office:value="0.0342137">
                <text:p>0.0342137</text:p>
              </table:table-cell>
              <table:table-cell office:value-type="float" office:value="-1.56901">
                <text:p>-1.56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79941">
                <text:p>-1.79941</text:p>
              </table:table-cell>
              <table:table-cell office:value-type="float" office:value="0.0357994">
                <text:p>0.0357994</text:p>
              </table:table-cell>
              <table:table-cell office:value-type="float" office:value="-1.56893">
                <text:p>-1.56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80938">
                <text:p>-1.80938</text:p>
              </table:table-cell>
              <table:table-cell office:value-type="float" office:value="0.0373788">
                <text:p>0.0373788</text:p>
              </table:table-cell>
              <table:table-cell office:value-type="float" office:value="-1.56885">
                <text:p>-1.56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8193">
                <text:p>-1.8193</text:p>
              </table:table-cell>
              <table:table-cell office:value-type="float" office:value="0.0389516">
                <text:p>0.0389516</text:p>
              </table:table-cell>
              <table:table-cell office:value-type="float" office:value="-1.56877">
                <text:p>-1.56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82917">
                <text:p>-1.82917</text:p>
              </table:table-cell>
              <table:table-cell office:value-type="float" office:value="0.0405176">
                <text:p>0.0405176</text:p>
              </table:table-cell>
              <table:table-cell office:value-type="float" office:value="-1.56869">
                <text:p>-1.5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83897">
                <text:p>-1.83897</text:p>
              </table:table-cell>
              <table:table-cell office:value-type="float" office:value="0.0420766">
                <text:p>0.0420766</text:p>
              </table:table-cell>
              <table:table-cell office:value-type="float" office:value="-1.56861">
                <text:p>-1.56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84872">
                <text:p>-1.84872</text:p>
              </table:table-cell>
              <table:table-cell office:value-type="float" office:value="0.0436282">
                <text:p>0.0436282</text:p>
              </table:table-cell>
              <table:table-cell office:value-type="float" office:value="-1.56853">
                <text:p>-1.56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85842">
                <text:p>-1.85842</text:p>
              </table:table-cell>
              <table:table-cell office:value-type="float" office:value="0.0451724">
                <text:p>0.0451724</text:p>
              </table:table-cell>
              <table:table-cell office:value-type="float" office:value="-1.56844">
                <text:p>-1.56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86805">
                <text:p>-1.86805</text:p>
              </table:table-cell>
              <table:table-cell office:value-type="float" office:value="0.0467087">
                <text:p>0.0467087</text:p>
              </table:table-cell>
              <table:table-cell office:value-type="float" office:value="-1.56835">
                <text:p>-1.56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87761">
                <text:p>-1.87761</text:p>
              </table:table-cell>
              <table:table-cell office:value-type="float" office:value="0.0482371">
                <text:p>0.0482371</text:p>
              </table:table-cell>
              <table:table-cell office:value-type="float" office:value="-1.56826">
                <text:p>-1.56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88712">
                <text:p>-1.88712</text:p>
              </table:table-cell>
              <table:table-cell office:value-type="float" office:value="0.0497573">
                <text:p>0.0497573</text:p>
              </table:table-cell>
              <table:table-cell office:value-type="float" office:value="-1.56817">
                <text:p>-1.56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89656">
                <text:p>-1.89656</text:p>
              </table:table-cell>
              <table:table-cell office:value-type="float" office:value="0.0512691">
                <text:p>0.0512691</text:p>
              </table:table-cell>
              <table:table-cell office:value-type="float" office:value="-1.56808">
                <text:p>-1.56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90261">
                <text:p>-1.90261</text:p>
              </table:table-cell>
              <table:table-cell office:value-type="float" office:value="0.0522362">
                <text:p>0.0522362</text:p>
              </table:table-cell>
              <table:table-cell office:value-type="float" office:value="-1.56805">
                <text:p>-1.56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90221">
                <text:p>-1.90221</text:p>
              </table:table-cell>
              <table:table-cell office:value-type="float" office:value="0.0521703">
                <text:p>0.0521703</text:p>
              </table:table-cell>
              <table:table-cell office:value-type="float" office:value="-1.5681">
                <text:p>-1.56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9">
                <text:p>0.0521749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8919">
                <text:p>-1.8919</text:p>
              </table:table-cell>
              <table:table-cell office:value-type="float" office:value="0.0507247">
                <text:p>0.0507247</text:p>
              </table:table-cell>
              <table:table-cell office:value-type="float" office:value="-1.56306">
                <text:p>-1.563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88221">
                <text:p>-1.88221</text:p>
              </table:table-cell>
              <table:table-cell office:value-type="float" office:value="0.0493397">
                <text:p>0.0493397</text:p>
              </table:table-cell>
              <table:table-cell office:value-type="float" office:value="-1.55844">
                <text:p>-1.55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87244">
                <text:p>-1.87244</text:p>
              </table:table-cell>
              <table:table-cell office:value-type="float" office:value="0.04792">
                <text:p>0.04792</text:p>
              </table:table-cell>
              <table:table-cell office:value-type="float" office:value="-1.55376">
                <text:p>-1.55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86263">
                <text:p>-1.86263</text:p>
              </table:table-cell>
              <table:table-cell office:value-type="float" office:value="0.0464714">
                <text:p>0.0464714</text:p>
              </table:table-cell>
              <table:table-cell office:value-type="float" office:value="-1.54905">
                <text:p>-1.54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85278">
                <text:p>-1.85278</text:p>
              </table:table-cell>
              <table:table-cell office:value-type="float" office:value="0.0449935">
                <text:p>0.0449935</text:p>
              </table:table-cell>
              <table:table-cell office:value-type="float" office:value="-1.54432">
                <text:p>-1.54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84289">
                <text:p>-1.84289</text:p>
              </table:table-cell>
              <table:table-cell office:value-type="float" office:value="0.0434861">
                <text:p>0.0434861</text:p>
              </table:table-cell>
              <table:table-cell office:value-type="float" office:value="-1.53956">
                <text:p>-1.53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83297">
                <text:p>-1.83297</text:p>
              </table:table-cell>
              <table:table-cell office:value-type="float" office:value="0.0419493">
                <text:p>0.0419493</text:p>
              </table:table-cell>
              <table:table-cell office:value-type="float" office:value="-1.53479">
                <text:p>-1.53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82301">
                <text:p>-1.82301</text:p>
              </table:table-cell>
              <table:table-cell office:value-type="float" office:value="0.0403829">
                <text:p>0.0403829</text:p>
              </table:table-cell>
              <table:table-cell office:value-type="float" office:value="-1.52999">
                <text:p>-1.52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81302">
                <text:p>-1.81302</text:p>
              </table:table-cell>
              <table:table-cell office:value-type="float" office:value="0.038787">
                <text:p>0.038787</text:p>
              </table:table-cell>
              <table:table-cell office:value-type="float" office:value="-1.52518">
                <text:p>-1.525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80301">
                <text:p>-1.80301</text:p>
              </table:table-cell>
              <table:table-cell office:value-type="float" office:value="0.0371615">
                <text:p>0.0371615</text:p>
              </table:table-cell>
              <table:table-cell office:value-type="float" office:value="-1.52035">
                <text:p>-1.52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79296">
                <text:p>-1.79296</text:p>
              </table:table-cell>
              <table:table-cell office:value-type="float" office:value="0.0355066">
                <text:p>0.0355066</text:p>
              </table:table-cell>
              <table:table-cell office:value-type="float" office:value="-1.51551">
                <text:p>-1.51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7829">
                <text:p>-1.7829</text:p>
              </table:table-cell>
              <table:table-cell office:value-type="float" office:value="0.0338222">
                <text:p>0.0338222</text:p>
              </table:table-cell>
              <table:table-cell office:value-type="float" office:value="-1.51065">
                <text:p>-1.51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77281">
                <text:p>-1.77281</text:p>
              </table:table-cell>
              <table:table-cell office:value-type="float" office:value="0.0321085">
                <text:p>0.0321085</text:p>
              </table:table-cell>
              <table:table-cell office:value-type="float" office:value="-1.50579">
                <text:p>-1.50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7627">
                <text:p>-1.7627</text:p>
              </table:table-cell>
              <table:table-cell office:value-type="float" office:value="0.0303657">
                <text:p>0.0303657</text:p>
              </table:table-cell>
              <table:table-cell office:value-type="float" office:value="-1.50091">
                <text:p>-1.50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75258">
                <text:p>-1.75258</text:p>
              </table:table-cell>
              <table:table-cell office:value-type="float" office:value="0.0285939">
                <text:p>0.0285939</text:p>
              </table:table-cell>
              <table:table-cell office:value-type="float" office:value="-1.49603">
                <text:p>-1.49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74245">
                <text:p>-1.74245</text:p>
              </table:table-cell>
              <table:table-cell office:value-type="float" office:value="0.0267934">
                <text:p>0.0267934</text:p>
              </table:table-cell>
              <table:table-cell office:value-type="float" office:value="-1.49115">
                <text:p>-1.49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7323">
                <text:p>-1.7323</text:p>
              </table:table-cell>
              <table:table-cell office:value-type="float" office:value="0.0249643">
                <text:p>0.0249643</text:p>
              </table:table-cell>
              <table:table-cell office:value-type="float" office:value="-1.48626">
                <text:p>-1.48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72215">
                <text:p>-1.72215</text:p>
              </table:table-cell>
              <table:table-cell office:value-type="float" office:value="0.0231069">
                <text:p>0.0231069</text:p>
              </table:table-cell>
              <table:table-cell office:value-type="float" office:value="-1.48137">
                <text:p>-1.48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71199">
                <text:p>-1.71199</text:p>
              </table:table-cell>
              <table:table-cell office:value-type="float" office:value="0.0212217">
                <text:p>0.0212217</text:p>
              </table:table-cell>
              <table:table-cell office:value-type="float" office:value="-1.47648">
                <text:p>-1.476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70183">
                <text:p>-1.70183</text:p>
              </table:table-cell>
              <table:table-cell office:value-type="float" office:value="0.0193089">
                <text:p>0.0193089</text:p>
              </table:table-cell>
              <table:table-cell office:value-type="float" office:value="-1.47159">
                <text:p>-1.47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69167">
                <text:p>-1.69167</text:p>
              </table:table-cell>
              <table:table-cell office:value-type="float" office:value="0.0173688">
                <text:p>0.0173688</text:p>
              </table:table-cell>
              <table:table-cell office:value-type="float" office:value="-1.46671">
                <text:p>-1.46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68151">
                <text:p>-1.68151</text:p>
              </table:table-cell>
              <table:table-cell office:value-type="float" office:value="0.015402">
                <text:p>0.015402</text:p>
              </table:table-cell>
              <table:table-cell office:value-type="float" office:value="-1.46184">
                <text:p>-1.46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67136">
                <text:p>-1.67136</text:p>
              </table:table-cell>
              <table:table-cell office:value-type="float" office:value="0.0134089">
                <text:p>0.0134089</text:p>
              </table:table-cell>
              <table:table-cell office:value-type="float" office:value="-1.45697">
                <text:p>-1.45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66121">
                <text:p>-1.66121</text:p>
              </table:table-cell>
              <table:table-cell office:value-type="float" office:value="0.0113898">
                <text:p>0.0113898</text:p>
              </table:table-cell>
              <table:table-cell office:value-type="float" office:value="-1.45212">
                <text:p>-1.45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65108">
                <text:p>-1.65108</text:p>
              </table:table-cell>
              <table:table-cell office:value-type="float" office:value="0.00934548">
                <text:p>0.00934548</text:p>
              </table:table-cell>
              <table:table-cell office:value-type="float" office:value="-1.44728">
                <text:p>-1.44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64096">
                <text:p>-1.64096</text:p>
              </table:table-cell>
              <table:table-cell office:value-type="float" office:value="0.00727631">
                <text:p>0.00727631</text:p>
              </table:table-cell>
              <table:table-cell office:value-type="float" office:value="-1.44245">
                <text:p>-1.44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63086">
                <text:p>-1.63086</text:p>
              </table:table-cell>
              <table:table-cell office:value-type="float" office:value="0.00518289">
                <text:p>0.00518289</text:p>
              </table:table-cell>
              <table:table-cell office:value-type="float" office:value="-1.43764">
                <text:p>-1.437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62077">
                <text:p>-1.62077</text:p>
              </table:table-cell>
              <table:table-cell office:value-type="float" office:value="0.00306583">
                <text:p>0.00306583</text:p>
              </table:table-cell>
              <table:table-cell office:value-type="float" office:value="-1.43285">
                <text:p>-1.43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61071">
                <text:p>-1.61071</text:p>
              </table:table-cell>
              <table:table-cell office:value-type="float" office:value="0.000925746">
                <text:p>0.000925746</text:p>
              </table:table-cell>
              <table:table-cell office:value-type="float" office:value="-1.42808">
                <text:p>-1.4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60067">
                <text:p>-1.60067</text:p>
              </table:table-cell>
              <table:table-cell office:value-type="float" office:value="-0.00123671">
                <text:p>-0.00123671</text:p>
              </table:table-cell>
              <table:table-cell office:value-type="float" office:value="-1.42333">
                <text:p>-1.42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59066">
                <text:p>-1.59066</text:p>
              </table:table-cell>
              <table:table-cell office:value-type="float" office:value="-0.00342085">
                <text:p>-0.00342085</text:p>
              </table:table-cell>
              <table:table-cell office:value-type="float" office:value="-1.4186">
                <text:p>-1.4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58068">
                <text:p>-1.58068</text:p>
              </table:table-cell>
              <table:table-cell office:value-type="float" office:value="-0.005626">
                <text:p>-0.005626</text:p>
              </table:table-cell>
              <table:table-cell office:value-type="float" office:value="-1.41391">
                <text:p>-1.41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57073">
                <text:p>-1.57073</text:p>
              </table:table-cell>
              <table:table-cell office:value-type="float" office:value="-0.00785142">
                <text:p>-0.00785142</text:p>
              </table:table-cell>
              <table:table-cell office:value-type="float" office:value="-1.40923">
                <text:p>-1.40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56773">
                <text:p>-1.56773</text:p>
              </table:table-cell>
              <table:table-cell office:value-type="float" office:value="-0.00852332">
                <text:p>-0.00852332</text:p>
              </table:table-cell>
              <table:table-cell office:value-type="float" office:value="-1.40792">
                <text:p>-1.4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56788">
                <text:p>-1.56788</text:p>
              </table:table-cell>
              <table:table-cell office:value-type="float" office:value="-0.00848935">
                <text:p>-0.00848935</text:p>
              </table:table-cell>
              <table:table-cell office:value-type="float" office:value="-1.40802">
                <text:p>-1.408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12">
                <text:p>-0.0084911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2">
                <text:p>-0.0084910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57136">
                <text:p>-1.57136</text:p>
              </table:table-cell>
              <table:table-cell office:value-type="float" office:value="-0.00772193">
                <text:p>-0.0077219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58163">
                <text:p>-1.58163</text:p>
              </table:table-cell>
              <table:table-cell office:value-type="float" office:value="-0.00545278">
                <text:p>-0.00545278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59157">
                <text:p>-1.59157</text:p>
              </table:table-cell>
              <table:table-cell office:value-type="float" office:value="-0.00325584">
                <text:p>-0.00325584</text:p>
              </table:table-cell>
              <table:table-cell office:value-type="float" office:value="-1.40804">
                <text:p>-1.40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60153">
                <text:p>-1.60153</text:p>
              </table:table-cell>
              <table:table-cell office:value-type="float" office:value="-0.00105568">
                <text:p>-0.00105568</text:p>
              </table:table-cell>
              <table:table-cell office:value-type="float" office:value="-1.40809">
                <text:p>-1.408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61148">
                <text:p>-1.61148</text:p>
              </table:table-cell>
              <table:table-cell office:value-type="float" office:value="0.00114357">
                <text:p>0.00114357</text:p>
              </table:table-cell>
              <table:table-cell office:value-type="float" office:value="-1.40815">
                <text:p>-1.40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62141">
                <text:p>-1.62141</text:p>
              </table:table-cell>
              <table:table-cell office:value-type="float" office:value="0.00334155">
                <text:p>0.00334155</text:p>
              </table:table-cell>
              <table:table-cell office:value-type="float" office:value="-1.40822">
                <text:p>-1.408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63134">
                <text:p>-1.63134</text:p>
              </table:table-cell>
              <table:table-cell office:value-type="float" office:value="0.00553773">
                <text:p>0.00553773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64126">
                <text:p>-1.64126</text:p>
              </table:table-cell>
              <table:table-cell office:value-type="float" office:value="0.00773158">
                <text:p>0.00773158</text:p>
              </table:table-cell>
              <table:table-cell office:value-type="float" office:value="-1.40842">
                <text:p>-1.40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65116">
                <text:p>-1.65116</text:p>
              </table:table-cell>
              <table:table-cell office:value-type="float" office:value="0.00992257">
                <text:p>0.00992257</text:p>
              </table:table-cell>
              <table:table-cell office:value-type="float" office:value="-1.40854">
                <text:p>-1.40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66104">
                <text:p>-1.66104</text:p>
              </table:table-cell>
              <table:table-cell office:value-type="float" office:value="0.0121102">
                <text:p>0.0121102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6709">
                <text:p>-1.6709</text:p>
              </table:table-cell>
              <table:table-cell office:value-type="float" office:value="0.0142939">
                <text:p>0.0142939</text:p>
              </table:table-cell>
              <table:table-cell office:value-type="float" office:value="-1.40883">
                <text:p>-1.40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68074">
                <text:p>-1.68074</text:p>
              </table:table-cell>
              <table:table-cell office:value-type="float" office:value="0.0164733">
                <text:p>0.0164733</text:p>
              </table:table-cell>
              <table:table-cell office:value-type="float" office:value="-1.409">
                <text:p>-1.4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69056">
                <text:p>-1.69056</text:p>
              </table:table-cell>
              <table:table-cell office:value-type="float" office:value="0.0186478">
                <text:p>0.0186478</text:p>
              </table:table-cell>
              <table:table-cell office:value-type="float" office:value="-1.40918">
                <text:p>-1.40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70036">
                <text:p>-1.70036</text:p>
              </table:table-cell>
              <table:table-cell office:value-type="float" office:value="0.0208168">
                <text:p>0.0208168</text:p>
              </table:table-cell>
              <table:table-cell office:value-type="float" office:value="-1.40937">
                <text:p>-1.409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71012">
                <text:p>-1.71012</text:p>
              </table:table-cell>
              <table:table-cell office:value-type="float" office:value="0.02298">
                <text:p>0.02298</text:p>
              </table:table-cell>
              <table:table-cell office:value-type="float" office:value="-1.40958">
                <text:p>-1.40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71986">
                <text:p>-1.71986</text:p>
              </table:table-cell>
              <table:table-cell office:value-type="float" office:value="0.0251369">
                <text:p>0.0251369</text:p>
              </table:table-cell>
              <table:table-cell office:value-type="float" office:value="-1.4098">
                <text:p>-1.4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72956">
                <text:p>-1.72956</text:p>
              </table:table-cell>
              <table:table-cell office:value-type="float" office:value="0.027287">
                <text:p>0.027287</text:p>
              </table:table-cell>
              <table:table-cell office:value-type="float" office:value="-1.41004">
                <text:p>-1.410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73924">
                <text:p>-1.73924</text:p>
              </table:table-cell>
              <table:table-cell office:value-type="float" office:value="0.0294297">
                <text:p>0.0294297</text:p>
              </table:table-cell>
              <table:table-cell office:value-type="float" office:value="-1.41029">
                <text:p>-1.410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74887">
                <text:p>-1.74887</text:p>
              </table:table-cell>
              <table:table-cell office:value-type="float" office:value="0.0315648">
                <text:p>0.0315648</text:p>
              </table:table-cell>
              <table:table-cell office:value-type="float" office:value="-1.41055">
                <text:p>-1.41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.75848">
                <text:p>-1.75848</text:p>
              </table:table-cell>
              <table:table-cell office:value-type="float" office:value="0.0336917">
                <text:p>0.0336917</text:p>
              </table:table-cell>
              <table:table-cell office:value-type="float" office:value="-1.41083">
                <text:p>-1.410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.76804">
                <text:p>-1.76804</text:p>
              </table:table-cell>
              <table:table-cell office:value-type="float" office:value="0.03581">
                <text:p>0.03581</text:p>
              </table:table-cell>
              <table:table-cell office:value-type="float" office:value="-1.41112">
                <text:p>-1.41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.77756">
                <text:p>-1.77756</text:p>
              </table:table-cell>
              <table:table-cell office:value-type="float" office:value="0.0379193">
                <text:p>0.0379193</text:p>
              </table:table-cell>
              <table:table-cell office:value-type="float" office:value="-1.41142">
                <text:p>-1.411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.78704">
                <text:p>-1.78704</text:p>
              </table:table-cell>
              <table:table-cell office:value-type="float" office:value="0.0400192">
                <text:p>0.0400192</text:p>
              </table:table-cell>
              <table:table-cell office:value-type="float" office:value="-1.41173">
                <text:p>-1.41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.79648">
                <text:p>-1.79648</text:p>
              </table:table-cell>
              <table:table-cell office:value-type="float" office:value="0.0421093">
                <text:p>0.0421093</text:p>
              </table:table-cell>
              <table:table-cell office:value-type="float" office:value="-1.41206">
                <text:p>-1.41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80587">
                <text:p>-1.80587</text:p>
              </table:table-cell>
              <table:table-cell office:value-type="float" office:value="0.0441892">
                <text:p>0.0441892</text:p>
              </table:table-cell>
              <table:table-cell office:value-type="float" office:value="-1.4124">
                <text:p>-1.4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.81522">
                <text:p>-1.81522</text:p>
              </table:table-cell>
              <table:table-cell office:value-type="float" office:value="0.0462585">
                <text:p>0.0462585</text:p>
              </table:table-cell>
              <table:table-cell office:value-type="float" office:value="-1.41274">
                <text:p>-1.412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.82452">
                <text:p>-1.82452</text:p>
              </table:table-cell>
              <table:table-cell office:value-type="float" office:value="0.048317">
                <text:p>0.048317</text:p>
              </table:table-cell>
              <table:table-cell office:value-type="float" office:value="-1.4131">
                <text:p>-1.4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.83377">
                <text:p>-1.83377</text:p>
              </table:table-cell>
              <table:table-cell office:value-type="float" office:value="0.0503642">
                <text:p>0.0503642</text:p>
              </table:table-cell>
              <table:table-cell office:value-type="float" office:value="-1.41347">
                <text:p>-1.41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.84297">
                <text:p>-1.84297</text:p>
              </table:table-cell>
              <table:table-cell office:value-type="float" office:value="0.0523998">
                <text:p>0.0523998</text:p>
              </table:table-cell>
              <table:table-cell office:value-type="float" office:value="-1.41386">
                <text:p>-1.41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85212">
                <text:p>-1.85212</text:p>
              </table:table-cell>
              <table:table-cell office:value-type="float" office:value="0.0544236">
                <text:p>0.0544236</text:p>
              </table:table-cell>
              <table:table-cell office:value-type="float" office:value="-1.41425">
                <text:p>-1.414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86121">
                <text:p>-1.86121</text:p>
              </table:table-cell>
              <table:table-cell office:value-type="float" office:value="0.0564351">
                <text:p>0.0564351</text:p>
              </table:table-cell>
              <table:table-cell office:value-type="float" office:value="-1.41465">
                <text:p>-1.414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.87025">
                <text:p>-1.87025</text:p>
              </table:table-cell>
              <table:table-cell office:value-type="float" office:value="0.0584342">
                <text:p>0.0584342</text:p>
              </table:table-cell>
              <table:table-cell office:value-type="float" office:value="-1.41506">
                <text:p>-1.41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.87924">
                <text:p>-1.87924</text:p>
              </table:table-cell>
              <table:table-cell office:value-type="float" office:value="0.0604205">
                <text:p>0.0604205</text:p>
              </table:table-cell>
              <table:table-cell office:value-type="float" office:value="-1.41548">
                <text:p>-1.415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